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8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tailed_20_Poi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tailed Point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oted For</text:p>
          </table:table-cell>
          <table:table-cell table:style-name="ce3" office:value-type="string" calcext:value-type="string">
            <text:p>Juror A</text:p>
          </table:table-cell>
          <table:table-cell table:style-name="ce3" office:value-type="string" calcext:value-type="string">
            <text:p>Juror B</text:p>
          </table:table-cell>
          <table:table-cell table:style-name="ce3" office:value-type="string" calcext:value-type="string">
            <text:p>Juror C</text:p>
          </table:table-cell>
          <table:table-cell table:style-name="ce3" office:value-type="string" calcext:value-type="string">
            <text:p>Juror D</text:p>
          </table:table-cell>
          <table:table-cell table:style-name="ce3" office:value-type="string" calcext:value-type="string">
            <text:p>Juror E</text:p>
          </table:table-cell>
          <table:table-cell table:style-name="ce1" office:value-type="string" calcext:value-type="string">
            <text:p>Jury</text:p>
          </table:table-cell>
          <table:table-cell table:style-name="ce1" office:value-type="string" calcext:value-type="string">
            <text:p>Televoting</text:p>
          </table:table-cell>
          <table:table-cell table:style-name="ce3" office:value-type="string" calcext:value-type="string">
            <text:p>Jury points</text:p>
          </table:table-cell>
          <table:table-cell table:style-name="ce3" office:value-type="string" calcext:value-type="string">
            <text:p>Televoting points</text:p>
          </table:table-cell>
          <table:table-cell table:style-name="ce3" office:value-type="string" calcext:value-type="string">
            <text:p>Jury rank</text:p>
          </table:table-cell>
          <table:table-cell table:style-name="ce3" office:value-type="string" calcext:value-type="string">
            <text:p>Televoting rank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]);&quot;/grand-final/results/&quot;);LOWER([.B2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,&quot;&quot;\d+ points?&quot;&quot;),REGEXEXTRACT(J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,&quot;&quot;\d+ points?&quot;&quot;),REGEXEXTRACT(K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3]);&quot;/grand-final/results/&quot;);LOWER([.B3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,&quot;&quot;\d+ points?&quot;&quot;),REGEXEXTRACT(J3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,&quot;&quot;\d+ points?&quot;&quot;),REGEXEXTRACT(K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4]);&quot;/grand-final/results/&quot;);LOWER([.B4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,&quot;&quot;\d+ points?&quot;&quot;),REGEXEXTRACT(J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,&quot;&quot;\d+ points?&quot;&quot;),REGEXEXTRACT(K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5]);&quot;/grand-final/results/&quot;);LOWER([.B5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,&quot;&quot;\d+ points?&quot;&quot;),REGEXEXTRACT(J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,&quot;&quot;\d+ points?&quot;&quot;),REGEXEXTRACT(K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6]);&quot;/grand-final/results/&quot;);LOWER([.B6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,&quot;&quot;\d+ points?&quot;&quot;),REGEXEXTRACT(J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,&quot;&quot;\d+ points?&quot;&quot;),REGEXEXTRACT(K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7]);&quot;/grand-final/results/&quot;);LOWER([.B7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7,&quot;&quot;\d+ points?&quot;&quot;),REGEXEXTRACT(J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,&quot;&quot;\d+ points?&quot;&quot;),REGEXEXTRACT(K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8]);&quot;/grand-final/results/&quot;);LOWER([.B8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,&quot;&quot;\d+ points?&quot;&quot;),REGEXEXTRACT(J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,&quot;&quot;\d+ points?&quot;&quot;),REGEXEXTRACT(K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9]);&quot;/grand-final/results/&quot;);LOWER([.B9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9,&quot;&quot;\d+ points?&quot;&quot;),REGEXEXTRACT(J9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9,&quot;&quot;\d+ points?&quot;&quot;),REGEXEXTRACT(K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0]);&quot;/grand-final/results/&quot;);LOWER([.B10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0,&quot;&quot;\d+ points?&quot;&quot;),REGEXEXTRACT(J10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0,&quot;&quot;\d+ points?&quot;&quot;),REGEXEXTRACT(K1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0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1]);&quot;/grand-final/results/&quot;);LOWER([.B11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1,&quot;&quot;\d+ points?&quot;&quot;),REGEXEXTRACT(J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,&quot;&quot;\d+ points?&quot;&quot;),REGEXEXTRACT(K11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1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2]);&quot;/grand-final/results/&quot;);LOWER([.B12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2,&quot;&quot;\d+ points?&quot;&quot;),REGEXEXTRACT(J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,&quot;&quot;\d+ points?&quot;&quot;),REGEXEXTRACT(K1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3]);&quot;/grand-final/results/&quot;);LOWER([.B13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3,&quot;&quot;\d+ points?&quot;&quot;),REGEXEXTRACT(J1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3,&quot;&quot;\d+ points?&quot;&quot;),REGEXEXTRACT(K1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4]);&quot;/grand-final/results/&quot;);LOWER([.B14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4,&quot;&quot;\d+ points?&quot;&quot;),REGEXEXTRACT(J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,&quot;&quot;\d+ points?&quot;&quot;),REGEXEXTRACT(K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5]);&quot;/grand-final/results/&quot;);LOWER([.B15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5,&quot;&quot;\d+ points?&quot;&quot;),REGEXEXTRACT(J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,&quot;&quot;\d+ points?&quot;&quot;),REGEXEXTRACT(K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6]);&quot;/grand-final/results/&quot;);LOWER([.B16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6,&quot;&quot;\d+ points?&quot;&quot;),REGEXEXTRACT(J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,&quot;&quot;\d+ points?&quot;&quot;),REGEXEXTRACT(K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1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7]);&quot;/grand-final/results/&quot;);LOWER([.B17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7,&quot;&quot;\d+ points?&quot;&quot;),REGEXEXTRACT(J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,&quot;&quot;\d+ points?&quot;&quot;),REGEXEXTRACT(K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8]);&quot;/grand-final/results/&quot;);LOWER([.B18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8,&quot;&quot;\d+ points?&quot;&quot;),REGEXEXTRACT(J1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8,&quot;&quot;\d+ points?&quot;&quot;),REGEXEXTRACT(K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8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9]);&quot;/grand-final/results/&quot;);LOWER([.B19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9,&quot;&quot;\d+ points?&quot;&quot;),REGEXEXTRACT(J1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9,&quot;&quot;\d+ points?&quot;&quot;),REGEXEXTRACT(K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0]);&quot;/grand-final/results/&quot;);LOWER([.B20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0,&quot;&quot;\d+ points?&quot;&quot;),REGEXEXTRACT(J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,&quot;&quot;\d+ points?&quot;&quot;),REGEXEXTRACT(K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0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1]);&quot;/grand-final/results/&quot;);LOWER([.B21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1,&quot;&quot;\d+ points?&quot;&quot;),REGEXEXTRACT(J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,&quot;&quot;\d+ points?&quot;&quot;),REGEXEXTRACT(K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2]);&quot;/grand-final/results/&quot;);LOWER([.B22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2,&quot;&quot;\d+ points?&quot;&quot;),REGEXEXTRACT(J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,&quot;&quot;\d+ points?&quot;&quot;),REGEXEXTRACT(K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3]);&quot;/grand-final/results/&quot;);LOWER([.B23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3,&quot;&quot;\d+ points?&quot;&quot;),REGEXEXTRACT(J2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3,&quot;&quot;\d+ points?&quot;&quot;),REGEXEXTRACT(K2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4]);&quot;/grand-final/results/&quot;);LOWER([.B24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4,&quot;&quot;\d+ points?&quot;&quot;),REGEXEXTRACT(J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,&quot;&quot;\d+ points?&quot;&quot;),REGEXEXTRACT(K2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5]);&quot;/grand-final/results/&quot;);LOWER([.B25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5,&quot;&quot;\d+ points?&quot;&quot;),REGEXEXTRACT(J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,&quot;&quot;\d+ points?&quot;&quot;),REGEXEXTRACT(K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6]);&quot;/grand-final/results/&quot;);LOWER([.B26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6,&quot;&quot;\d+ points?&quot;&quot;),REGEXEXTRACT(J26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6,&quot;&quot;\d+ points?&quot;&quot;),REGEXEXTRACT(K26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6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6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7]);&quot;/grand-final/results/&quot;);LOWER([.B27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7,&quot;&quot;\d+ points?&quot;&quot;),REGEXEXTRACT(J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,&quot;&quot;\d+ points?&quot;&quot;),REGEXEXTRACT(K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2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8]);&quot;/grand-final/results/&quot;);LOWER([.B28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8,&quot;&quot;\d+ points?&quot;&quot;),REGEXEXTRACT(J2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8,&quot;&quot;\d+ points?&quot;&quot;),REGEXEXTRACT(K28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8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9]);&quot;/grand-final/results/&quot;);LOWER([.B29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9,&quot;&quot;\d+ points?&quot;&quot;),REGEXEXTRACT(J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,&quot;&quot;\d+ points?&quot;&quot;),REGEXEXTRACT(K29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9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0]);&quot;/grand-final/results/&quot;);LOWER([.B30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0,&quot;&quot;\d+ points?&quot;&quot;),REGEXEXTRACT(J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,&quot;&quot;\d+ points?&quot;&quot;),REGEXEXTRACT(K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1]);&quot;/grand-final/results/&quot;);LOWER([.B31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1,&quot;&quot;\d+ points?&quot;&quot;),REGEXEXTRACT(J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,&quot;&quot;\d+ points?&quot;&quot;),REGEXEXTRACT(K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2]);&quot;/grand-final/results/&quot;);LOWER([.B32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2,&quot;&quot;\d+ points?&quot;&quot;),REGEXEXTRACT(J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,&quot;&quot;\d+ points?&quot;&quot;),REGEXEXTRACT(K3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3]);&quot;/grand-final/results/&quot;);LOWER([.B33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3,&quot;&quot;\d+ points?&quot;&quot;),REGEXEXTRACT(J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,&quot;&quot;\d+ points?&quot;&quot;),REGEXEXTRACT(K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4]);&quot;/grand-final/results/&quot;);LOWER([.B34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34,&quot;&quot;\d+ points?&quot;&quot;),REGEXEXTRACT(J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,&quot;&quot;\d+ points?&quot;&quot;),REGEXEXTRACT(K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5]);&quot;/grand-final/results/&quot;);LOWER([.B35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5,&quot;&quot;\d+ points?&quot;&quot;),REGEXEXTRACT(J35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5,&quot;&quot;\d+ points?&quot;&quot;),REGEXEXTRACT(K35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5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5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6]);&quot;/grand-final/results/&quot;);LOWER([.B36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6,&quot;&quot;\d+ points?&quot;&quot;),REGEXEXTRACT(J3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,&quot;&quot;\d+ points?&quot;&quot;),REGEXEXTRACT(K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6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7]);&quot;/grand-final/results/&quot;);LOWER([.B37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7,&quot;&quot;\d+ points?&quot;&quot;),REGEXEXTRACT(J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,&quot;&quot;\d+ points?&quot;&quot;),REGEXEXTRACT(K3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7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8]);&quot;/grand-final/results/&quot;);LOWER([.B38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8,&quot;&quot;\d+ points?&quot;&quot;),REGEXEXTRACT(J3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8,&quot;&quot;\d+ points?&quot;&quot;),REGEXEXTRACT(K3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9]);&quot;/grand-final/results/&quot;);LOWER([.B39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9,&quot;&quot;\d+ points?&quot;&quot;),REGEXEXTRACT(J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,&quot;&quot;\d+ points?&quot;&quot;),REGEXEXTRACT(K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0]);&quot;/grand-final/results/&quot;);LOWER([.B40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0,&quot;&quot;\d+ points?&quot;&quot;),REGEXEXTRACT(J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,&quot;&quot;\d+ points?&quot;&quot;),REGEXEXTRACT(K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1]);&quot;/grand-final/results/&quot;);LOWER([.B41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1,&quot;&quot;\d+ points?&quot;&quot;),REGEXEXTRACT(J41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1,&quot;&quot;\d+ points?&quot;&quot;),REGEXEXTRACT(K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2]);&quot;/grand-final/results/&quot;);LOWER([.B42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2,&quot;&quot;\d+ points?&quot;&quot;),REGEXEXTRACT(J4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2,&quot;&quot;\d+ points?&quot;&quot;),REGEXEXTRACT(K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3]);&quot;/grand-final/results/&quot;);LOWER([.B43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3,&quot;&quot;\d+ points?&quot;&quot;),REGEXEXTRACT(J4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3,&quot;&quot;\d+ points?&quot;&quot;),REGEXEXTRACT(K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4]);&quot;/grand-final/results/&quot;);LOWER([.B44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4,&quot;&quot;\d+ points?&quot;&quot;),REGEXEXTRACT(J4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4,&quot;&quot;\d+ points?&quot;&quot;),REGEXEXTRACT(K44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4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5]);&quot;/grand-final/results/&quot;);LOWER([.B45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5,&quot;&quot;\d+ points?&quot;&quot;),REGEXEXTRACT(J4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5,&quot;&quot;\d+ points?&quot;&quot;),REGEXEXTRACT(K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6]);&quot;/grand-final/results/&quot;);LOWER([.B46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6,&quot;&quot;\d+ points?&quot;&quot;),REGEXEXTRACT(J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,&quot;&quot;\d+ points?&quot;&quot;),REGEXEXTRACT(K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7]);&quot;/grand-final/results/&quot;);LOWER([.B47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7,&quot;&quot;\d+ points?&quot;&quot;),REGEXEXTRACT(J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,&quot;&quot;\d+ points?&quot;&quot;),REGEXEXTRACT(K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8]);&quot;/grand-final/results/&quot;);LOWER([.B48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8,&quot;&quot;\d+ points?&quot;&quot;),REGEXEXTRACT(J4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8,&quot;&quot;\d+ points?&quot;&quot;),REGEXEXTRACT(K48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8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9]);&quot;/grand-final/results/&quot;);LOWER([.B49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9,&quot;&quot;\d+ points?&quot;&quot;),REGEXEXTRACT(J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,&quot;&quot;\d+ points?&quot;&quot;),REGEXEXTRACT(K4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50]);&quot;/grand-final/results/&quot;);LOWER([.B50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50,&quot;&quot;\d+ points?&quot;&quot;),REGEXEXTRACT(J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,&quot;&quot;\d+ points?&quot;&quot;),REGEXEXTRACT(K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1]);&quot;/grand-final/results/&quot;);LOWER([.B51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1,&quot;&quot;\d+ points?&quot;&quot;),REGEXEXTRACT(J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,&quot;&quot;\d+ points?&quot;&quot;),REGEXEXTRACT(K51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1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2]);&quot;/grand-final/results/&quot;);LOWER([.B52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2,&quot;&quot;\d+ points?&quot;&quot;),REGEXEXTRACT(J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,&quot;&quot;\d+ points?&quot;&quot;),REGEXEXTRACT(K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3]);&quot;/grand-final/results/&quot;);LOWER([.B53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3,&quot;&quot;\d+ points?&quot;&quot;),REGEXEXTRACT(J5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3,&quot;&quot;\d+ points?&quot;&quot;),REGEXEXTRACT(K5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4]);&quot;/grand-final/results/&quot;);LOWER([.B54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4,&quot;&quot;\d+ points?&quot;&quot;),REGEXEXTRACT(J5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4,&quot;&quot;\d+ points?&quot;&quot;),REGEXEXTRACT(K54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4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5]);&quot;/grand-final/results/&quot;);LOWER([.B55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55,&quot;&quot;\d+ points?&quot;&quot;),REGEXEXTRACT(J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,&quot;&quot;\d+ points?&quot;&quot;),REGEXEXTRACT(K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5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6]);&quot;/grand-final/results/&quot;);LOWER([.B56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6,&quot;&quot;\d+ points?&quot;&quot;),REGEXEXTRACT(J5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6,&quot;&quot;\d+ points?&quot;&quot;),REGEXEXTRACT(K5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7]);&quot;/grand-final/results/&quot;);LOWER([.B57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7,&quot;&quot;\d+ points?&quot;&quot;),REGEXEXTRACT(J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,&quot;&quot;\d+ points?&quot;&quot;),REGEXEXTRACT(K5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7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5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8]);&quot;/grand-final/results/&quot;);LOWER([.B58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8,&quot;&quot;\d+ points?&quot;&quot;),REGEXEXTRACT(J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,&quot;&quot;\d+ points?&quot;&quot;),REGEXEXTRACT(K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9]);&quot;/grand-final/results/&quot;);LOWER([.B59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9,&quot;&quot;\d+ points?&quot;&quot;),REGEXEXTRACT(J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,&quot;&quot;\d+ points?&quot;&quot;),REGEXEXTRACT(K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9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0]);&quot;/grand-final/results/&quot;);LOWER([.B60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60,&quot;&quot;\d+ points?&quot;&quot;),REGEXEXTRACT(J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,&quot;&quot;\d+ points?&quot;&quot;),REGEXEXTRACT(K6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1]);&quot;/grand-final/results/&quot;);LOWER([.B61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1,&quot;&quot;\d+ points?&quot;&quot;),REGEXEXTRACT(J6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1,&quot;&quot;\d+ points?&quot;&quot;),REGEXEXTRACT(K61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1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2]);&quot;/grand-final/results/&quot;);LOWER([.B62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2,&quot;&quot;\d+ points?&quot;&quot;),REGEXEXTRACT(J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,&quot;&quot;\d+ points?&quot;&quot;),REGEXEXTRACT(K6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3]);&quot;/grand-final/results/&quot;);LOWER([.B63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3,&quot;&quot;\d+ points?&quot;&quot;),REGEXEXTRACT(J6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3,&quot;&quot;\d+ points?&quot;&quot;),REGEXEXTRACT(K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4]);&quot;/grand-final/results/&quot;);LOWER([.B64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4,&quot;&quot;\d+ points?&quot;&quot;),REGEXEXTRACT(J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,&quot;&quot;\d+ points?&quot;&quot;),REGEXEXTRACT(K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5]);&quot;/grand-final/results/&quot;);LOWER([.B65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5,&quot;&quot;\d+ points?&quot;&quot;),REGEXEXTRACT(J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,&quot;&quot;\d+ points?&quot;&quot;),REGEXEXTRACT(K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6]);&quot;/grand-final/results/&quot;);LOWER([.B66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6,&quot;&quot;\d+ points?&quot;&quot;),REGEXEXTRACT(J66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6,&quot;&quot;\d+ points?&quot;&quot;),REGEXEXTRACT(K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7]);&quot;/grand-final/results/&quot;);LOWER([.B67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7,&quot;&quot;\d+ points?&quot;&quot;),REGEXEXTRACT(J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,&quot;&quot;\d+ points?&quot;&quot;),REGEXEXTRACT(K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8]);&quot;/grand-final/results/&quot;);LOWER([.B68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8,&quot;&quot;\d+ points?&quot;&quot;),REGEXEXTRACT(J6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,&quot;&quot;\d+ points?&quot;&quot;),REGEXEXTRACT(K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8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9]);&quot;/grand-final/results/&quot;);LOWER([.B69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9,&quot;&quot;\d+ points?&quot;&quot;),REGEXEXTRACT(J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,&quot;&quot;\d+ points?&quot;&quot;),REGEXEXTRACT(K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0]);&quot;/grand-final/results/&quot;);LOWER([.B70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70,&quot;&quot;\d+ points?&quot;&quot;),REGEXEXTRACT(J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,&quot;&quot;\d+ points?&quot;&quot;),REGEXEXTRACT(K7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1]);&quot;/grand-final/results/&quot;);LOWER([.B71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1,&quot;&quot;\d+ points?&quot;&quot;),REGEXEXTRACT(J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,&quot;&quot;\d+ points?&quot;&quot;),REGEXEXTRACT(K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1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2]);&quot;/grand-final/results/&quot;);LOWER([.B72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2,&quot;&quot;\d+ points?&quot;&quot;),REGEXEXTRACT(J7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2,&quot;&quot;\d+ points?&quot;&quot;),REGEXEXTRACT(K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3]);&quot;/grand-final/results/&quot;);LOWER([.B73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3,&quot;&quot;\d+ points?&quot;&quot;),REGEXEXTRACT(J7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3,&quot;&quot;\d+ points?&quot;&quot;),REGEXEXTRACT(K7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3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4]);&quot;/grand-final/results/&quot;);LOWER([.B74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4,&quot;&quot;\d+ points?&quot;&quot;),REGEXEXTRACT(J7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4,&quot;&quot;\d+ points?&quot;&quot;),REGEXEXTRACT(K7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5]);&quot;/grand-final/results/&quot;);LOWER([.B75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5,&quot;&quot;\d+ points?&quot;&quot;),REGEXEXTRACT(J7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5,&quot;&quot;\d+ points?&quot;&quot;),REGEXEXTRACT(K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6]);&quot;/grand-final/results/&quot;);LOWER([.B76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6,&quot;&quot;\d+ points?&quot;&quot;),REGEXEXTRACT(J76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6,&quot;&quot;\d+ points?&quot;&quot;),REGEXEXTRACT(K76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6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7]);&quot;/grand-final/results/&quot;);LOWER([.B77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7,&quot;&quot;\d+ points?&quot;&quot;),REGEXEXTRACT(J77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7,&quot;&quot;\d+ points?&quot;&quot;),REGEXEXTRACT(K7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7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7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8]);&quot;/grand-final/results/&quot;);LOWER([.B78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8,&quot;&quot;\d+ points?&quot;&quot;),REGEXEXTRACT(J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,&quot;&quot;\d+ points?&quot;&quot;),REGEXEXTRACT(K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9]);&quot;/grand-final/results/&quot;);LOWER([.B79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9,&quot;&quot;\d+ points?&quot;&quot;),REGEXEXTRACT(J7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9,&quot;&quot;\d+ points?&quot;&quot;),REGEXEXTRACT(K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0]);&quot;/grand-final/results/&quot;);LOWER([.B80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0,&quot;&quot;\d+ points?&quot;&quot;),REGEXEXTRACT(J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,&quot;&quot;\d+ points?&quot;&quot;),REGEXEXTRACT(K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1]);&quot;/grand-final/results/&quot;);LOWER([.B81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1,&quot;&quot;\d+ points?&quot;&quot;),REGEXEXTRACT(J8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1,&quot;&quot;\d+ points?&quot;&quot;),REGEXEXTRACT(K8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1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2]);&quot;/grand-final/results/&quot;);LOWER([.B82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2,&quot;&quot;\d+ points?&quot;&quot;),REGEXEXTRACT(J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,&quot;&quot;\d+ points?&quot;&quot;),REGEXEXTRACT(K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3]);&quot;/grand-final/results/&quot;);LOWER([.B83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3,&quot;&quot;\d+ points?&quot;&quot;),REGEXEXTRACT(J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,&quot;&quot;\d+ points?&quot;&quot;),REGEXEXTRACT(K83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3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3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4]);&quot;/grand-final/results/&quot;);LOWER([.B84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4,&quot;&quot;\d+ points?&quot;&quot;),REGEXEXTRACT(J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,&quot;&quot;\d+ points?&quot;&quot;),REGEXEXTRACT(K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5]);&quot;/grand-final/results/&quot;);LOWER([.B85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5,&quot;&quot;\d+ points?&quot;&quot;),REGEXEXTRACT(J8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5,&quot;&quot;\d+ points?&quot;&quot;),REGEXEXTRACT(K8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6]);&quot;/grand-final/results/&quot;);LOWER([.B86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6,&quot;&quot;\d+ points?&quot;&quot;),REGEXEXTRACT(J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,&quot;&quot;\d+ points?&quot;&quot;),REGEXEXTRACT(K8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7]);&quot;/grand-final/results/&quot;);LOWER([.B87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7,&quot;&quot;\d+ points?&quot;&quot;),REGEXEXTRACT(J8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7,&quot;&quot;\d+ points?&quot;&quot;),REGEXEXTRACT(K8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8]);&quot;/grand-final/results/&quot;);LOWER([.B88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8,&quot;&quot;\d+ points?&quot;&quot;),REGEXEXTRACT(J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,&quot;&quot;\d+ points?&quot;&quot;),REGEXEXTRACT(K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9]);&quot;/grand-final/results/&quot;);LOWER([.B89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9,&quot;&quot;\d+ points?&quot;&quot;),REGEXEXTRACT(J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,&quot;&quot;\d+ points?&quot;&quot;),REGEXEXTRACT(K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0]);&quot;/grand-final/results/&quot;);LOWER([.B90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90,&quot;&quot;\d+ points?&quot;&quot;),REGEXEXTRACT(J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0,&quot;&quot;\d+ points?&quot;&quot;),REGEXEXTRACT(K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90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1]);&quot;/grand-final/results/&quot;);LOWER([.B91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91,&quot;&quot;\d+ points?&quot;&quot;),REGEXEXTRACT(J9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91,&quot;&quot;\d+ points?&quot;&quot;),REGEXEXTRACT(K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9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2]);&quot;/grand-final/results/&quot;);LOWER([.B92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92,&quot;&quot;\d+ points?&quot;&quot;),REGEXEXTRACT(J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2,&quot;&quot;\d+ points?&quot;&quot;),REGEXEXTRACT(K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9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3]);&quot;/grand-final/results/&quot;);LOWER([.B93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93,&quot;&quot;\d+ points?&quot;&quot;),REGEXEXTRACT(J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3,&quot;&quot;\d+ points?&quot;&quot;),REGEXEXTRACT(K9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9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9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4]);&quot;/grand-final/results/&quot;);LOWER([.B94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94,&quot;&quot;\d+ points?&quot;&quot;),REGEXEXTRACT(J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4,&quot;&quot;\d+ points?&quot;&quot;),REGEXEXTRACT(K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9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5]);&quot;/grand-final/results/&quot;);LOWER([.B95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95,&quot;&quot;\d+ points?&quot;&quot;),REGEXEXTRACT(J9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95,&quot;&quot;\d+ points?&quot;&quot;),REGEXEXTRACT(K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9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6]);&quot;/grand-final/results/&quot;);LOWER([.B96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96,&quot;&quot;\d+ points?&quot;&quot;),REGEXEXTRACT(J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6,&quot;&quot;\d+ points?&quot;&quot;),REGEXEXTRACT(K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6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9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7]);&quot;/grand-final/results/&quot;);LOWER([.B97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97,&quot;&quot;\d+ points?&quot;&quot;),REGEXEXTRACT(J9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97,&quot;&quot;\d+ points?&quot;&quot;),REGEXEXTRACT(K9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9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9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8]);&quot;/grand-final/results/&quot;);LOWER([.B98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98,&quot;&quot;\d+ points?&quot;&quot;),REGEXEXTRACT(J98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98,&quot;&quot;\d+ points?&quot;&quot;),REGEXEXTRACT(K9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9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9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9]);&quot;/grand-final/results/&quot;);LOWER([.B99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99,&quot;&quot;\d+ points?&quot;&quot;),REGEXEXTRACT(J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9,&quot;&quot;\d+ points?&quot;&quot;),REGEXEXTRACT(K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9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0]);&quot;/grand-final/results/&quot;);LOWER([.B100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100,&quot;&quot;\d+ points?&quot;&quot;),REGEXEXTRACT(J1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0,&quot;&quot;\d+ points?&quot;&quot;),REGEXEXTRACT(K1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0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10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1]);&quot;/grand-final/results/&quot;);LOWER([.B101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01,&quot;&quot;\d+ points?&quot;&quot;),REGEXEXTRACT(J1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1,&quot;&quot;\d+ points?&quot;&quot;),REGEXEXTRACT(K1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1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0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2]);&quot;/grand-final/results/&quot;);LOWER([.B102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02,&quot;&quot;\d+ points?&quot;&quot;),REGEXEXTRACT(J102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02,&quot;&quot;\d+ points?&quot;&quot;),REGEXEXTRACT(K10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02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0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3]);&quot;/grand-final/results/&quot;);LOWER([.B103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03,&quot;&quot;\d+ points?&quot;&quot;),REGEXEXTRACT(J103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03,&quot;&quot;\d+ points?&quot;&quot;),REGEXEXTRACT(K10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0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0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4]);&quot;/grand-final/results/&quot;);LOWER([.B104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04,&quot;&quot;\d+ points?&quot;&quot;),REGEXEXTRACT(J1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4,&quot;&quot;\d+ points?&quot;&quot;),REGEXEXTRACT(K1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0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5]);&quot;/grand-final/results/&quot;);LOWER([.B105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05,&quot;&quot;\d+ points?&quot;&quot;),REGEXEXTRACT(J1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5,&quot;&quot;\d+ points?&quot;&quot;),REGEXEXTRACT(K1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0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6]);&quot;/grand-final/results/&quot;);LOWER([.B106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06,&quot;&quot;\d+ points?&quot;&quot;),REGEXEXTRACT(J1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6,&quot;&quot;\d+ points?&quot;&quot;),REGEXEXTRACT(K10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0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0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7]);&quot;/grand-final/results/&quot;);LOWER([.B107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07,&quot;&quot;\d+ points?&quot;&quot;),REGEXEXTRACT(J107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07,&quot;&quot;\d+ points?&quot;&quot;),REGEXEXTRACT(K10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0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0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8]);&quot;/grand-final/results/&quot;);LOWER([.B108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08,&quot;&quot;\d+ points?&quot;&quot;),REGEXEXTRACT(J1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8,&quot;&quot;\d+ points?&quot;&quot;),REGEXEXTRACT(K1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8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0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9]);&quot;/grand-final/results/&quot;);LOWER([.B109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09,&quot;&quot;\d+ points?&quot;&quot;),REGEXEXTRACT(J10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9,&quot;&quot;\d+ points?&quot;&quot;),REGEXEXTRACT(K109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0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09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0]);&quot;/grand-final/results/&quot;);LOWER([.B110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10,&quot;&quot;\d+ points?&quot;&quot;),REGEXEXTRACT(J11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10,&quot;&quot;\d+ points?&quot;&quot;),REGEXEXTRACT(K110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1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10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1]);&quot;/grand-final/results/&quot;);LOWER([.B111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11,&quot;&quot;\d+ points?&quot;&quot;),REGEXEXTRACT(J1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1,&quot;&quot;\d+ points?&quot;&quot;),REGEXEXTRACT(K111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11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11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2]);&quot;/grand-final/results/&quot;);LOWER([.B112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112,&quot;&quot;\d+ points?&quot;&quot;),REGEXEXTRACT(J11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12,&quot;&quot;\d+ points?&quot;&quot;),REGEXEXTRACT(K11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1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1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3]);&quot;/grand-final/results/&quot;);LOWER([.B113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13,&quot;&quot;\d+ points?&quot;&quot;),REGEXEXTRACT(J1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3,&quot;&quot;\d+ points?&quot;&quot;),REGEXEXTRACT(K1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1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4]);&quot;/grand-final/results/&quot;);LOWER([.B114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14,&quot;&quot;\d+ points?&quot;&quot;),REGEXEXTRACT(J1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4,&quot;&quot;\d+ points?&quot;&quot;),REGEXEXTRACT(K1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1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5]);&quot;/grand-final/results/&quot;);LOWER([.B115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115,&quot;&quot;\d+ points?&quot;&quot;),REGEXEXTRACT(J11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15,&quot;&quot;\d+ points?&quot;&quot;),REGEXEXTRACT(K1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1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6]);&quot;/grand-final/results/&quot;);LOWER([.B116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16,&quot;&quot;\d+ points?&quot;&quot;),REGEXEXTRACT(J1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6,&quot;&quot;\d+ points?&quot;&quot;),REGEXEXTRACT(K1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11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7]);&quot;/grand-final/results/&quot;);LOWER([.B117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17,&quot;&quot;\d+ points?&quot;&quot;),REGEXEXTRACT(J1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7,&quot;&quot;\d+ points?&quot;&quot;),REGEXEXTRACT(K1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1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8]);&quot;/grand-final/results/&quot;);LOWER([.B118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18,&quot;&quot;\d+ points?&quot;&quot;),REGEXEXTRACT(J1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8,&quot;&quot;\d+ points?&quot;&quot;),REGEXEXTRACT(K1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18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9]);&quot;/grand-final/results/&quot;);LOWER([.B119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19,&quot;&quot;\d+ points?&quot;&quot;),REGEXEXTRACT(J11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19,&quot;&quot;\d+ points?&quot;&quot;),REGEXEXTRACT(K1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1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0]);&quot;/grand-final/results/&quot;);LOWER([.B120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120,&quot;&quot;\d+ points?&quot;&quot;),REGEXEXTRACT(J1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0,&quot;&quot;\d+ points?&quot;&quot;),REGEXEXTRACT(K1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0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20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1]);&quot;/grand-final/results/&quot;);LOWER([.B121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21,&quot;&quot;\d+ points?&quot;&quot;),REGEXEXTRACT(J12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21,&quot;&quot;\d+ points?&quot;&quot;),REGEXEXTRACT(K1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1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2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2]);&quot;/grand-final/results/&quot;);LOWER([.B122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22,&quot;&quot;\d+ points?&quot;&quot;),REGEXEXTRACT(J122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22,&quot;&quot;\d+ points?&quot;&quot;),REGEXEXTRACT(K12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22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2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3]);&quot;/grand-final/results/&quot;);LOWER([.B123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23,&quot;&quot;\d+ points?&quot;&quot;),REGEXEXTRACT(J123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23,&quot;&quot;\d+ points?&quot;&quot;),REGEXEXTRACT(K12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23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12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4]);&quot;/grand-final/results/&quot;);LOWER([.B124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24,&quot;&quot;\d+ points?&quot;&quot;),REGEXEXTRACT(J1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4,&quot;&quot;\d+ points?&quot;&quot;),REGEXEXTRACT(K1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2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5]);&quot;/grand-final/results/&quot;);LOWER([.B125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25,&quot;&quot;\d+ points?&quot;&quot;),REGEXEXTRACT(J1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5,&quot;&quot;\d+ points?&quot;&quot;),REGEXEXTRACT(K12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25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2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6]);&quot;/grand-final/results/&quot;);LOWER([.B126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26,&quot;&quot;\d+ points?&quot;&quot;),REGEXEXTRACT(J1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6,&quot;&quot;\d+ points?&quot;&quot;),REGEXEXTRACT(K1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6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2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7]);&quot;/grand-final/results/&quot;);LOWER([.B127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27,&quot;&quot;\d+ points?&quot;&quot;),REGEXEXTRACT(J1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7,&quot;&quot;\d+ points?&quot;&quot;),REGEXEXTRACT(K12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27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12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8]);&quot;/grand-final/results/&quot;);LOWER([.B128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28,&quot;&quot;\d+ points?&quot;&quot;),REGEXEXTRACT(J1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8,&quot;&quot;\d+ points?&quot;&quot;),REGEXEXTRACT(K1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8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28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9]);&quot;/grand-final/results/&quot;);LOWER([.B129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129,&quot;&quot;\d+ points?&quot;&quot;),REGEXEXTRACT(J1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9,&quot;&quot;\d+ points?&quot;&quot;),REGEXEXTRACT(K1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9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129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0]);&quot;/grand-final/results/&quot;);LOWER([.B130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5th</text:p>
          </table:table-cell>
          <table:table-cell table:style-name="ce4" table:formula="of:=IFERROR(__xludf.dummyfunction(&quot;INT(IF(REGEXMATCH(J130,&quot;&quot;\d+ points?&quot;&quot;),REGEXEXTRACT(J1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0,&quot;&quot;\d+ points?&quot;&quot;),REGEXEXTRACT(K1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3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1]);&quot;/grand-final/results/&quot;);LOWER([.B131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31,&quot;&quot;\d+ points?&quot;&quot;),REGEXEXTRACT(J13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31,&quot;&quot;\d+ points?&quot;&quot;),REGEXEXTRACT(K131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3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31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2]);&quot;/grand-final/results/&quot;);LOWER([.B132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32,&quot;&quot;\d+ points?&quot;&quot;),REGEXEXTRACT(J1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2,&quot;&quot;\d+ points?&quot;&quot;),REGEXEXTRACT(K1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3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3]);&quot;/grand-final/results/&quot;);LOWER([.B133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33,&quot;&quot;\d+ points?&quot;&quot;),REGEXEXTRACT(J13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33,&quot;&quot;\d+ points?&quot;&quot;),REGEXEXTRACT(K1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3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4]);&quot;/grand-final/results/&quot;);LOWER([.B134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34,&quot;&quot;\d+ points?&quot;&quot;),REGEXEXTRACT(J1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4,&quot;&quot;\d+ points?&quot;&quot;),REGEXEXTRACT(K13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3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3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5]);&quot;/grand-final/results/&quot;);LOWER([.B135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35,&quot;&quot;\d+ points?&quot;&quot;),REGEXEXTRACT(J13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35,&quot;&quot;\d+ points?&quot;&quot;),REGEXEXTRACT(K13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3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3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6]);&quot;/grand-final/results/&quot;);LOWER([.B136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36,&quot;&quot;\d+ points?&quot;&quot;),REGEXEXTRACT(J13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36,&quot;&quot;\d+ points?&quot;&quot;),REGEXEXTRACT(K13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3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3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7]);&quot;/grand-final/results/&quot;);LOWER([.B137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137,&quot;&quot;\d+ points?&quot;&quot;),REGEXEXTRACT(J137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37,&quot;&quot;\d+ points?&quot;&quot;),REGEXEXTRACT(K137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3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37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8]);&quot;/grand-final/results/&quot;);LOWER([.B138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38,&quot;&quot;\d+ points?&quot;&quot;),REGEXEXTRACT(J1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8,&quot;&quot;\d+ points?&quot;&quot;),REGEXEXTRACT(K1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8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3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9]);&quot;/grand-final/results/&quot;);LOWER([.B139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39,&quot;&quot;\d+ points?&quot;&quot;),REGEXEXTRACT(J1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9,&quot;&quot;\d+ points?&quot;&quot;),REGEXEXTRACT(K1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3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0]);&quot;/grand-final/results/&quot;);LOWER([.B140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40,&quot;&quot;\d+ points?&quot;&quot;),REGEXEXTRACT(J1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0,&quot;&quot;\d+ points?&quot;&quot;),REGEXEXTRACT(K140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4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140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1]);&quot;/grand-final/results/&quot;);LOWER([.B141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41,&quot;&quot;\d+ points?&quot;&quot;),REGEXEXTRACT(J1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1,&quot;&quot;\d+ points?&quot;&quot;),REGEXEXTRACT(K1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4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2]);&quot;/grand-final/results/&quot;);LOWER([.B142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42,&quot;&quot;\d+ points?&quot;&quot;),REGEXEXTRACT(J142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42,&quot;&quot;\d+ points?&quot;&quot;),REGEXEXTRACT(K1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2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4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3]);&quot;/grand-final/results/&quot;);LOWER([.B143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43,&quot;&quot;\d+ points?&quot;&quot;),REGEXEXTRACT(J1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3,&quot;&quot;\d+ points?&quot;&quot;),REGEXEXTRACT(K1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3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43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4]);&quot;/grand-final/results/&quot;);LOWER([.B144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144,&quot;&quot;\d+ points?&quot;&quot;),REGEXEXTRACT(J1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4,&quot;&quot;\d+ points?&quot;&quot;),REGEXEXTRACT(K1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44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5]);&quot;/grand-final/results/&quot;);LOWER([.B145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45,&quot;&quot;\d+ points?&quot;&quot;),REGEXEXTRACT(J1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5,&quot;&quot;\d+ points?&quot;&quot;),REGEXEXTRACT(K1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4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6]);&quot;/grand-final/results/&quot;);LOWER([.B146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46,&quot;&quot;\d+ points?&quot;&quot;),REGEXEXTRACT(J14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46,&quot;&quot;\d+ points?&quot;&quot;),REGEXEXTRACT(K1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4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7]);&quot;/grand-final/results/&quot;);LOWER([.B147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47,&quot;&quot;\d+ points?&quot;&quot;),REGEXEXTRACT(J14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47,&quot;&quot;\d+ points?&quot;&quot;),REGEXEXTRACT(K14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4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4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8]);&quot;/grand-final/results/&quot;);LOWER([.B148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48,&quot;&quot;\d+ points?&quot;&quot;),REGEXEXTRACT(J14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48,&quot;&quot;\d+ points?&quot;&quot;),REGEXEXTRACT(K14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4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4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9]);&quot;/grand-final/results/&quot;);LOWER([.B149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49,&quot;&quot;\d+ points?&quot;&quot;),REGEXEXTRACT(J14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49,&quot;&quot;\d+ points?&quot;&quot;),REGEXEXTRACT(K1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9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4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0]);&quot;/grand-final/results/&quot;);LOWER([.B150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150,&quot;&quot;\d+ points?&quot;&quot;),REGEXEXTRACT(J1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0,&quot;&quot;\d+ points?&quot;&quot;),REGEXEXTRACT(K15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5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5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1]);&quot;/grand-final/results/&quot;);LOWER([.B151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51,&quot;&quot;\d+ points?&quot;&quot;),REGEXEXTRACT(J1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1,&quot;&quot;\d+ points?&quot;&quot;),REGEXEXTRACT(K1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1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15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2]);&quot;/grand-final/results/&quot;);LOWER([.B152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152,&quot;&quot;\d+ points?&quot;&quot;),REGEXEXTRACT(J152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52,&quot;&quot;\d+ points?&quot;&quot;),REGEXEXTRACT(K1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152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3]);&quot;/grand-final/results/&quot;);LOWER([.B153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53,&quot;&quot;\d+ points?&quot;&quot;),REGEXEXTRACT(J1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3,&quot;&quot;\d+ points?&quot;&quot;),REGEXEXTRACT(K153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5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53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4]);&quot;/grand-final/results/&quot;);LOWER([.B154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54,&quot;&quot;\d+ points?&quot;&quot;),REGEXEXTRACT(J1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4,&quot;&quot;\d+ points?&quot;&quot;),REGEXEXTRACT(K1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5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5]);&quot;/grand-final/results/&quot;);LOWER([.B155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55,&quot;&quot;\d+ points?&quot;&quot;),REGEXEXTRACT(J15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55,&quot;&quot;\d+ points?&quot;&quot;),REGEXEXTRACT(K15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5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5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6]);&quot;/grand-final/results/&quot;);LOWER([.B156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56,&quot;&quot;\d+ points?&quot;&quot;),REGEXEXTRACT(J1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6,&quot;&quot;\d+ points?&quot;&quot;),REGEXEXTRACT(K1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56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7]);&quot;/grand-final/results/&quot;);LOWER([.B157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9th</text:p>
          </table:table-cell>
          <table:table-cell table:style-name="ce4" table:formula="of:=IFERROR(__xludf.dummyfunction(&quot;INT(IF(REGEXMATCH(J157,&quot;&quot;\d+ points?&quot;&quot;),REGEXEXTRACT(J1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7,&quot;&quot;\d+ points?&quot;&quot;),REGEXEXTRACT(K1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7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57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8]);&quot;/grand-final/results/&quot;);LOWER([.B158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58,&quot;&quot;\d+ points?&quot;&quot;),REGEXEXTRACT(J1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8,&quot;&quot;\d+ points?&quot;&quot;),REGEXEXTRACT(K1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8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5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9]);&quot;/grand-final/results/&quot;);LOWER([.B159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59,&quot;&quot;\d+ points?&quot;&quot;),REGEXEXTRACT(J15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59,&quot;&quot;\d+ points?&quot;&quot;),REGEXEXTRACT(K159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5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59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0]);&quot;/grand-final/results/&quot;);LOWER([.B160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160,&quot;&quot;\d+ points?&quot;&quot;),REGEXEXTRACT(J1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0,&quot;&quot;\d+ points?&quot;&quot;),REGEXEXTRACT(K1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0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6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1]);&quot;/grand-final/results/&quot;);LOWER([.B161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61,&quot;&quot;\d+ points?&quot;&quot;),REGEXEXTRACT(J16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61,&quot;&quot;\d+ points?&quot;&quot;),REGEXEXTRACT(K161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6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61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2]);&quot;/grand-final/results/&quot;);LOWER([.B162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62,&quot;&quot;\d+ points?&quot;&quot;),REGEXEXTRACT(J1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2,&quot;&quot;\d+ points?&quot;&quot;),REGEXEXTRACT(K1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62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3]);&quot;/grand-final/results/&quot;);LOWER([.B163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63,&quot;&quot;\d+ points?&quot;&quot;),REGEXEXTRACT(J1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3,&quot;&quot;\d+ points?&quot;&quot;),REGEXEXTRACT(K1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3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63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4]);&quot;/grand-final/results/&quot;);LOWER([.B164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64,&quot;&quot;\d+ points?&quot;&quot;),REGEXEXTRACT(J16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64,&quot;&quot;\d+ points?&quot;&quot;),REGEXEXTRACT(K1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4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6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5]);&quot;/grand-final/results/&quot;);LOWER([.B165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65,&quot;&quot;\d+ points?&quot;&quot;),REGEXEXTRACT(J1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5,&quot;&quot;\d+ points?&quot;&quot;),REGEXEXTRACT(K1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6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6]);&quot;/grand-final/results/&quot;);LOWER([.B166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66,&quot;&quot;\d+ points?&quot;&quot;),REGEXEXTRACT(J16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66,&quot;&quot;\d+ points?&quot;&quot;),REGEXEXTRACT(K1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6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7]);&quot;/grand-final/results/&quot;);LOWER([.B167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67,&quot;&quot;\d+ points?&quot;&quot;),REGEXEXTRACT(J167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67,&quot;&quot;\d+ points?&quot;&quot;),REGEXEXTRACT(K16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6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6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8]);&quot;/grand-final/results/&quot;);LOWER([.B168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168,&quot;&quot;\d+ points?&quot;&quot;),REGEXEXTRACT(J16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68,&quot;&quot;\d+ points?&quot;&quot;),REGEXEXTRACT(K16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6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6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9]);&quot;/grand-final/results/&quot;);LOWER([.B169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69,&quot;&quot;\d+ points?&quot;&quot;),REGEXEXTRACT(J1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9,&quot;&quot;\d+ points?&quot;&quot;),REGEXEXTRACT(K1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9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6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0]);&quot;/grand-final/results/&quot;);LOWER([.B170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2 points 9th</text:p>
          </table:table-cell>
          <table:table-cell table:style-name="ce4" table:formula="of:=IFERROR(__xludf.dummyfunction(&quot;INT(IF(REGEXMATCH(J170,&quot;&quot;\d+ points?&quot;&quot;),REGEXEXTRACT(J17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70,&quot;&quot;\d+ points?&quot;&quot;),REGEXEXTRACT(K170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7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70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1]);&quot;/grand-final/results/&quot;);LOWER([.B171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71,&quot;&quot;\d+ points?&quot;&quot;),REGEXEXTRACT(J1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1,&quot;&quot;\d+ points?&quot;&quot;),REGEXEXTRACT(K171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7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71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2]);&quot;/grand-final/results/&quot;);LOWER([.B172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72,&quot;&quot;\d+ points?&quot;&quot;),REGEXEXTRACT(J17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72,&quot;&quot;\d+ points?&quot;&quot;),REGEXEXTRACT(K17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7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7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3]);&quot;/grand-final/results/&quot;);LOWER([.B173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73,&quot;&quot;\d+ points?&quot;&quot;),REGEXEXTRACT(J1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3,&quot;&quot;\d+ points?&quot;&quot;),REGEXEXTRACT(K1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73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4]);&quot;/grand-final/results/&quot;);LOWER([.B174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74,&quot;&quot;\d+ points?&quot;&quot;),REGEXEXTRACT(J1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4,&quot;&quot;\d+ points?&quot;&quot;),REGEXEXTRACT(K17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7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7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5]);&quot;/grand-final/results/&quot;);LOWER([.B175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175,&quot;&quot;\d+ points?&quot;&quot;),REGEXEXTRACT(J1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5,&quot;&quot;\d+ points?&quot;&quot;),REGEXEXTRACT(K1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5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7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6]);&quot;/grand-final/results/&quot;);LOWER([.B176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76,&quot;&quot;\d+ points?&quot;&quot;),REGEXEXTRACT(J17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76,&quot;&quot;\d+ points?&quot;&quot;),REGEXEXTRACT(K176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7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76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7]);&quot;/grand-final/results/&quot;);LOWER([.B177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77,&quot;&quot;\d+ points?&quot;&quot;),REGEXEXTRACT(J1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7,&quot;&quot;\d+ points?&quot;&quot;),REGEXEXTRACT(K1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7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7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8]);&quot;/grand-final/results/&quot;);LOWER([.B178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78,&quot;&quot;\d+ points?&quot;&quot;),REGEXEXTRACT(J1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8,&quot;&quot;\d+ points?&quot;&quot;),REGEXEXTRACT(K1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78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9]);&quot;/grand-final/results/&quot;);LOWER([.B179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79,&quot;&quot;\d+ points?&quot;&quot;),REGEXEXTRACT(J17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79,&quot;&quot;\d+ points?&quot;&quot;),REGEXEXTRACT(K17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7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7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0]);&quot;/grand-final/results/&quot;);LOWER([.B180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80,&quot;&quot;\d+ points?&quot;&quot;),REGEXEXTRACT(J1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0,&quot;&quot;\d+ points?&quot;&quot;),REGEXEXTRACT(K1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80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1]);&quot;/grand-final/results/&quot;);LOWER([.B181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8th</text:p>
          </table:table-cell>
          <table:table-cell table:style-name="ce4" table:formula="of:=IFERROR(__xludf.dummyfunction(&quot;INT(IF(REGEXMATCH(J181,&quot;&quot;\d+ points?&quot;&quot;),REGEXEXTRACT(J1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1,&quot;&quot;\d+ points?&quot;&quot;),REGEXEXTRACT(K1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1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18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2]);&quot;/grand-final/results/&quot;);LOWER([.B182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82,&quot;&quot;\d+ points?&quot;&quot;),REGEXEXTRACT(J18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82,&quot;&quot;\d+ points?&quot;&quot;),REGEXEXTRACT(K18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8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8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3]);&quot;/grand-final/results/&quot;);LOWER([.B183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83,&quot;&quot;\d+ points?&quot;&quot;),REGEXEXTRACT(J1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3,&quot;&quot;\d+ points?&quot;&quot;),REGEXEXTRACT(K183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8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83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4]);&quot;/grand-final/results/&quot;);LOWER([.B184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84,&quot;&quot;\d+ points?&quot;&quot;),REGEXEXTRACT(J184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84,&quot;&quot;\d+ points?&quot;&quot;),REGEXEXTRACT(K18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84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8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5]);&quot;/grand-final/results/&quot;);LOWER([.B185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3 points 8th</text:p>
          </table:table-cell>
          <table:table-cell table:style-name="ce4" table:formula="of:=IFERROR(__xludf.dummyfunction(&quot;INT(IF(REGEXMATCH(J185,&quot;&quot;\d+ points?&quot;&quot;),REGEXEXTRACT(J18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85,&quot;&quot;\d+ points?&quot;&quot;),REGEXEXTRACT(K18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8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8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6]);&quot;/grand-final/results/&quot;);LOWER([.B186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86,&quot;&quot;\d+ points?&quot;&quot;),REGEXEXTRACT(J1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6,&quot;&quot;\d+ points?&quot;&quot;),REGEXEXTRACT(K1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8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7]);&quot;/grand-final/results/&quot;);LOWER([.B187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87,&quot;&quot;\d+ points?&quot;&quot;),REGEXEXTRACT(J1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7,&quot;&quot;\d+ points?&quot;&quot;),REGEXEXTRACT(K1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7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87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8]);&quot;/grand-final/results/&quot;);LOWER([.B188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88,&quot;&quot;\d+ points?&quot;&quot;),REGEXEXTRACT(J18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88,&quot;&quot;\d+ points?&quot;&quot;),REGEXEXTRACT(K1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8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9]);&quot;/grand-final/results/&quot;);LOWER([.B189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89,&quot;&quot;\d+ points?&quot;&quot;),REGEXEXTRACT(J1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9,&quot;&quot;\d+ points?&quot;&quot;),REGEXEXTRACT(K1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8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0]);&quot;/grand-final/results/&quot;);LOWER([.B190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90,&quot;&quot;\d+ points?&quot;&quot;),REGEXEXTRACT(J1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0,&quot;&quot;\d+ points?&quot;&quot;),REGEXEXTRACT(K1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9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1]);&quot;/grand-final/results/&quot;);LOWER([.B191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91,&quot;&quot;\d+ points?&quot;&quot;),REGEXEXTRACT(J19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91,&quot;&quot;\d+ points?&quot;&quot;),REGEXEXTRACT(K1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1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9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2]);&quot;/grand-final/results/&quot;);LOWER([.B192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1" office:value-type="string" calcext:value-type="string">
            <text:p>24th</text:p>
          </table:table-cell>
          <table:table-cell table:style-name="ce4" table:formula="of:=IFERROR(__xludf.dummyfunction(&quot;INT(IF(REGEXMATCH(J192,&quot;&quot;\d+ points?&quot;&quot;),REGEXEXTRACT(J1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2,&quot;&quot;\d+ points?&quot;&quot;),REGEXEXTRACT(K1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2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9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3]);&quot;/grand-final/results/&quot;);LOWER([.B193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193,&quot;&quot;\d+ points?&quot;&quot;),REGEXEXTRACT(J1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3,&quot;&quot;\d+ points?&quot;&quot;),REGEXEXTRACT(K1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9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4]);&quot;/grand-final/results/&quot;);LOWER([.B194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94,&quot;&quot;\d+ points?&quot;&quot;),REGEXEXTRACT(J19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94,&quot;&quot;\d+ points?&quot;&quot;),REGEXEXTRACT(K19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94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9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5]);&quot;/grand-final/results/&quot;);LOWER([.B195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195,&quot;&quot;\d+ points?&quot;&quot;),REGEXEXTRACT(J19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95,&quot;&quot;\d+ points?&quot;&quot;),REGEXEXTRACT(K19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95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9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6]);&quot;/grand-final/results/&quot;);LOWER([.B196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96,&quot;&quot;\d+ points?&quot;&quot;),REGEXEXTRACT(J196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96,&quot;&quot;\d+ points?&quot;&quot;),REGEXEXTRACT(K196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96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196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7]);&quot;/grand-final/results/&quot;);LOWER([.B197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97,&quot;&quot;\d+ points?&quot;&quot;),REGEXEXTRACT(J1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7,&quot;&quot;\d+ points?&quot;&quot;),REGEXEXTRACT(K1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9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198]);&quot;/grand-final/results/&quot;);LOWER([.B198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98,&quot;&quot;\d+ points?&quot;&quot;),REGEXEXTRACT(J198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98,&quot;&quot;\d+ points?&quot;&quot;),REGEXEXTRACT(K19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98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9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199]);&quot;/grand-final/results/&quot;);LOWER([.B199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99,&quot;&quot;\d+ points?&quot;&quot;),REGEXEXTRACT(J1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9,&quot;&quot;\d+ points?&quot;&quot;),REGEXEXTRACT(K1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9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19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0]);&quot;/grand-final/results/&quot;);LOWER([.B200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00,&quot;&quot;\d+ points?&quot;&quot;),REGEXEXTRACT(J20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00,&quot;&quot;\d+ points?&quot;&quot;),REGEXEXTRACT(K200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0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00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1]);&quot;/grand-final/results/&quot;);LOWER([.B201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01,&quot;&quot;\d+ points?&quot;&quot;),REGEXEXTRACT(J2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1,&quot;&quot;\d+ points?&quot;&quot;),REGEXEXTRACT(K2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1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01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2]);&quot;/grand-final/results/&quot;);LOWER([.B202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02,&quot;&quot;\d+ points?&quot;&quot;),REGEXEXTRACT(J2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2,&quot;&quot;\d+ points?&quot;&quot;),REGEXEXTRACT(K2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0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3]);&quot;/grand-final/results/&quot;);LOWER([.B203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03,&quot;&quot;\d+ points?&quot;&quot;),REGEXEXTRACT(J2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3,&quot;&quot;\d+ points?&quot;&quot;),REGEXEXTRACT(K2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20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4]);&quot;/grand-final/results/&quot;);LOWER([.B204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4 points 7th</text:p>
          </table:table-cell>
          <table:table-cell table:style-name="ce4" table:formula="of:=IFERROR(__xludf.dummyfunction(&quot;INT(IF(REGEXMATCH(J204,&quot;&quot;\d+ points?&quot;&quot;),REGEXEXTRACT(J20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04,&quot;&quot;\d+ points?&quot;&quot;),REGEXEXTRACT(K20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0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0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5]);&quot;/grand-final/results/&quot;);LOWER([.B205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205,&quot;&quot;\d+ points?&quot;&quot;),REGEXEXTRACT(J2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5,&quot;&quot;\d+ points?&quot;&quot;),REGEXEXTRACT(K2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0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6]);&quot;/grand-final/results/&quot;);LOWER([.B206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06,&quot;&quot;\d+ points?&quot;&quot;),REGEXEXTRACT(J20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06,&quot;&quot;\d+ points?&quot;&quot;),REGEXEXTRACT(K20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0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7]);&quot;/grand-final/results/&quot;);LOWER([.B207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07,&quot;&quot;\d+ points?&quot;&quot;),REGEXEXTRACT(J2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7,&quot;&quot;\d+ points?&quot;&quot;),REGEXEXTRACT(K20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0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0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8]);&quot;/grand-final/results/&quot;);LOWER([.B208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08,&quot;&quot;\d+ points?&quot;&quot;),REGEXEXTRACT(J20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08,&quot;&quot;\d+ points?&quot;&quot;),REGEXEXTRACT(K208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0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08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9]);&quot;/grand-final/results/&quot;);LOWER([.B209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09,&quot;&quot;\d+ points?&quot;&quot;),REGEXEXTRACT(J20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9,&quot;&quot;\d+ points?&quot;&quot;),REGEXEXTRACT(K209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09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09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0]);&quot;/grand-final/results/&quot;);LOWER([.B210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10,&quot;&quot;\d+ points?&quot;&quot;),REGEXEXTRACT(J2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0,&quot;&quot;\d+ points?&quot;&quot;),REGEXEXTRACT(K2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1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1]);&quot;/grand-final/results/&quot;);LOWER([.B211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11,&quot;&quot;\d+ points?&quot;&quot;),REGEXEXTRACT(J2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1,&quot;&quot;\d+ points?&quot;&quot;),REGEXEXTRACT(K21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1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2]);&quot;/grand-final/results/&quot;);LOWER([.B212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12,&quot;&quot;\d+ points?&quot;&quot;),REGEXEXTRACT(J2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2,&quot;&quot;\d+ points?&quot;&quot;),REGEXEXTRACT(K21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1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1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3]);&quot;/grand-final/results/&quot;);LOWER([.B213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13,&quot;&quot;\d+ points?&quot;&quot;),REGEXEXTRACT(J2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3,&quot;&quot;\d+ points?&quot;&quot;),REGEXEXTRACT(K2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3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13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4]);&quot;/grand-final/results/&quot;);LOWER([.B214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14,&quot;&quot;\d+ points?&quot;&quot;),REGEXEXTRACT(J21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14,&quot;&quot;\d+ points?&quot;&quot;),REGEXEXTRACT(K2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1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5]);&quot;/grand-final/results/&quot;);LOWER([.B215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215,&quot;&quot;\d+ points?&quot;&quot;),REGEXEXTRACT(J21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15,&quot;&quot;\d+ points?&quot;&quot;),REGEXEXTRACT(K2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15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6]);&quot;/grand-final/results/&quot;);LOWER([.B216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16,&quot;&quot;\d+ points?&quot;&quot;),REGEXEXTRACT(J2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6,&quot;&quot;\d+ points?&quot;&quot;),REGEXEXTRACT(K2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6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1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7]);&quot;/grand-final/results/&quot;);LOWER([.B217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17,&quot;&quot;\d+ points?&quot;&quot;),REGEXEXTRACT(J2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7,&quot;&quot;\d+ points?&quot;&quot;),REGEXEXTRACT(K2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17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8]);&quot;/grand-final/results/&quot;);LOWER([.B218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21st</text:p>
          </table:table-cell>
          <table:table-cell table:style-name="ce4" table:formula="of:=IFERROR(__xludf.dummyfunction(&quot;INT(IF(REGEXMATCH(J218,&quot;&quot;\d+ points?&quot;&quot;),REGEXEXTRACT(J2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8,&quot;&quot;\d+ points?&quot;&quot;),REGEXEXTRACT(K2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8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18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9]);&quot;/grand-final/results/&quot;);LOWER([.B219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19,&quot;&quot;\d+ points?&quot;&quot;),REGEXEXTRACT(J21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19,&quot;&quot;\d+ points?&quot;&quot;),REGEXEXTRACT(K21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1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1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20]);&quot;/grand-final/results/&quot;);LOWER([.B220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20,&quot;&quot;\d+ points?&quot;&quot;),REGEXEXTRACT(J22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20,&quot;&quot;\d+ points?&quot;&quot;),REGEXEXTRACT(K22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2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2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21]);&quot;/grand-final/results/&quot;);LOWER([.B221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221,&quot;&quot;\d+ points?&quot;&quot;),REGEXEXTRACT(J22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21,&quot;&quot;\d+ points?&quot;&quot;),REGEXEXTRACT(K221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2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21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22]);&quot;/grand-final/results/&quot;);LOWER([.B222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22,&quot;&quot;\d+ points?&quot;&quot;),REGEXEXTRACT(J2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2,&quot;&quot;\d+ points?&quot;&quot;),REGEXEXTRACT(K2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2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3]);&quot;/grand-final/results/&quot;);LOWER([.B223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23,&quot;&quot;\d+ points?&quot;&quot;),REGEXEXTRACT(J22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23,&quot;&quot;\d+ points?&quot;&quot;),REGEXEXTRACT(K22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2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4]);&quot;/grand-final/results/&quot;);LOWER([.B224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24,&quot;&quot;\d+ points?&quot;&quot;),REGEXEXTRACT(J2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4,&quot;&quot;\d+ points?&quot;&quot;),REGEXEXTRACT(K2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2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5]);&quot;/grand-final/results/&quot;);LOWER([.B225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25,&quot;&quot;\d+ points?&quot;&quot;),REGEXEXTRACT(J22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25,&quot;&quot;\d+ points?&quot;&quot;),REGEXEXTRACT(K225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25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25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6]);&quot;/grand-final/results/&quot;);LOWER([.B226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26,&quot;&quot;\d+ points?&quot;&quot;),REGEXEXTRACT(J2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6,&quot;&quot;\d+ points?&quot;&quot;),REGEXEXTRACT(K2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22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7]);&quot;/grand-final/results/&quot;);LOWER([.B227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27,&quot;&quot;\d+ points?&quot;&quot;),REGEXEXTRACT(J2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7,&quot;&quot;\d+ points?&quot;&quot;),REGEXEXTRACT(K2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7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27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8]);&quot;/grand-final/results/&quot;);LOWER([.B228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28,&quot;&quot;\d+ points?&quot;&quot;),REGEXEXTRACT(J2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8,&quot;&quot;\d+ points?&quot;&quot;),REGEXEXTRACT(K22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28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2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9]);&quot;/grand-final/results/&quot;);LOWER([.B229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29,&quot;&quot;\d+ points?&quot;&quot;),REGEXEXTRACT(J22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29,&quot;&quot;\d+ points?&quot;&quot;),REGEXEXTRACT(K22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2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2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0]);&quot;/grand-final/results/&quot;);LOWER([.B230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30,&quot;&quot;\d+ points?&quot;&quot;),REGEXEXTRACT(J2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0,&quot;&quot;\d+ points?&quot;&quot;),REGEXEXTRACT(K2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0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3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1]);&quot;/grand-final/results/&quot;);LOWER([.B231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31,&quot;&quot;\d+ points?&quot;&quot;),REGEXEXTRACT(J2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1,&quot;&quot;\d+ points?&quot;&quot;),REGEXEXTRACT(K2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3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2]);&quot;/grand-final/results/&quot;);LOWER([.B232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32,&quot;&quot;\d+ points?&quot;&quot;),REGEXEXTRACT(J2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2,&quot;&quot;\d+ points?&quot;&quot;),REGEXEXTRACT(K2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32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3]);&quot;/grand-final/results/&quot;);LOWER([.B233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33,&quot;&quot;\d+ points?&quot;&quot;),REGEXEXTRACT(J23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33,&quot;&quot;\d+ points?&quot;&quot;),REGEXEXTRACT(K233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3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33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4]);&quot;/grand-final/results/&quot;);LOWER([.B234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34,&quot;&quot;\d+ points?&quot;&quot;),REGEXEXTRACT(J2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4,&quot;&quot;\d+ points?&quot;&quot;),REGEXEXTRACT(K23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3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3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5]);&quot;/grand-final/results/&quot;);LOWER([.B235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35,&quot;&quot;\d+ points?&quot;&quot;),REGEXEXTRACT(J2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5,&quot;&quot;\d+ points?&quot;&quot;),REGEXEXTRACT(K2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5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3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6]);&quot;/grand-final/results/&quot;);LOWER([.B236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236,&quot;&quot;\d+ points?&quot;&quot;),REGEXEXTRACT(J23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36,&quot;&quot;\d+ points?&quot;&quot;),REGEXEXTRACT(K23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3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3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7]);&quot;/grand-final/results/&quot;);LOWER([.B237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37,&quot;&quot;\d+ points?&quot;&quot;),REGEXEXTRACT(J2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7,&quot;&quot;\d+ points?&quot;&quot;),REGEXEXTRACT(K23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37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23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8]);&quot;/grand-final/results/&quot;);LOWER([.B238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38,&quot;&quot;\d+ points?&quot;&quot;),REGEXEXTRACT(J23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38,&quot;&quot;\d+ points?&quot;&quot;),REGEXEXTRACT(K2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3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9]);&quot;/grand-final/results/&quot;);LOWER([.B239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39,&quot;&quot;\d+ points?&quot;&quot;),REGEXEXTRACT(J2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9,&quot;&quot;\d+ points?&quot;&quot;),REGEXEXTRACT(K2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3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0]);&quot;/grand-final/results/&quot;);LOWER([.B240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240,&quot;&quot;\d+ points?&quot;&quot;),REGEXEXTRACT(J2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0,&quot;&quot;\d+ points?&quot;&quot;),REGEXEXTRACT(K2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40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1]);&quot;/grand-final/results/&quot;);LOWER([.B241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41,&quot;&quot;\d+ points?&quot;&quot;),REGEXEXTRACT(J241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41,&quot;&quot;\d+ points?&quot;&quot;),REGEXEXTRACT(K2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4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2]);&quot;/grand-final/results/&quot;);LOWER([.B242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242,&quot;&quot;\d+ points?&quot;&quot;),REGEXEXTRACT(J24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2,&quot;&quot;\d+ points?&quot;&quot;),REGEXEXTRACT(K2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2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42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3]);&quot;/grand-final/results/&quot;);LOWER([.B243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43,&quot;&quot;\d+ points?&quot;&quot;),REGEXEXTRACT(J2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3,&quot;&quot;\d+ points?&quot;&quot;),REGEXEXTRACT(K2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3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4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4]);&quot;/grand-final/results/&quot;);LOWER([.B244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44,&quot;&quot;\d+ points?&quot;&quot;),REGEXEXTRACT(J24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44,&quot;&quot;\d+ points?&quot;&quot;),REGEXEXTRACT(K24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4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4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5]);&quot;/grand-final/results/&quot;);LOWER([.B245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45,&quot;&quot;\d+ points?&quot;&quot;),REGEXEXTRACT(J245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45,&quot;&quot;\d+ points?&quot;&quot;),REGEXEXTRACT(K24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45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4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6]);&quot;/grand-final/results/&quot;);LOWER([.B246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46,&quot;&quot;\d+ points?&quot;&quot;),REGEXEXTRACT(J24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46,&quot;&quot;\d+ points?&quot;&quot;),REGEXEXTRACT(K24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4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4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7]);&quot;/grand-final/results/&quot;);LOWER([.B247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47,&quot;&quot;\d+ points?&quot;&quot;),REGEXEXTRACT(J2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7,&quot;&quot;\d+ points?&quot;&quot;),REGEXEXTRACT(K2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4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48]);&quot;/grand-final/results/&quot;);LOWER([.B248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12th</text:p>
          </table:table-cell>
          <table:table-cell table:style-name="ce4" table:formula="of:=IFERROR(__xludf.dummyfunction(&quot;INT(IF(REGEXMATCH(J248,&quot;&quot;\d+ points?&quot;&quot;),REGEXEXTRACT(J2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8,&quot;&quot;\d+ points?&quot;&quot;),REGEXEXTRACT(K2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48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49]);&quot;/grand-final/results/&quot;);LOWER([.B249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49,&quot;&quot;\d+ points?&quot;&quot;),REGEXEXTRACT(J2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9,&quot;&quot;\d+ points?&quot;&quot;),REGEXEXTRACT(K2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9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4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0]);&quot;/grand-final/results/&quot;);LOWER([.B250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50,&quot;&quot;\d+ points?&quot;&quot;),REGEXEXTRACT(J25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50,&quot;&quot;\d+ points?&quot;&quot;),REGEXEXTRACT(K25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50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5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1]);&quot;/grand-final/results/&quot;);LOWER([.B251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51,&quot;&quot;\d+ points?&quot;&quot;),REGEXEXTRACT(J2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1,&quot;&quot;\d+ points?&quot;&quot;),REGEXEXTRACT(K2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5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2]);&quot;/grand-final/results/&quot;);LOWER([.B252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52,&quot;&quot;\d+ points?&quot;&quot;),REGEXEXTRACT(J2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2,&quot;&quot;\d+ points?&quot;&quot;),REGEXEXTRACT(K25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5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5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3]);&quot;/grand-final/results/&quot;);LOWER([.B253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53,&quot;&quot;\d+ points?&quot;&quot;),REGEXEXTRACT(J25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53,&quot;&quot;\d+ points?&quot;&quot;),REGEXEXTRACT(K25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5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5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4]);&quot;/grand-final/results/&quot;);LOWER([.B254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54,&quot;&quot;\d+ points?&quot;&quot;),REGEXEXTRACT(J2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4,&quot;&quot;\d+ points?&quot;&quot;),REGEXEXTRACT(K2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5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5]);&quot;/grand-final/results/&quot;);LOWER([.B255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55,&quot;&quot;\d+ points?&quot;&quot;),REGEXEXTRACT(J25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55,&quot;&quot;\d+ points?&quot;&quot;),REGEXEXTRACT(K2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5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6]);&quot;/grand-final/results/&quot;);LOWER([.B256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56,&quot;&quot;\d+ points?&quot;&quot;),REGEXEXTRACT(J2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6,&quot;&quot;\d+ points?&quot;&quot;),REGEXEXTRACT(K2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56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7]);&quot;/grand-final/results/&quot;);LOWER([.B257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57,&quot;&quot;\d+ points?&quot;&quot;),REGEXEXTRACT(J2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7,&quot;&quot;\d+ points?&quot;&quot;),REGEXEXTRACT(K25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5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5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8]);&quot;/grand-final/results/&quot;);LOWER([.B258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58,&quot;&quot;\d+ points?&quot;&quot;),REGEXEXTRACT(J258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58,&quot;&quot;\d+ points?&quot;&quot;),REGEXEXTRACT(K258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5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58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9]);&quot;/grand-final/results/&quot;);LOWER([.B259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59,&quot;&quot;\d+ points?&quot;&quot;),REGEXEXTRACT(J25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59,&quot;&quot;\d+ points?&quot;&quot;),REGEXEXTRACT(K2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59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0]);&quot;/grand-final/results/&quot;);LOWER([.B260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60,&quot;&quot;\d+ points?&quot;&quot;),REGEXEXTRACT(J260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60,&quot;&quot;\d+ points?&quot;&quot;),REGEXEXTRACT(K26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60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6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1]);&quot;/grand-final/results/&quot;);LOWER([.B261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261,&quot;&quot;\d+ points?&quot;&quot;),REGEXEXTRACT(J261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61,&quot;&quot;\d+ points?&quot;&quot;),REGEXEXTRACT(K26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61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6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2]);&quot;/grand-final/results/&quot;);LOWER([.B262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62,&quot;&quot;\d+ points?&quot;&quot;),REGEXEXTRACT(J2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2,&quot;&quot;\d+ points?&quot;&quot;),REGEXEXTRACT(K2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2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6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3]);&quot;/grand-final/results/&quot;);LOWER([.B263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63,&quot;&quot;\d+ points?&quot;&quot;),REGEXEXTRACT(J2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3,&quot;&quot;\d+ points?&quot;&quot;),REGEXEXTRACT(K2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3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63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4]);&quot;/grand-final/results/&quot;);LOWER([.B264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64,&quot;&quot;\d+ points?&quot;&quot;),REGEXEXTRACT(J2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4,&quot;&quot;\d+ points?&quot;&quot;),REGEXEXTRACT(K2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6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5]);&quot;/grand-final/results/&quot;);LOWER([.B265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65,&quot;&quot;\d+ points?&quot;&quot;),REGEXEXTRACT(J2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5,&quot;&quot;\d+ points?&quot;&quot;),REGEXEXTRACT(K2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5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6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6]);&quot;/grand-final/results/&quot;);LOWER([.B266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1" office:value-type="string" calcext:value-type="string">
            <text:p>24th</text:p>
          </table:table-cell>
          <table:table-cell table:style-name="ce4" table:formula="of:=IFERROR(__xludf.dummyfunction(&quot;INT(IF(REGEXMATCH(J266,&quot;&quot;\d+ points?&quot;&quot;),REGEXEXTRACT(J26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6,&quot;&quot;\d+ points?&quot;&quot;),REGEXEXTRACT(K2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66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7]);&quot;/grand-final/results/&quot;);LOWER([.B267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67,&quot;&quot;\d+ points?&quot;&quot;),REGEXEXTRACT(J2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7,&quot;&quot;\d+ points?&quot;&quot;),REGEXEXTRACT(K2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7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6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8]);&quot;/grand-final/results/&quot;);LOWER([.B268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68,&quot;&quot;\d+ points?&quot;&quot;),REGEXEXTRACT(J268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68,&quot;&quot;\d+ points?&quot;&quot;),REGEXEXTRACT(K26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68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6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9]);&quot;/grand-final/results/&quot;);LOWER([.B269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69,&quot;&quot;\d+ points?&quot;&quot;),REGEXEXTRACT(J26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69,&quot;&quot;\d+ points?&quot;&quot;),REGEXEXTRACT(K26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6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6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70]);&quot;/grand-final/results/&quot;);LOWER([.B270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70,&quot;&quot;\d+ points?&quot;&quot;),REGEXEXTRACT(J27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70,&quot;&quot;\d+ points?&quot;&quot;),REGEXEXTRACT(K270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7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70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71]);&quot;/grand-final/results/&quot;);LOWER([.B271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71,&quot;&quot;\d+ points?&quot;&quot;),REGEXEXTRACT(J2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1,&quot;&quot;\d+ points?&quot;&quot;),REGEXEXTRACT(K2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7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2]);&quot;/grand-final/results/&quot;);LOWER([.B272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72,&quot;&quot;\d+ points?&quot;&quot;),REGEXEXTRACT(J2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2,&quot;&quot;\d+ points?&quot;&quot;),REGEXEXTRACT(K2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7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3]);&quot;/grand-final/results/&quot;);LOWER([.B273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73,&quot;&quot;\d+ points?&quot;&quot;),REGEXEXTRACT(J2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3,&quot;&quot;\d+ points?&quot;&quot;),REGEXEXTRACT(K273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7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73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4]);&quot;/grand-final/results/&quot;);LOWER([.B274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274,&quot;&quot;\d+ points?&quot;&quot;),REGEXEXTRACT(J274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74,&quot;&quot;\d+ points?&quot;&quot;),REGEXEXTRACT(K27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74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7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5]);&quot;/grand-final/results/&quot;);LOWER([.B275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75,&quot;&quot;\d+ points?&quot;&quot;),REGEXEXTRACT(J2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5,&quot;&quot;\d+ points?&quot;&quot;),REGEXEXTRACT(K2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7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6]);&quot;/grand-final/results/&quot;);LOWER([.B276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76,&quot;&quot;\d+ points?&quot;&quot;),REGEXEXTRACT(J27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6,&quot;&quot;\d+ points?&quot;&quot;),REGEXEXTRACT(K27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76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7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7]);&quot;/grand-final/results/&quot;);LOWER([.B277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277,&quot;&quot;\d+ points?&quot;&quot;),REGEXEXTRACT(J277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77,&quot;&quot;\d+ points?&quot;&quot;),REGEXEXTRACT(K277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77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77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8]);&quot;/grand-final/results/&quot;);LOWER([.B278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278,&quot;&quot;\d+ points?&quot;&quot;),REGEXEXTRACT(J2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8,&quot;&quot;\d+ points?&quot;&quot;),REGEXEXTRACT(K2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7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9]);&quot;/grand-final/results/&quot;);LOWER([.B279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79,&quot;&quot;\d+ points?&quot;&quot;),REGEXEXTRACT(J27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79,&quot;&quot;\d+ points?&quot;&quot;),REGEXEXTRACT(K2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79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0]);&quot;/grand-final/results/&quot;);LOWER([.B280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80,&quot;&quot;\d+ points?&quot;&quot;),REGEXEXTRACT(J2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0,&quot;&quot;\d+ points?&quot;&quot;),REGEXEXTRACT(K2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8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1]);&quot;/grand-final/results/&quot;);LOWER([.B281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81,&quot;&quot;\d+ points?&quot;&quot;),REGEXEXTRACT(J28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81,&quot;&quot;\d+ points?&quot;&quot;),REGEXEXTRACT(K28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8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8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2]);&quot;/grand-final/results/&quot;);LOWER([.B282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82,&quot;&quot;\d+ points?&quot;&quot;),REGEXEXTRACT(J2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2,&quot;&quot;\d+ points?&quot;&quot;),REGEXEXTRACT(K28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8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28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3]);&quot;/grand-final/results/&quot;);LOWER([.B283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83,&quot;&quot;\d+ points?&quot;&quot;),REGEXEXTRACT(J2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3,&quot;&quot;\d+ points?&quot;&quot;),REGEXEXTRACT(K2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3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8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4]);&quot;/grand-final/results/&quot;);LOWER([.B284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84,&quot;&quot;\d+ points?&quot;&quot;),REGEXEXTRACT(J2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4,&quot;&quot;\d+ points?&quot;&quot;),REGEXEXTRACT(K2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8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5]);&quot;/grand-final/results/&quot;);LOWER([.B285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85,&quot;&quot;\d+ points?&quot;&quot;),REGEXEXTRACT(J2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5,&quot;&quot;\d+ points?&quot;&quot;),REGEXEXTRACT(K2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8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6]);&quot;/grand-final/results/&quot;);LOWER([.B286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86,&quot;&quot;\d+ points?&quot;&quot;),REGEXEXTRACT(J28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86,&quot;&quot;\d+ points?&quot;&quot;),REGEXEXTRACT(K2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86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7]);&quot;/grand-final/results/&quot;);LOWER([.B287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87,&quot;&quot;\d+ points?&quot;&quot;),REGEXEXTRACT(J28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87,&quot;&quot;\d+ points?&quot;&quot;),REGEXEXTRACT(K28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87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8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8]);&quot;/grand-final/results/&quot;);LOWER([.B288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88,&quot;&quot;\d+ points?&quot;&quot;),REGEXEXTRACT(J2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8,&quot;&quot;\d+ points?&quot;&quot;),REGEXEXTRACT(K2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8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88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9]);&quot;/grand-final/results/&quot;);LOWER([.B289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89,&quot;&quot;\d+ points?&quot;&quot;),REGEXEXTRACT(J2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9,&quot;&quot;\d+ points?&quot;&quot;),REGEXEXTRACT(K2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8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0]);&quot;/grand-final/results/&quot;);LOWER([.B290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90,&quot;&quot;\d+ points?&quot;&quot;),REGEXEXTRACT(J2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0,&quot;&quot;\d+ points?&quot;&quot;),REGEXEXTRACT(K2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9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1]);&quot;/grand-final/results/&quot;);LOWER([.B291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91,&quot;&quot;\d+ points?&quot;&quot;),REGEXEXTRACT(J29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91,&quot;&quot;\d+ points?&quot;&quot;),REGEXEXTRACT(K29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9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9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2]);&quot;/grand-final/results/&quot;);LOWER([.B292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92,&quot;&quot;\d+ points?&quot;&quot;),REGEXEXTRACT(J29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92,&quot;&quot;\d+ points?&quot;&quot;),REGEXEXTRACT(K2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92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3]);&quot;/grand-final/results/&quot;);LOWER([.B293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93,&quot;&quot;\d+ points?&quot;&quot;),REGEXEXTRACT(J29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93,&quot;&quot;\d+ points?&quot;&quot;),REGEXEXTRACT(K29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9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9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4]);&quot;/grand-final/results/&quot;);LOWER([.B294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94,&quot;&quot;\d+ points?&quot;&quot;),REGEXEXTRACT(J294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94,&quot;&quot;\d+ points?&quot;&quot;),REGEXEXTRACT(K29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94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9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5]);&quot;/grand-final/results/&quot;);LOWER([.B295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95,&quot;&quot;\d+ points?&quot;&quot;),REGEXEXTRACT(J29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5,&quot;&quot;\d+ points?&quot;&quot;),REGEXEXTRACT(K2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5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9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6]);&quot;/grand-final/results/&quot;);LOWER([.B296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96,&quot;&quot;\d+ points?&quot;&quot;),REGEXEXTRACT(J29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96,&quot;&quot;\d+ points?&quot;&quot;),REGEXEXTRACT(K29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9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9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7]);&quot;/grand-final/results/&quot;);LOWER([.B297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97,&quot;&quot;\d+ points?&quot;&quot;),REGEXEXTRACT(J2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7,&quot;&quot;\d+ points?&quot;&quot;),REGEXEXTRACT(K2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9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8]);&quot;/grand-final/results/&quot;);LOWER([.B298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98,&quot;&quot;\d+ points?&quot;&quot;),REGEXEXTRACT(J29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98,&quot;&quot;\d+ points?&quot;&quot;),REGEXEXTRACT(K29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9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9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9]);&quot;/grand-final/results/&quot;);LOWER([.B299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99,&quot;&quot;\d+ points?&quot;&quot;),REGEXEXTRACT(J2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9,&quot;&quot;\d+ points?&quot;&quot;),REGEXEXTRACT(K2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99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0]);&quot;/grand-final/results/&quot;);LOWER([.B300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00,&quot;&quot;\d+ points?&quot;&quot;),REGEXEXTRACT(J3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0,&quot;&quot;\d+ points?&quot;&quot;),REGEXEXTRACT(K3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0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0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1]);&quot;/grand-final/results/&quot;);LOWER([.B301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301,&quot;&quot;\d+ points?&quot;&quot;),REGEXEXTRACT(J3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1,&quot;&quot;\d+ points?&quot;&quot;),REGEXEXTRACT(K3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0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2]);&quot;/grand-final/results/&quot;);LOWER([.B302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02,&quot;&quot;\d+ points?&quot;&quot;),REGEXEXTRACT(J3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2,&quot;&quot;\d+ points?&quot;&quot;),REGEXEXTRACT(K3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2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0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3]);&quot;/grand-final/results/&quot;);LOWER([.B303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303,&quot;&quot;\d+ points?&quot;&quot;),REGEXEXTRACT(J30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03,&quot;&quot;\d+ points?&quot;&quot;),REGEXEXTRACT(K3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03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4]);&quot;/grand-final/results/&quot;);LOWER([.B304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04,&quot;&quot;\d+ points?&quot;&quot;),REGEXEXTRACT(J30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04,&quot;&quot;\d+ points?&quot;&quot;),REGEXEXTRACT(K30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0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0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5]);&quot;/grand-final/results/&quot;);LOWER([.B305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05,&quot;&quot;\d+ points?&quot;&quot;),REGEXEXTRACT(J3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5,&quot;&quot;\d+ points?&quot;&quot;),REGEXEXTRACT(K3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5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0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6]);&quot;/grand-final/results/&quot;);LOWER([.B306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06,&quot;&quot;\d+ points?&quot;&quot;),REGEXEXTRACT(J30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06,&quot;&quot;\d+ points?&quot;&quot;),REGEXEXTRACT(K30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0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0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7]);&quot;/grand-final/results/&quot;);LOWER([.B307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07,&quot;&quot;\d+ points?&quot;&quot;),REGEXEXTRACT(J3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7,&quot;&quot;\d+ points?&quot;&quot;),REGEXEXTRACT(K307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0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07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8]);&quot;/grand-final/results/&quot;);LOWER([.B308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08,&quot;&quot;\d+ points?&quot;&quot;),REGEXEXTRACT(J3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8,&quot;&quot;\d+ points?&quot;&quot;),REGEXEXTRACT(K3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0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9]);&quot;/grand-final/results/&quot;);LOWER([.B309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09,&quot;&quot;\d+ points?&quot;&quot;),REGEXEXTRACT(J309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09,&quot;&quot;\d+ points?&quot;&quot;),REGEXEXTRACT(K3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0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0]);&quot;/grand-final/results/&quot;);LOWER([.B310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10,&quot;&quot;\d+ points?&quot;&quot;),REGEXEXTRACT(J310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10,&quot;&quot;\d+ points?&quot;&quot;),REGEXEXTRACT(K31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10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1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1]);&quot;/grand-final/results/&quot;);LOWER([.B311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11,&quot;&quot;\d+ points?&quot;&quot;),REGEXEXTRACT(J3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1,&quot;&quot;\d+ points?&quot;&quot;),REGEXEXTRACT(K31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1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2]);&quot;/grand-final/results/&quot;);LOWER([.B312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12,&quot;&quot;\d+ points?&quot;&quot;),REGEXEXTRACT(J312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12,&quot;&quot;\d+ points?&quot;&quot;),REGEXEXTRACT(K31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12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1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3]);&quot;/grand-final/results/&quot;);LOWER([.B313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13,&quot;&quot;\d+ points?&quot;&quot;),REGEXEXTRACT(J3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3,&quot;&quot;\d+ points?&quot;&quot;),REGEXEXTRACT(K3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1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4]);&quot;/grand-final/results/&quot;);LOWER([.B314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14,&quot;&quot;\d+ points?&quot;&quot;),REGEXEXTRACT(J3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4,&quot;&quot;\d+ points?&quot;&quot;),REGEXEXTRACT(K3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1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5]);&quot;/grand-final/results/&quot;);LOWER([.B315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15,&quot;&quot;\d+ points?&quot;&quot;),REGEXEXTRACT(J3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5,&quot;&quot;\d+ points?&quot;&quot;),REGEXEXTRACT(K31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1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1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6]);&quot;/grand-final/results/&quot;);LOWER([.B316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16,&quot;&quot;\d+ points?&quot;&quot;),REGEXEXTRACT(J3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6,&quot;&quot;\d+ points?&quot;&quot;),REGEXEXTRACT(K3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6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16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7]);&quot;/grand-final/results/&quot;);LOWER([.B317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17,&quot;&quot;\d+ points?&quot;&quot;),REGEXEXTRACT(J317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17,&quot;&quot;\d+ points?&quot;&quot;),REGEXEXTRACT(K31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17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1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8]);&quot;/grand-final/results/&quot;);LOWER([.B318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18,&quot;&quot;\d+ points?&quot;&quot;),REGEXEXTRACT(J31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18,&quot;&quot;\d+ points?&quot;&quot;),REGEXEXTRACT(K31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1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1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9]);&quot;/grand-final/results/&quot;);LOWER([.B319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19,&quot;&quot;\d+ points?&quot;&quot;),REGEXEXTRACT(J31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9,&quot;&quot;\d+ points?&quot;&quot;),REGEXEXTRACT(K3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9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1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0]);&quot;/grand-final/results/&quot;);LOWER([.B320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20,&quot;&quot;\d+ points?&quot;&quot;),REGEXEXTRACT(J320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20,&quot;&quot;\d+ points?&quot;&quot;),REGEXEXTRACT(K32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2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2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1]);&quot;/grand-final/results/&quot;);LOWER([.B321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321,&quot;&quot;\d+ points?&quot;&quot;),REGEXEXTRACT(J3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1,&quot;&quot;\d+ points?&quot;&quot;),REGEXEXTRACT(K3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2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2]);&quot;/grand-final/results/&quot;);LOWER([.B322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22,&quot;&quot;\d+ points?&quot;&quot;),REGEXEXTRACT(J322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22,&quot;&quot;\d+ points?&quot;&quot;),REGEXEXTRACT(K32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2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2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3]);&quot;/grand-final/results/&quot;);LOWER([.B323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323,&quot;&quot;\d+ points?&quot;&quot;),REGEXEXTRACT(J32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3,&quot;&quot;\d+ points?&quot;&quot;),REGEXEXTRACT(K32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23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4]);&quot;/grand-final/results/&quot;);LOWER([.B324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24,&quot;&quot;\d+ points?&quot;&quot;),REGEXEXTRACT(J3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4,&quot;&quot;\d+ points?&quot;&quot;),REGEXEXTRACT(K3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2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5]);&quot;/grand-final/results/&quot;);LOWER([.B325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25,&quot;&quot;\d+ points?&quot;&quot;),REGEXEXTRACT(J3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5,&quot;&quot;\d+ points?&quot;&quot;),REGEXEXTRACT(K3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25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6]);&quot;/grand-final/results/&quot;);LOWER([.B326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26,&quot;&quot;\d+ points?&quot;&quot;),REGEXEXTRACT(J326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26,&quot;&quot;\d+ points?&quot;&quot;),REGEXEXTRACT(K326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26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26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7]);&quot;/grand-final/results/&quot;);LOWER([.B327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27,&quot;&quot;\d+ points?&quot;&quot;),REGEXEXTRACT(J32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327,&quot;&quot;\d+ points?&quot;&quot;),REGEXEXTRACT(K3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7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32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8]);&quot;/grand-final/results/&quot;);LOWER([.B328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28,&quot;&quot;\d+ points?&quot;&quot;),REGEXEXTRACT(J3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8,&quot;&quot;\d+ points?&quot;&quot;),REGEXEXTRACT(K32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2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2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9]);&quot;/grand-final/results/&quot;);LOWER([.B329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29,&quot;&quot;\d+ points?&quot;&quot;),REGEXEXTRACT(J3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9,&quot;&quot;\d+ points?&quot;&quot;),REGEXEXTRACT(K32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29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2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0]);&quot;/grand-final/results/&quot;);LOWER([.B330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30,&quot;&quot;\d+ points?&quot;&quot;),REGEXEXTRACT(J330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30,&quot;&quot;\d+ points?&quot;&quot;),REGEXEXTRACT(K330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30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30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1]);&quot;/grand-final/results/&quot;);LOWER([.B331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31,&quot;&quot;\d+ points?&quot;&quot;),REGEXEXTRACT(J331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31,&quot;&quot;\d+ points?&quot;&quot;),REGEXEXTRACT(K33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31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3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2]);&quot;/grand-final/results/&quot;);LOWER([.B332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32,&quot;&quot;\d+ points?&quot;&quot;),REGEXEXTRACT(J33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32,&quot;&quot;\d+ points?&quot;&quot;),REGEXEXTRACT(K33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3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3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3]);&quot;/grand-final/results/&quot;);LOWER([.B333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33,&quot;&quot;\d+ points?&quot;&quot;),REGEXEXTRACT(J3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3,&quot;&quot;\d+ points?&quot;&quot;),REGEXEXTRACT(K3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33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4]);&quot;/grand-final/results/&quot;);LOWER([.B334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34,&quot;&quot;\d+ points?&quot;&quot;),REGEXEXTRACT(J3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4,&quot;&quot;\d+ points?&quot;&quot;),REGEXEXTRACT(K3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3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5]);&quot;/grand-final/results/&quot;);LOWER([.B335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35,&quot;&quot;\d+ points?&quot;&quot;),REGEXEXTRACT(J3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5,&quot;&quot;\d+ points?&quot;&quot;),REGEXEXTRACT(K3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3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6]);&quot;/grand-final/results/&quot;);LOWER([.B336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36,&quot;&quot;\d+ points?&quot;&quot;),REGEXEXTRACT(J33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36,&quot;&quot;\d+ points?&quot;&quot;),REGEXEXTRACT(K3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3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7]);&quot;/grand-final/results/&quot;);LOWER([.B337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37,&quot;&quot;\d+ points?&quot;&quot;),REGEXEXTRACT(J3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7,&quot;&quot;\d+ points?&quot;&quot;),REGEXEXTRACT(K3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33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8]);&quot;/grand-final/results/&quot;);LOWER([.B338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38,&quot;&quot;\d+ points?&quot;&quot;),REGEXEXTRACT(J3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8,&quot;&quot;\d+ points?&quot;&quot;),REGEXEXTRACT(K3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38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9]);&quot;/grand-final/results/&quot;);LOWER([.B339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39,&quot;&quot;\d+ points?&quot;&quot;),REGEXEXTRACT(J3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9,&quot;&quot;\d+ points?&quot;&quot;),REGEXEXTRACT(K3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39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0]);&quot;/grand-final/results/&quot;);LOWER([.B340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40,&quot;&quot;\d+ points?&quot;&quot;),REGEXEXTRACT(J3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0,&quot;&quot;\d+ points?&quot;&quot;),REGEXEXTRACT(K3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0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4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1]);&quot;/grand-final/results/&quot;);LOWER([.B341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41,&quot;&quot;\d+ points?&quot;&quot;),REGEXEXTRACT(J34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41,&quot;&quot;\d+ points?&quot;&quot;),REGEXEXTRACT(K341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4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41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2]);&quot;/grand-final/results/&quot;);LOWER([.B342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42,&quot;&quot;\d+ points?&quot;&quot;),REGEXEXTRACT(J34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42,&quot;&quot;\d+ points?&quot;&quot;),REGEXEXTRACT(K34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4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4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3]);&quot;/grand-final/results/&quot;);LOWER([.B343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43,&quot;&quot;\d+ points?&quot;&quot;),REGEXEXTRACT(J3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3,&quot;&quot;\d+ points?&quot;&quot;),REGEXEXTRACT(K3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4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4]);&quot;/grand-final/results/&quot;);LOWER([.B344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44,&quot;&quot;\d+ points?&quot;&quot;),REGEXEXTRACT(J344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44,&quot;&quot;\d+ points?&quot;&quot;),REGEXEXTRACT(K34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44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4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5]);&quot;/grand-final/results/&quot;);LOWER([.B345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45,&quot;&quot;\d+ points?&quot;&quot;),REGEXEXTRACT(J3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5,&quot;&quot;\d+ points?&quot;&quot;),REGEXEXTRACT(K3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4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6]);&quot;/grand-final/results/&quot;);LOWER([.B346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46,&quot;&quot;\d+ points?&quot;&quot;),REGEXEXTRACT(J34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46,&quot;&quot;\d+ points?&quot;&quot;),REGEXEXTRACT(K34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4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4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7]);&quot;/grand-final/results/&quot;);LOWER([.B347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47,&quot;&quot;\d+ points?&quot;&quot;),REGEXEXTRACT(J3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7,&quot;&quot;\d+ points?&quot;&quot;),REGEXEXTRACT(K3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47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8]);&quot;/grand-final/results/&quot;);LOWER([.B348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48,&quot;&quot;\d+ points?&quot;&quot;),REGEXEXTRACT(J3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8,&quot;&quot;\d+ points?&quot;&quot;),REGEXEXTRACT(K3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8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4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9]);&quot;/grand-final/results/&quot;);LOWER([.B349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49,&quot;&quot;\d+ points?&quot;&quot;),REGEXEXTRACT(J3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9,&quot;&quot;\d+ points?&quot;&quot;),REGEXEXTRACT(K3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34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0]);&quot;/grand-final/results/&quot;);LOWER([.B350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50,&quot;&quot;\d+ points?&quot;&quot;),REGEXEXTRACT(J35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50,&quot;&quot;\d+ points?&quot;&quot;),REGEXEXTRACT(K35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5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5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1]);&quot;/grand-final/results/&quot;);LOWER([.B351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51,&quot;&quot;\d+ points?&quot;&quot;),REGEXEXTRACT(J3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1,&quot;&quot;\d+ points?&quot;&quot;),REGEXEXTRACT(K3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5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2]);&quot;/grand-final/results/&quot;);LOWER([.B352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52,&quot;&quot;\d+ points?&quot;&quot;),REGEXEXTRACT(J3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2,&quot;&quot;\d+ points?&quot;&quot;),REGEXEXTRACT(K35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5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5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3]);&quot;/grand-final/results/&quot;);LOWER([.B353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53,&quot;&quot;\d+ points?&quot;&quot;),REGEXEXTRACT(J3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3,&quot;&quot;\d+ points?&quot;&quot;),REGEXEXTRACT(K353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5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53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4]);&quot;/grand-final/results/&quot;);LOWER([.B354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54,&quot;&quot;\d+ points?&quot;&quot;),REGEXEXTRACT(J354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54,&quot;&quot;\d+ points?&quot;&quot;),REGEXEXTRACT(K354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54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54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5]);&quot;/grand-final/results/&quot;);LOWER([.B355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55,&quot;&quot;\d+ points?&quot;&quot;),REGEXEXTRACT(J35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355,&quot;&quot;\d+ points?&quot;&quot;),REGEXEXTRACT(K35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5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35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6]);&quot;/grand-final/results/&quot;);LOWER([.B356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356,&quot;&quot;\d+ points?&quot;&quot;),REGEXEXTRACT(J3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6,&quot;&quot;\d+ points?&quot;&quot;),REGEXEXTRACT(K3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6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5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7]);&quot;/grand-final/results/&quot;);LOWER([.B357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57,&quot;&quot;\d+ points?&quot;&quot;),REGEXEXTRACT(J35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57,&quot;&quot;\d+ points?&quot;&quot;),REGEXEXTRACT(K35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5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5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8]);&quot;/grand-final/results/&quot;);LOWER([.B358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58,&quot;&quot;\d+ points?&quot;&quot;),REGEXEXTRACT(J35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58,&quot;&quot;\d+ points?&quot;&quot;),REGEXEXTRACT(K3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5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9]);&quot;/grand-final/results/&quot;);LOWER([.B359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59,&quot;&quot;\d+ points?&quot;&quot;),REGEXEXTRACT(J3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9,&quot;&quot;\d+ points?&quot;&quot;),REGEXEXTRACT(K3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5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0]);&quot;/grand-final/results/&quot;);LOWER([.B360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60,&quot;&quot;\d+ points?&quot;&quot;),REGEXEXTRACT(J3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0,&quot;&quot;\d+ points?&quot;&quot;),REGEXEXTRACT(K3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6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1]);&quot;/grand-final/results/&quot;);LOWER([.B361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61,&quot;&quot;\d+ points?&quot;&quot;),REGEXEXTRACT(J3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1,&quot;&quot;\d+ points?&quot;&quot;),REGEXEXTRACT(K3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6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2]);&quot;/grand-final/results/&quot;);LOWER([.B362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62,&quot;&quot;\d+ points?&quot;&quot;),REGEXEXTRACT(J3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2,&quot;&quot;\d+ points?&quot;&quot;),REGEXEXTRACT(K3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2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6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3]);&quot;/grand-final/results/&quot;);LOWER([.B363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63,&quot;&quot;\d+ points?&quot;&quot;),REGEXEXTRACT(J3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3,&quot;&quot;\d+ points?&quot;&quot;),REGEXEXTRACT(K3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6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4]);&quot;/grand-final/results/&quot;);LOWER([.B364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364,&quot;&quot;\d+ points?&quot;&quot;),REGEXEXTRACT(J364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64,&quot;&quot;\d+ points?&quot;&quot;),REGEXEXTRACT(K3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4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6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5]);&quot;/grand-final/results/&quot;);LOWER([.B365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65,&quot;&quot;\d+ points?&quot;&quot;),REGEXEXTRACT(J365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65,&quot;&quot;\d+ points?&quot;&quot;),REGEXEXTRACT(K365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65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65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6]);&quot;/grand-final/results/&quot;);LOWER([.B366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66,&quot;&quot;\d+ points?&quot;&quot;),REGEXEXTRACT(J36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66,&quot;&quot;\d+ points?&quot;&quot;),REGEXEXTRACT(K366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6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66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7]);&quot;/grand-final/results/&quot;);LOWER([.B367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67,&quot;&quot;\d+ points?&quot;&quot;),REGEXEXTRACT(J3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7,&quot;&quot;\d+ points?&quot;&quot;),REGEXEXTRACT(K3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6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68]);&quot;/grand-final/results/&quot;);LOWER([.B368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68,&quot;&quot;\d+ points?&quot;&quot;),REGEXEXTRACT(J36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68,&quot;&quot;\d+ points?&quot;&quot;),REGEXEXTRACT(K36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6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6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69]);&quot;/grand-final/results/&quot;);LOWER([.B369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69,&quot;&quot;\d+ points?&quot;&quot;),REGEXEXTRACT(J3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9,&quot;&quot;\d+ points?&quot;&quot;),REGEXEXTRACT(K3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6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0]);&quot;/grand-final/results/&quot;);LOWER([.B370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70,&quot;&quot;\d+ points?&quot;&quot;),REGEXEXTRACT(J3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0,&quot;&quot;\d+ points?&quot;&quot;),REGEXEXTRACT(K37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7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37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1]);&quot;/grand-final/results/&quot;);LOWER([.B371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71,&quot;&quot;\d+ points?&quot;&quot;),REGEXEXTRACT(J371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71,&quot;&quot;\d+ points?&quot;&quot;),REGEXEXTRACT(K371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71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71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2]);&quot;/grand-final/results/&quot;);LOWER([.B372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72,&quot;&quot;\d+ points?&quot;&quot;),REGEXEXTRACT(J3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2,&quot;&quot;\d+ points?&quot;&quot;),REGEXEXTRACT(K3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2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7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3]);&quot;/grand-final/results/&quot;);LOWER([.B373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73,&quot;&quot;\d+ points?&quot;&quot;),REGEXEXTRACT(J3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3,&quot;&quot;\d+ points?&quot;&quot;),REGEXEXTRACT(K3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73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4]);&quot;/grand-final/results/&quot;);LOWER([.B374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74,&quot;&quot;\d+ points?&quot;&quot;),REGEXEXTRACT(J374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74,&quot;&quot;\d+ points?&quot;&quot;),REGEXEXTRACT(K37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74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7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5]);&quot;/grand-final/results/&quot;);LOWER([.B375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75,&quot;&quot;\d+ points?&quot;&quot;),REGEXEXTRACT(J3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5,&quot;&quot;\d+ points?&quot;&quot;),REGEXEXTRACT(K3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7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6]);&quot;/grand-final/results/&quot;);LOWER([.B376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76,&quot;&quot;\d+ points?&quot;&quot;),REGEXEXTRACT(J37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76,&quot;&quot;\d+ points?&quot;&quot;),REGEXEXTRACT(K37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7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7]);&quot;/grand-final/results/&quot;);LOWER([.B377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77,&quot;&quot;\d+ points?&quot;&quot;),REGEXEXTRACT(J3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7,&quot;&quot;\d+ points?&quot;&quot;),REGEXEXTRACT(K37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77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7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8]);&quot;/grand-final/results/&quot;);LOWER([.B378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78,&quot;&quot;\d+ points?&quot;&quot;),REGEXEXTRACT(J3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8,&quot;&quot;\d+ points?&quot;&quot;),REGEXEXTRACT(K37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7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7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9]);&quot;/grand-final/results/&quot;);LOWER([.B379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79,&quot;&quot;\d+ points?&quot;&quot;),REGEXEXTRACT(J37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79,&quot;&quot;\d+ points?&quot;&quot;),REGEXEXTRACT(K37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7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7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0]);&quot;/grand-final/results/&quot;);LOWER([.B380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380,&quot;&quot;\d+ points?&quot;&quot;),REGEXEXTRACT(J3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0,&quot;&quot;\d+ points?&quot;&quot;),REGEXEXTRACT(K3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80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1]);&quot;/grand-final/results/&quot;);LOWER([.B381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1" office:value-type="string" calcext:value-type="string">
            <text:p>18th</text:p>
          </table:table-cell>
          <table:table-cell table:style-name="ce4" table:formula="of:=IFERROR(__xludf.dummyfunction(&quot;INT(IF(REGEXMATCH(J381,&quot;&quot;\d+ points?&quot;&quot;),REGEXEXTRACT(J3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1,&quot;&quot;\d+ points?&quot;&quot;),REGEXEXTRACT(K3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1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8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2]);&quot;/grand-final/results/&quot;);LOWER([.B382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82,&quot;&quot;\d+ points?&quot;&quot;),REGEXEXTRACT(J38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82,&quot;&quot;\d+ points?&quot;&quot;),REGEXEXTRACT(K3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2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8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3]);&quot;/grand-final/results/&quot;);LOWER([.B383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83,&quot;&quot;\d+ points?&quot;&quot;),REGEXEXTRACT(J3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3,&quot;&quot;\d+ points?&quot;&quot;),REGEXEXTRACT(K3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8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4]);&quot;/grand-final/results/&quot;);LOWER([.B384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84,&quot;&quot;\d+ points?&quot;&quot;),REGEXEXTRACT(J38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84,&quot;&quot;\d+ points?&quot;&quot;),REGEXEXTRACT(K3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8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5]);&quot;/grand-final/results/&quot;);LOWER([.B385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85,&quot;&quot;\d+ points?&quot;&quot;),REGEXEXTRACT(J3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5,&quot;&quot;\d+ points?&quot;&quot;),REGEXEXTRACT(K3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5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85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6]);&quot;/grand-final/results/&quot;);LOWER([.B386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86,&quot;&quot;\d+ points?&quot;&quot;),REGEXEXTRACT(J3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6,&quot;&quot;\d+ points?&quot;&quot;),REGEXEXTRACT(K3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86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7]);&quot;/grand-final/results/&quot;);LOWER([.B387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87,&quot;&quot;\d+ points?&quot;&quot;),REGEXEXTRACT(J3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7,&quot;&quot;\d+ points?&quot;&quot;),REGEXEXTRACT(K3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8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8]);&quot;/grand-final/results/&quot;);LOWER([.B388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1 point 10th</text:p>
          </table:table-cell>
          <table:table-cell table:style-name="ce4" table:formula="of:=IFERROR(__xludf.dummyfunction(&quot;INT(IF(REGEXMATCH(J388,&quot;&quot;\d+ points?&quot;&quot;),REGEXEXTRACT(J38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88,&quot;&quot;\d+ points?&quot;&quot;),REGEXEXTRACT(K38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88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8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9]);&quot;/grand-final/results/&quot;);LOWER([.B389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89,&quot;&quot;\d+ points?&quot;&quot;),REGEXEXTRACT(J38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89,&quot;&quot;\d+ points?&quot;&quot;),REGEXEXTRACT(K389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8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89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90]);&quot;/grand-final/results/&quot;);LOWER([.B390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90,&quot;&quot;\d+ points?&quot;&quot;),REGEXEXTRACT(J39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390,&quot;&quot;\d+ points?&quot;&quot;),REGEXEXTRACT(K39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9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39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91]);&quot;/grand-final/results/&quot;);LOWER([.B391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91,&quot;&quot;\d+ points?&quot;&quot;),REGEXEXTRACT(J3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1,&quot;&quot;\d+ points?&quot;&quot;),REGEXEXTRACT(K3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1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91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2]);&quot;/grand-final/results/&quot;);LOWER([.B392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92,&quot;&quot;\d+ points?&quot;&quot;),REGEXEXTRACT(J39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92,&quot;&quot;\d+ points?&quot;&quot;),REGEXEXTRACT(K3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9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3]);&quot;/grand-final/results/&quot;);LOWER([.B393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93,&quot;&quot;\d+ points?&quot;&quot;),REGEXEXTRACT(J3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3,&quot;&quot;\d+ points?&quot;&quot;),REGEXEXTRACT(K3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3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9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4]);&quot;/grand-final/results/&quot;);LOWER([.B394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94,&quot;&quot;\d+ points?&quot;&quot;),REGEXEXTRACT(J394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94,&quot;&quot;\d+ points?&quot;&quot;),REGEXEXTRACT(K394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94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94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5]);&quot;/grand-final/results/&quot;);LOWER([.B395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5th</text:p>
          </table:table-cell>
          <table:table-cell table:style-name="ce4" table:formula="of:=IFERROR(__xludf.dummyfunction(&quot;INT(IF(REGEXMATCH(J395,&quot;&quot;\d+ points?&quot;&quot;),REGEXEXTRACT(J39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5,&quot;&quot;\d+ points?&quot;&quot;),REGEXEXTRACT(K3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5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9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6]);&quot;/grand-final/results/&quot;);LOWER([.B396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96,&quot;&quot;\d+ points?&quot;&quot;),REGEXEXTRACT(J3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6,&quot;&quot;\d+ points?&quot;&quot;),REGEXEXTRACT(K3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6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39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7]);&quot;/grand-final/results/&quot;);LOWER([.B397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97,&quot;&quot;\d+ points?&quot;&quot;),REGEXEXTRACT(J3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7,&quot;&quot;\d+ points?&quot;&quot;),REGEXEXTRACT(K39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9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9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8]);&quot;/grand-final/results/&quot;);LOWER([.B398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98,&quot;&quot;\d+ points?&quot;&quot;),REGEXEXTRACT(J39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98,&quot;&quot;\d+ points?&quot;&quot;),REGEXEXTRACT(K39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9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9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9]);&quot;/grand-final/results/&quot;);LOWER([.B399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99,&quot;&quot;\d+ points?&quot;&quot;),REGEXEXTRACT(J3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9,&quot;&quot;\d+ points?&quot;&quot;),REGEXEXTRACT(K3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9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9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0]);&quot;/grand-final/results/&quot;);LOWER([.B400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2 points 9th</text:p>
          </table:table-cell>
          <table:table-cell table:style-name="ce4" table:formula="of:=IFERROR(__xludf.dummyfunction(&quot;INT(IF(REGEXMATCH(J400,&quot;&quot;\d+ points?&quot;&quot;),REGEXEXTRACT(J40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00,&quot;&quot;\d+ points?&quot;&quot;),REGEXEXTRACT(K400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0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00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1]);&quot;/grand-final/results/&quot;);LOWER([.B401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01,&quot;&quot;\d+ points?&quot;&quot;),REGEXEXTRACT(J4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1,&quot;&quot;\d+ points?&quot;&quot;),REGEXEXTRACT(K4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0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2]);&quot;/grand-final/results/&quot;);LOWER([.B402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02,&quot;&quot;\d+ points?&quot;&quot;),REGEXEXTRACT(J40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02,&quot;&quot;\d+ points?&quot;&quot;),REGEXEXTRACT(K40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0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0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3]);&quot;/grand-final/results/&quot;);LOWER([.B403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03,&quot;&quot;\d+ points?&quot;&quot;),REGEXEXTRACT(J4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3,&quot;&quot;\d+ points?&quot;&quot;),REGEXEXTRACT(K40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0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0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4]);&quot;/grand-final/results/&quot;);LOWER([.B404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04,&quot;&quot;\d+ points?&quot;&quot;),REGEXEXTRACT(J4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4,&quot;&quot;\d+ points?&quot;&quot;),REGEXEXTRACT(K4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4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0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5]);&quot;/grand-final/results/&quot;);LOWER([.B405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05,&quot;&quot;\d+ points?&quot;&quot;),REGEXEXTRACT(J4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5,&quot;&quot;\d+ points?&quot;&quot;),REGEXEXTRACT(K4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0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6]);&quot;/grand-final/results/&quot;);LOWER([.B406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06,&quot;&quot;\d+ points?&quot;&quot;),REGEXEXTRACT(J4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6,&quot;&quot;\d+ points?&quot;&quot;),REGEXEXTRACT(K40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0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0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7]);&quot;/grand-final/results/&quot;);LOWER([.B407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07,&quot;&quot;\d+ points?&quot;&quot;),REGEXEXTRACT(J4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7,&quot;&quot;\d+ points?&quot;&quot;),REGEXEXTRACT(K40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0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8]);&quot;/grand-final/results/&quot;);LOWER([.B408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08,&quot;&quot;\d+ points?&quot;&quot;),REGEXEXTRACT(J4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8,&quot;&quot;\d+ points?&quot;&quot;),REGEXEXTRACT(K4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8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0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9]);&quot;/grand-final/results/&quot;);LOWER([.B409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09,&quot;&quot;\d+ points?&quot;&quot;),REGEXEXTRACT(J409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09,&quot;&quot;\d+ points?&quot;&quot;),REGEXEXTRACT(K4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9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0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0]);&quot;/grand-final/results/&quot;);LOWER([.B410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1" office:value-type="string" calcext:value-type="string">
            <text:p>23rd</text:p>
          </table:table-cell>
          <table:table-cell table:style-name="ce4" table:formula="of:=IFERROR(__xludf.dummyfunction(&quot;INT(IF(REGEXMATCH(J410,&quot;&quot;\d+ points?&quot;&quot;),REGEXEXTRACT(J4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0,&quot;&quot;\d+ points?&quot;&quot;),REGEXEXTRACT(K4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1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1]);&quot;/grand-final/results/&quot;);LOWER([.B411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411,&quot;&quot;\d+ points?&quot;&quot;),REGEXEXTRACT(J4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1,&quot;&quot;\d+ points?&quot;&quot;),REGEXEXTRACT(K41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11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2]);&quot;/grand-final/results/&quot;);LOWER([.B412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12,&quot;&quot;\d+ points?&quot;&quot;),REGEXEXTRACT(J4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2,&quot;&quot;\d+ points?&quot;&quot;),REGEXEXTRACT(K41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1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3]);&quot;/grand-final/results/&quot;);LOWER([.B413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13,&quot;&quot;\d+ points?&quot;&quot;),REGEXEXTRACT(J413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13,&quot;&quot;\d+ points?&quot;&quot;),REGEXEXTRACT(K41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13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1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4]);&quot;/grand-final/results/&quot;);LOWER([.B414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414,&quot;&quot;\d+ points?&quot;&quot;),REGEXEXTRACT(J41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14,&quot;&quot;\d+ points?&quot;&quot;),REGEXEXTRACT(K41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1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1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5]);&quot;/grand-final/results/&quot;);LOWER([.B415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15,&quot;&quot;\d+ points?&quot;&quot;),REGEXEXTRACT(J41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15,&quot;&quot;\d+ points?&quot;&quot;),REGEXEXTRACT(K41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1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1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6]);&quot;/grand-final/results/&quot;);LOWER([.B416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16,&quot;&quot;\d+ points?&quot;&quot;),REGEXEXTRACT(J416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16,&quot;&quot;\d+ points?&quot;&quot;),REGEXEXTRACT(K4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6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16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17]);&quot;/grand-final/results/&quot;);LOWER([.B417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17,&quot;&quot;\d+ points?&quot;&quot;),REGEXEXTRACT(J4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7,&quot;&quot;\d+ points?&quot;&quot;),REGEXEXTRACT(K4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17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18]);&quot;/grand-final/results/&quot;);LOWER([.B418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18,&quot;&quot;\d+ points?&quot;&quot;),REGEXEXTRACT(J4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8,&quot;&quot;\d+ points?&quot;&quot;),REGEXEXTRACT(K4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1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19]);&quot;/grand-final/results/&quot;);LOWER([.B419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419,&quot;&quot;\d+ points?&quot;&quot;),REGEXEXTRACT(J41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19,&quot;&quot;\d+ points?&quot;&quot;),REGEXEXTRACT(K419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1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19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0]);&quot;/grand-final/results/&quot;);LOWER([.B420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20,&quot;&quot;\d+ points?&quot;&quot;),REGEXEXTRACT(J4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0,&quot;&quot;\d+ points?&quot;&quot;),REGEXEXTRACT(K4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20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1]);&quot;/grand-final/results/&quot;);LOWER([.B421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21,&quot;&quot;\d+ points?&quot;&quot;),REGEXEXTRACT(J4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1,&quot;&quot;\d+ points?&quot;&quot;),REGEXEXTRACT(K4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21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2]);&quot;/grand-final/results/&quot;);LOWER([.B422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22,&quot;&quot;\d+ points?&quot;&quot;),REGEXEXTRACT(J4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2,&quot;&quot;\d+ points?&quot;&quot;),REGEXEXTRACT(K42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2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2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3]);&quot;/grand-final/results/&quot;);LOWER([.B423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23,&quot;&quot;\d+ points?&quot;&quot;),REGEXEXTRACT(J42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23,&quot;&quot;\d+ points?&quot;&quot;),REGEXEXTRACT(K423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23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23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4]);&quot;/grand-final/results/&quot;);LOWER([.B424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24,&quot;&quot;\d+ points?&quot;&quot;),REGEXEXTRACT(J4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4,&quot;&quot;\d+ points?&quot;&quot;),REGEXEXTRACT(K4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2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5]);&quot;/grand-final/results/&quot;);LOWER([.B425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25,&quot;&quot;\d+ points?&quot;&quot;),REGEXEXTRACT(J42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25,&quot;&quot;\d+ points?&quot;&quot;),REGEXEXTRACT(K4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5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2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6]);&quot;/grand-final/results/&quot;);LOWER([.B426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26,&quot;&quot;\d+ points?&quot;&quot;),REGEXEXTRACT(J4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6,&quot;&quot;\d+ points?&quot;&quot;),REGEXEXTRACT(K4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2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7]);&quot;/grand-final/results/&quot;);LOWER([.B427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427,&quot;&quot;\d+ points?&quot;&quot;),REGEXEXTRACT(J4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7,&quot;&quot;\d+ points?&quot;&quot;),REGEXEXTRACT(K42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42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42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8]);&quot;/grand-final/results/&quot;);LOWER([.B428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28,&quot;&quot;\d+ points?&quot;&quot;),REGEXEXTRACT(J4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8,&quot;&quot;\d+ points?&quot;&quot;),REGEXEXTRACT(K42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2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2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9]);&quot;/grand-final/results/&quot;);LOWER([.B429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29,&quot;&quot;\d+ points?&quot;&quot;),REGEXEXTRACT(J4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9,&quot;&quot;\d+ points?&quot;&quot;),REGEXEXTRACT(K429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2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29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0]);&quot;/grand-final/results/&quot;);LOWER([.B430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30,&quot;&quot;\d+ points?&quot;&quot;),REGEXEXTRACT(J4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0,&quot;&quot;\d+ points?&quot;&quot;),REGEXEXTRACT(K43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3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3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1]);&quot;/grand-final/results/&quot;);LOWER([.B431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31,&quot;&quot;\d+ points?&quot;&quot;),REGEXEXTRACT(J431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31,&quot;&quot;\d+ points?&quot;&quot;),REGEXEXTRACT(K4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1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3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2]);&quot;/grand-final/results/&quot;);LOWER([.B432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32,&quot;&quot;\d+ points?&quot;&quot;),REGEXEXTRACT(J4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2,&quot;&quot;\d+ points?&quot;&quot;),REGEXEXTRACT(K4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2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3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3]);&quot;/grand-final/results/&quot;);LOWER([.B433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33,&quot;&quot;\d+ points?&quot;&quot;),REGEXEXTRACT(J43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33,&quot;&quot;\d+ points?&quot;&quot;),REGEXEXTRACT(K4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3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4]);&quot;/grand-final/results/&quot;);LOWER([.B434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434,&quot;&quot;\d+ points?&quot;&quot;),REGEXEXTRACT(J43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34,&quot;&quot;\d+ points?&quot;&quot;),REGEXEXTRACT(K4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34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5]);&quot;/grand-final/results/&quot;);LOWER([.B435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35,&quot;&quot;\d+ points?&quot;&quot;),REGEXEXTRACT(J4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5,&quot;&quot;\d+ points?&quot;&quot;),REGEXEXTRACT(K4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5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43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6]);&quot;/grand-final/results/&quot;);LOWER([.B436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36,&quot;&quot;\d+ points?&quot;&quot;),REGEXEXTRACT(J43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6,&quot;&quot;\d+ points?&quot;&quot;),REGEXEXTRACT(K43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3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3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7]);&quot;/grand-final/results/&quot;);LOWER([.B437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37,&quot;&quot;\d+ points?&quot;&quot;),REGEXEXTRACT(J43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37,&quot;&quot;\d+ points?&quot;&quot;),REGEXEXTRACT(K4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43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8]);&quot;/grand-final/results/&quot;);LOWER([.B438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38,&quot;&quot;\d+ points?&quot;&quot;),REGEXEXTRACT(J43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38,&quot;&quot;\d+ points?&quot;&quot;),REGEXEXTRACT(K438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3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38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9]);&quot;/grand-final/results/&quot;);LOWER([.B439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39,&quot;&quot;\d+ points?&quot;&quot;),REGEXEXTRACT(J43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39,&quot;&quot;\d+ points?&quot;&quot;),REGEXEXTRACT(K439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39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39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40]);&quot;/grand-final/results/&quot;);LOWER([.B440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40,&quot;&quot;\d+ points?&quot;&quot;),REGEXEXTRACT(J440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40,&quot;&quot;\d+ points?&quot;&quot;),REGEXEXTRACT(K4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40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4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1]);&quot;/grand-final/results/&quot;);LOWER([.B441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41,&quot;&quot;\d+ points?&quot;&quot;),REGEXEXTRACT(J4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1,&quot;&quot;\d+ points?&quot;&quot;),REGEXEXTRACT(K44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41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4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2]);&quot;/grand-final/results/&quot;);LOWER([.B442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42,&quot;&quot;\d+ points?&quot;&quot;),REGEXEXTRACT(J44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42,&quot;&quot;\d+ points?&quot;&quot;),REGEXEXTRACT(K44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4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4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3]);&quot;/grand-final/results/&quot;);LOWER([.B443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43,&quot;&quot;\d+ points?&quot;&quot;),REGEXEXTRACT(J44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43,&quot;&quot;\d+ points?&quot;&quot;),REGEXEXTRACT(K44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4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4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4]);&quot;/grand-final/results/&quot;);LOWER([.B444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44,&quot;&quot;\d+ points?&quot;&quot;),REGEXEXTRACT(J4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4,&quot;&quot;\d+ points?&quot;&quot;),REGEXEXTRACT(K44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44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4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5]);&quot;/grand-final/results/&quot;);LOWER([.B445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45,&quot;&quot;\d+ points?&quot;&quot;),REGEXEXTRACT(J4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5,&quot;&quot;\d+ points?&quot;&quot;),REGEXEXTRACT(K4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4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4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6]);&quot;/grand-final/results/&quot;);LOWER([.B446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46,&quot;&quot;\d+ points?&quot;&quot;),REGEXEXTRACT(J4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6,&quot;&quot;\d+ points?&quot;&quot;),REGEXEXTRACT(K4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4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4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7]);&quot;/grand-final/results/&quot;);LOWER([.B447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47,&quot;&quot;\d+ points?&quot;&quot;),REGEXEXTRACT(J44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47,&quot;&quot;\d+ points?&quot;&quot;),REGEXEXTRACT(K44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4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4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8]);&quot;/grand-final/results/&quot;);LOWER([.B448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48,&quot;&quot;\d+ points?&quot;&quot;),REGEXEXTRACT(J44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48,&quot;&quot;\d+ points?&quot;&quot;),REGEXEXTRACT(K448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4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48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9]);&quot;/grand-final/results/&quot;);LOWER([.B449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49,&quot;&quot;\d+ points?&quot;&quot;),REGEXEXTRACT(J44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49,&quot;&quot;\d+ points?&quot;&quot;),REGEXEXTRACT(K449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4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449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0]);&quot;/grand-final/results/&quot;);LOWER([.B450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50,&quot;&quot;\d+ points?&quot;&quot;),REGEXEXTRACT(J4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0,&quot;&quot;\d+ points?&quot;&quot;),REGEXEXTRACT(K4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0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5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1]);&quot;/grand-final/results/&quot;);LOWER([.B451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51,&quot;&quot;\d+ points?&quot;&quot;),REGEXEXTRACT(J4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1,&quot;&quot;\d+ points?&quot;&quot;),REGEXEXTRACT(K4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1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5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2]);&quot;/grand-final/results/&quot;);LOWER([.B452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52,&quot;&quot;\d+ points?&quot;&quot;),REGEXEXTRACT(J45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52,&quot;&quot;\d+ points?&quot;&quot;),REGEXEXTRACT(K452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5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52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3]);&quot;/grand-final/results/&quot;);LOWER([.B453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53,&quot;&quot;\d+ points?&quot;&quot;),REGEXEXTRACT(J4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3,&quot;&quot;\d+ points?&quot;&quot;),REGEXEXTRACT(K4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3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45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4]);&quot;/grand-final/results/&quot;);LOWER([.B454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54,&quot;&quot;\d+ points?&quot;&quot;),REGEXEXTRACT(J4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4,&quot;&quot;\d+ points?&quot;&quot;),REGEXEXTRACT(K4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4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5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5]);&quot;/grand-final/results/&quot;);LOWER([.B455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455,&quot;&quot;\d+ points?&quot;&quot;),REGEXEXTRACT(J455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55,&quot;&quot;\d+ points?&quot;&quot;),REGEXEXTRACT(K455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55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55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6]);&quot;/grand-final/results/&quot;);LOWER([.B456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56,&quot;&quot;\d+ points?&quot;&quot;),REGEXEXTRACT(J4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6,&quot;&quot;\d+ points?&quot;&quot;),REGEXEXTRACT(K4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56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7]);&quot;/grand-final/results/&quot;);LOWER([.B457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457,&quot;&quot;\d+ points?&quot;&quot;),REGEXEXTRACT(J457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57,&quot;&quot;\d+ points?&quot;&quot;),REGEXEXTRACT(K4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5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8]);&quot;/grand-final/results/&quot;);LOWER([.B458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58,&quot;&quot;\d+ points?&quot;&quot;),REGEXEXTRACT(J4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8,&quot;&quot;\d+ points?&quot;&quot;),REGEXEXTRACT(K4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5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9]);&quot;/grand-final/results/&quot;);LOWER([.B459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59,&quot;&quot;\d+ points?&quot;&quot;),REGEXEXTRACT(J4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9,&quot;&quot;\d+ points?&quot;&quot;),REGEXEXTRACT(K4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5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0]);&quot;/grand-final/results/&quot;);LOWER([.B460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60,&quot;&quot;\d+ points?&quot;&quot;),REGEXEXTRACT(J4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0,&quot;&quot;\d+ points?&quot;&quot;),REGEXEXTRACT(K4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6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1]);&quot;/grand-final/results/&quot;);LOWER([.B461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61,&quot;&quot;\d+ points?&quot;&quot;),REGEXEXTRACT(J4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1,&quot;&quot;\d+ points?&quot;&quot;),REGEXEXTRACT(K4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1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46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2]);&quot;/grand-final/results/&quot;);LOWER([.B462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62,&quot;&quot;\d+ points?&quot;&quot;),REGEXEXTRACT(J46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62,&quot;&quot;\d+ points?&quot;&quot;),REGEXEXTRACT(K4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62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3]);&quot;/grand-final/results/&quot;);LOWER([.B463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463,&quot;&quot;\d+ points?&quot;&quot;),REGEXEXTRACT(J46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63,&quot;&quot;\d+ points?&quot;&quot;),REGEXEXTRACT(K46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46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6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4]);&quot;/grand-final/results/&quot;);LOWER([.B464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64,&quot;&quot;\d+ points?&quot;&quot;),REGEXEXTRACT(J4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4,&quot;&quot;\d+ points?&quot;&quot;),REGEXEXTRACT(K4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6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5]);&quot;/grand-final/results/&quot;);LOWER([.B465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65,&quot;&quot;\d+ points?&quot;&quot;),REGEXEXTRACT(J46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65,&quot;&quot;\d+ points?&quot;&quot;),REGEXEXTRACT(K465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6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65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6]);&quot;/grand-final/results/&quot;);LOWER([.B466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66,&quot;&quot;\d+ points?&quot;&quot;),REGEXEXTRACT(J46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66,&quot;&quot;\d+ points?&quot;&quot;),REGEXEXTRACT(K4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6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7]);&quot;/grand-final/results/&quot;);LOWER([.B467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67,&quot;&quot;\d+ points?&quot;&quot;),REGEXEXTRACT(J467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67,&quot;&quot;\d+ points?&quot;&quot;),REGEXEXTRACT(K46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6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6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8]);&quot;/grand-final/results/&quot;);LOWER([.B468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68,&quot;&quot;\d+ points?&quot;&quot;),REGEXEXTRACT(J46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8,&quot;&quot;\d+ points?&quot;&quot;),REGEXEXTRACT(K4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6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9]);&quot;/grand-final/results/&quot;);LOWER([.B469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69,&quot;&quot;\d+ points?&quot;&quot;),REGEXEXTRACT(J46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69,&quot;&quot;\d+ points?&quot;&quot;),REGEXEXTRACT(K4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6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0]);&quot;/grand-final/results/&quot;);LOWER([.B470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70,&quot;&quot;\d+ points?&quot;&quot;),REGEXEXTRACT(J4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0,&quot;&quot;\d+ points?&quot;&quot;),REGEXEXTRACT(K47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7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1]);&quot;/grand-final/results/&quot;);LOWER([.B471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71,&quot;&quot;\d+ points?&quot;&quot;),REGEXEXTRACT(J47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71,&quot;&quot;\d+ points?&quot;&quot;),REGEXEXTRACT(K47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7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7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2]);&quot;/grand-final/results/&quot;);LOWER([.B472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72,&quot;&quot;\d+ points?&quot;&quot;),REGEXEXTRACT(J4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2,&quot;&quot;\d+ points?&quot;&quot;),REGEXEXTRACT(K47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7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7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3]);&quot;/grand-final/results/&quot;);LOWER([.B473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73,&quot;&quot;\d+ points?&quot;&quot;),REGEXEXTRACT(J47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73,&quot;&quot;\d+ points?&quot;&quot;),REGEXEXTRACT(K4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3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7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4]);&quot;/grand-final/results/&quot;);LOWER([.B474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74,&quot;&quot;\d+ points?&quot;&quot;),REGEXEXTRACT(J4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4,&quot;&quot;\d+ points?&quot;&quot;),REGEXEXTRACT(K474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7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74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5]);&quot;/grand-final/results/&quot;);LOWER([.B475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3r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75,&quot;&quot;\d+ points?&quot;&quot;),REGEXEXTRACT(J47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75,&quot;&quot;\d+ points?&quot;&quot;),REGEXEXTRACT(K47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7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7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6]);&quot;/grand-final/results/&quot;);LOWER([.B476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476,&quot;&quot;\d+ points?&quot;&quot;),REGEXEXTRACT(J47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6,&quot;&quot;\d+ points?&quot;&quot;),REGEXEXTRACT(K47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76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7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7]);&quot;/grand-final/results/&quot;);LOWER([.B477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77,&quot;&quot;\d+ points?&quot;&quot;),REGEXEXTRACT(J4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7,&quot;&quot;\d+ points?&quot;&quot;),REGEXEXTRACT(K4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7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7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8]);&quot;/grand-final/results/&quot;);LOWER([.B478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78,&quot;&quot;\d+ points?&quot;&quot;),REGEXEXTRACT(J4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8,&quot;&quot;\d+ points?&quot;&quot;),REGEXEXTRACT(K4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8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7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9]);&quot;/grand-final/results/&quot;);LOWER([.B479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79,&quot;&quot;\d+ points?&quot;&quot;),REGEXEXTRACT(J4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9,&quot;&quot;\d+ points?&quot;&quot;),REGEXEXTRACT(K4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79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0]);&quot;/grand-final/results/&quot;);LOWER([.B480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80,&quot;&quot;\d+ points?&quot;&quot;),REGEXEXTRACT(J4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0,&quot;&quot;\d+ points?&quot;&quot;),REGEXEXTRACT(K4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480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1]);&quot;/grand-final/results/&quot;);LOWER([.B481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81,&quot;&quot;\d+ points?&quot;&quot;),REGEXEXTRACT(J4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1,&quot;&quot;\d+ points?&quot;&quot;),REGEXEXTRACT(K4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1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481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2]);&quot;/grand-final/results/&quot;);LOWER([.B482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17th</text:p>
          </table:table-cell>
          <table:table-cell table:style-name="ce4" table:formula="of:=IFERROR(__xludf.dummyfunction(&quot;INT(IF(REGEXMATCH(J482,&quot;&quot;\d+ points?&quot;&quot;),REGEXEXTRACT(J4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2,&quot;&quot;\d+ points?&quot;&quot;),REGEXEXTRACT(K4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82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3]);&quot;/grand-final/results/&quot;);LOWER([.B483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83,&quot;&quot;\d+ points?&quot;&quot;),REGEXEXTRACT(J4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3,&quot;&quot;\d+ points?&quot;&quot;),REGEXEXTRACT(K4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8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4]);&quot;/grand-final/results/&quot;);LOWER([.B484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84,&quot;&quot;\d+ points?&quot;&quot;),REGEXEXTRACT(J484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84,&quot;&quot;\d+ points?&quot;&quot;),REGEXEXTRACT(K48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8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8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5]);&quot;/grand-final/results/&quot;);LOWER([.B485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85,&quot;&quot;\d+ points?&quot;&quot;),REGEXEXTRACT(J48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85,&quot;&quot;\d+ points?&quot;&quot;),REGEXEXTRACT(K4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5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8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6]);&quot;/grand-final/results/&quot;);LOWER([.B486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86,&quot;&quot;\d+ points?&quot;&quot;),REGEXEXTRACT(J48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86,&quot;&quot;\d+ points?&quot;&quot;),REGEXEXTRACT(K48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8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8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7]);&quot;/grand-final/results/&quot;);LOWER([.B487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487,&quot;&quot;\d+ points?&quot;&quot;),REGEXEXTRACT(J4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7,&quot;&quot;\d+ points?&quot;&quot;),REGEXEXTRACT(K48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48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48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8]);&quot;/grand-final/results/&quot;);LOWER([.B488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488,&quot;&quot;\d+ points?&quot;&quot;),REGEXEXTRACT(J4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8,&quot;&quot;\d+ points?&quot;&quot;),REGEXEXTRACT(K4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8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88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89]);&quot;/grand-final/results/&quot;);LOWER([.B489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89,&quot;&quot;\d+ points?&quot;&quot;),REGEXEXTRACT(J48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89,&quot;&quot;\d+ points?&quot;&quot;),REGEXEXTRACT(K48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8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8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0]);&quot;/grand-final/results/&quot;);LOWER([.B490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90,&quot;&quot;\d+ points?&quot;&quot;),REGEXEXTRACT(J4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0,&quot;&quot;\d+ points?&quot;&quot;),REGEXEXTRACT(K4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9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1]);&quot;/grand-final/results/&quot;);LOWER([.B491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91,&quot;&quot;\d+ points?&quot;&quot;),REGEXEXTRACT(J49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91,&quot;&quot;\d+ points?&quot;&quot;),REGEXEXTRACT(K49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9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9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2]);&quot;/grand-final/results/&quot;);LOWER([.B492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92,&quot;&quot;\d+ points?&quot;&quot;),REGEXEXTRACT(J4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2,&quot;&quot;\d+ points?&quot;&quot;),REGEXEXTRACT(K4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9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3]);&quot;/grand-final/results/&quot;);LOWER([.B493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493,&quot;&quot;\d+ points?&quot;&quot;),REGEXEXTRACT(J4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3,&quot;&quot;\d+ points?&quot;&quot;),REGEXEXTRACT(K493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9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493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4]);&quot;/grand-final/results/&quot;);LOWER([.B494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94,&quot;&quot;\d+ points?&quot;&quot;),REGEXEXTRACT(J4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4,&quot;&quot;\d+ points?&quot;&quot;),REGEXEXTRACT(K49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9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9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5]);&quot;/grand-final/results/&quot;);LOWER([.B495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95,&quot;&quot;\d+ points?&quot;&quot;),REGEXEXTRACT(J49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95,&quot;&quot;\d+ points?&quot;&quot;),REGEXEXTRACT(K49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9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49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6]);&quot;/grand-final/results/&quot;);LOWER([.B496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96,&quot;&quot;\d+ points?&quot;&quot;),REGEXEXTRACT(J4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6,&quot;&quot;\d+ points?&quot;&quot;),REGEXEXTRACT(K4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6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9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7]);&quot;/grand-final/results/&quot;);LOWER([.B497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97,&quot;&quot;\d+ points?&quot;&quot;),REGEXEXTRACT(J497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97,&quot;&quot;\d+ points?&quot;&quot;),REGEXEXTRACT(K4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7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9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8]);&quot;/grand-final/results/&quot;);LOWER([.B498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98,&quot;&quot;\d+ points?&quot;&quot;),REGEXEXTRACT(J4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8,&quot;&quot;\d+ points?&quot;&quot;),REGEXEXTRACT(K4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8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9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9]);&quot;/grand-final/results/&quot;);LOWER([.B499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99,&quot;&quot;\d+ points?&quot;&quot;),REGEXEXTRACT(J4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9,&quot;&quot;\d+ points?&quot;&quot;),REGEXEXTRACT(K49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99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9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0]);&quot;/grand-final/results/&quot;);LOWER([.B500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00,&quot;&quot;\d+ points?&quot;&quot;),REGEXEXTRACT(J50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00,&quot;&quot;\d+ points?&quot;&quot;),REGEXEXTRACT(K50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00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50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1]);&quot;/grand-final/results/&quot;);LOWER([.B501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01,&quot;&quot;\d+ points?&quot;&quot;),REGEXEXTRACT(J5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1,&quot;&quot;\d+ points?&quot;&quot;),REGEXEXTRACT(K5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01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2]);&quot;/grand-final/results/&quot;);LOWER([.B502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502,&quot;&quot;\d+ points?&quot;&quot;),REGEXEXTRACT(J5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2,&quot;&quot;\d+ points?&quot;&quot;),REGEXEXTRACT(K50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0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0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3]);&quot;/grand-final/results/&quot;);LOWER([.B503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03,&quot;&quot;\d+ points?&quot;&quot;),REGEXEXTRACT(J5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3,&quot;&quot;\d+ points?&quot;&quot;),REGEXEXTRACT(K5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503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4]);&quot;/grand-final/results/&quot;);LOWER([.B504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04,&quot;&quot;\d+ points?&quot;&quot;),REGEXEXTRACT(J5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4,&quot;&quot;\d+ points?&quot;&quot;),REGEXEXTRACT(K5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04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5]);&quot;/grand-final/results/&quot;);LOWER([.B505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05,&quot;&quot;\d+ points?&quot;&quot;),REGEXEXTRACT(J505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05,&quot;&quot;\d+ points?&quot;&quot;),REGEXEXTRACT(K5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5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05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6]);&quot;/grand-final/results/&quot;);LOWER([.B506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506,&quot;&quot;\d+ points?&quot;&quot;),REGEXEXTRACT(J5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6,&quot;&quot;\d+ points?&quot;&quot;),REGEXEXTRACT(K50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0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7]);&quot;/grand-final/results/&quot;);LOWER([.B507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07,&quot;&quot;\d+ points?&quot;&quot;),REGEXEXTRACT(J5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7,&quot;&quot;\d+ points?&quot;&quot;),REGEXEXTRACT(K50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7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0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8]);&quot;/grand-final/results/&quot;);LOWER([.B508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08,&quot;&quot;\d+ points?&quot;&quot;),REGEXEXTRACT(J5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8,&quot;&quot;\d+ points?&quot;&quot;),REGEXEXTRACT(K5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0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9]);&quot;/grand-final/results/&quot;);LOWER([.B509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09,&quot;&quot;\d+ points?&quot;&quot;),REGEXEXTRACT(J50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09,&quot;&quot;\d+ points?&quot;&quot;),REGEXEXTRACT(K5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09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10]);&quot;/grand-final/results/&quot;);LOWER([.B510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10,&quot;&quot;\d+ points?&quot;&quot;),REGEXEXTRACT(J510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10,&quot;&quot;\d+ points?&quot;&quot;),REGEXEXTRACT(K510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10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10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11]);&quot;/grand-final/results/&quot;);LOWER([.B511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11,&quot;&quot;\d+ points?&quot;&quot;),REGEXEXTRACT(J511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11,&quot;&quot;\d+ points?&quot;&quot;),REGEXEXTRACT(K511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11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11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12]);&quot;/grand-final/results/&quot;);LOWER([.B512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12,&quot;&quot;\d+ points?&quot;&quot;),REGEXEXTRACT(J51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12,&quot;&quot;\d+ points?&quot;&quot;),REGEXEXTRACT(K51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2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1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3]);&quot;/grand-final/results/&quot;);LOWER([.B513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13,&quot;&quot;\d+ points?&quot;&quot;),REGEXEXTRACT(J5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3,&quot;&quot;\d+ points?&quot;&quot;),REGEXEXTRACT(K5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3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13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4]);&quot;/grand-final/results/&quot;);LOWER([.B514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14,&quot;&quot;\d+ points?&quot;&quot;),REGEXEXTRACT(J5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4,&quot;&quot;\d+ points?&quot;&quot;),REGEXEXTRACT(K5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1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5]);&quot;/grand-final/results/&quot;);LOWER([.B515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515,&quot;&quot;\d+ points?&quot;&quot;),REGEXEXTRACT(J51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15,&quot;&quot;\d+ points?&quot;&quot;),REGEXEXTRACT(K515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1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515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6]);&quot;/grand-final/results/&quot;);LOWER([.B516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16,&quot;&quot;\d+ points?&quot;&quot;),REGEXEXTRACT(J5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6,&quot;&quot;\d+ points?&quot;&quot;),REGEXEXTRACT(K5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1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7]);&quot;/grand-final/results/&quot;);LOWER([.B517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517,&quot;&quot;\d+ points?&quot;&quot;),REGEXEXTRACT(J5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7,&quot;&quot;\d+ points?&quot;&quot;),REGEXEXTRACT(K51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1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1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8]);&quot;/grand-final/results/&quot;);LOWER([.B518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18,&quot;&quot;\d+ points?&quot;&quot;),REGEXEXTRACT(J5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8,&quot;&quot;\d+ points?&quot;&quot;),REGEXEXTRACT(K5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8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1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9]);&quot;/grand-final/results/&quot;);LOWER([.B519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7 points 4th</text:p>
          </table:table-cell>
          <table:table-cell table:style-name="ce4" table:formula="of:=IFERROR(__xludf.dummyfunction(&quot;INT(IF(REGEXMATCH(J519,&quot;&quot;\d+ points?&quot;&quot;),REGEXEXTRACT(J51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519,&quot;&quot;\d+ points?&quot;&quot;),REGEXEXTRACT(K51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1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51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0]);&quot;/grand-final/results/&quot;);LOWER([.B520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520,&quot;&quot;\d+ points?&quot;&quot;),REGEXEXTRACT(J5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0,&quot;&quot;\d+ points?&quot;&quot;),REGEXEXTRACT(K5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2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1]);&quot;/grand-final/results/&quot;);LOWER([.B521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21,&quot;&quot;\d+ points?&quot;&quot;),REGEXEXTRACT(J52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21,&quot;&quot;\d+ points?&quot;&quot;),REGEXEXTRACT(K5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52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2]);&quot;/grand-final/results/&quot;);LOWER([.B522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22,&quot;&quot;\d+ points?&quot;&quot;),REGEXEXTRACT(J5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2,&quot;&quot;\d+ points?&quot;&quot;),REGEXEXTRACT(K5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2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22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3]);&quot;/grand-final/results/&quot;);LOWER([.B523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23,&quot;&quot;\d+ points?&quot;&quot;),REGEXEXTRACT(J52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23,&quot;&quot;\d+ points?&quot;&quot;),REGEXEXTRACT(K52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23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2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4]);&quot;/grand-final/results/&quot;);LOWER([.B524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24,&quot;&quot;\d+ points?&quot;&quot;),REGEXEXTRACT(J52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524,&quot;&quot;\d+ points?&quot;&quot;),REGEXEXTRACT(K52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2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52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5]);&quot;/grand-final/results/&quot;);LOWER([.B525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25,&quot;&quot;\d+ points?&quot;&quot;),REGEXEXTRACT(J5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5,&quot;&quot;\d+ points?&quot;&quot;),REGEXEXTRACT(K52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2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52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6]);&quot;/grand-final/results/&quot;);LOWER([.B526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26,&quot;&quot;\d+ points?&quot;&quot;),REGEXEXTRACT(J5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6,&quot;&quot;\d+ points?&quot;&quot;),REGEXEXTRACT(K52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2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2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7]);&quot;/grand-final/results/&quot;);LOWER([.B527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27,&quot;&quot;\d+ points?&quot;&quot;),REGEXEXTRACT(J5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7,&quot;&quot;\d+ points?&quot;&quot;),REGEXEXTRACT(K5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2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8]);&quot;/grand-final/results/&quot;);LOWER([.B528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28,&quot;&quot;\d+ points?&quot;&quot;),REGEXEXTRACT(J52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28,&quot;&quot;\d+ points?&quot;&quot;),REGEXEXTRACT(K5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2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9]);&quot;/grand-final/results/&quot;);LOWER([.B529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529,&quot;&quot;\d+ points?&quot;&quot;),REGEXEXTRACT(J52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29,&quot;&quot;\d+ points?&quot;&quot;),REGEXEXTRACT(K5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2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0]);&quot;/grand-final/results/&quot;);LOWER([.B530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30,&quot;&quot;\d+ points?&quot;&quot;),REGEXEXTRACT(J5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0,&quot;&quot;\d+ points?&quot;&quot;),REGEXEXTRACT(K5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30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1]);&quot;/grand-final/results/&quot;);LOWER([.B531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31,&quot;&quot;\d+ points?&quot;&quot;),REGEXEXTRACT(J5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1,&quot;&quot;\d+ points?&quot;&quot;),REGEXEXTRACT(K5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3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2]);&quot;/grand-final/results/&quot;);LOWER([.B532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13th</text:p>
          </table:table-cell>
          <table:table-cell table:style-name="ce4" table:formula="of:=IFERROR(__xludf.dummyfunction(&quot;INT(IF(REGEXMATCH(J532,&quot;&quot;\d+ points?&quot;&quot;),REGEXEXTRACT(J5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2,&quot;&quot;\d+ points?&quot;&quot;),REGEXEXTRACT(K5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32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3]);&quot;/grand-final/results/&quot;);LOWER([.B533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33,&quot;&quot;\d+ points?&quot;&quot;),REGEXEXTRACT(J53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33,&quot;&quot;\d+ points?&quot;&quot;),REGEXEXTRACT(K533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3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33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4]);&quot;/grand-final/results/&quot;);LOWER([.B534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534,&quot;&quot;\d+ points?&quot;&quot;),REGEXEXTRACT(J534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34,&quot;&quot;\d+ points?&quot;&quot;),REGEXEXTRACT(K53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34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3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5]);&quot;/grand-final/results/&quot;);LOWER([.B535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535,&quot;&quot;\d+ points?&quot;&quot;),REGEXEXTRACT(J53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35,&quot;&quot;\d+ points?&quot;&quot;),REGEXEXTRACT(K535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535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35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6]);&quot;/grand-final/results/&quot;);LOWER([.B536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36,&quot;&quot;\d+ points?&quot;&quot;),REGEXEXTRACT(J53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6,&quot;&quot;\d+ points?&quot;&quot;),REGEXEXTRACT(K5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6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53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37]);&quot;/grand-final/results/&quot;);LOWER([.B537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37,&quot;&quot;\d+ points?&quot;&quot;),REGEXEXTRACT(J53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37,&quot;&quot;\d+ points?&quot;&quot;),REGEXEXTRACT(K5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53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38]);&quot;/grand-final/results/&quot;);LOWER([.B538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38,&quot;&quot;\d+ points?&quot;&quot;),REGEXEXTRACT(J5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8,&quot;&quot;\d+ points?&quot;&quot;),REGEXEXTRACT(K5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53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39]);&quot;/grand-final/results/&quot;);LOWER([.B539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39,&quot;&quot;\d+ points?&quot;&quot;),REGEXEXTRACT(J53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39,&quot;&quot;\d+ points?&quot;&quot;),REGEXEXTRACT(K539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3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39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0]);&quot;/grand-final/results/&quot;);LOWER([.B540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40,&quot;&quot;\d+ points?&quot;&quot;),REGEXEXTRACT(J540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540,&quot;&quot;\d+ points?&quot;&quot;),REGEXEXTRACT(K5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40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1]);&quot;/grand-final/results/&quot;);LOWER([.B541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541,&quot;&quot;\d+ points?&quot;&quot;),REGEXEXTRACT(J5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1,&quot;&quot;\d+ points?&quot;&quot;),REGEXEXTRACT(K5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4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2]);&quot;/grand-final/results/&quot;);LOWER([.B542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42,&quot;&quot;\d+ points?&quot;&quot;),REGEXEXTRACT(J54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2,&quot;&quot;\d+ points?&quot;&quot;),REGEXEXTRACT(K5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2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4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3]);&quot;/grand-final/results/&quot;);LOWER([.B543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0 points 3r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543,&quot;&quot;\d+ points?&quot;&quot;),REGEXEXTRACT(J54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43,&quot;&quot;\d+ points?&quot;&quot;),REGEXEXTRACT(K54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4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4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4]);&quot;/grand-final/results/&quot;);LOWER([.B544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44,&quot;&quot;\d+ points?&quot;&quot;),REGEXEXTRACT(J5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4,&quot;&quot;\d+ points?&quot;&quot;),REGEXEXTRACT(K5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4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5]);&quot;/grand-final/results/&quot;);LOWER([.B545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45,&quot;&quot;\d+ points?&quot;&quot;),REGEXEXTRACT(J54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545,&quot;&quot;\d+ points?&quot;&quot;),REGEXEXTRACT(K545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4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45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6]);&quot;/grand-final/results/&quot;);LOWER([.B546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46,&quot;&quot;\d+ points?&quot;&quot;),REGEXEXTRACT(J5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6,&quot;&quot;\d+ points?&quot;&quot;),REGEXEXTRACT(K546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4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46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7]);&quot;/grand-final/results/&quot;);LOWER([.B547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47,&quot;&quot;\d+ points?&quot;&quot;),REGEXEXTRACT(J5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7,&quot;&quot;\d+ points?&quot;&quot;),REGEXEXTRACT(K5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47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8]);&quot;/grand-final/results/&quot;);LOWER([.B548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548,&quot;&quot;\d+ points?&quot;&quot;),REGEXEXTRACT(J5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8,&quot;&quot;\d+ points?&quot;&quot;),REGEXEXTRACT(K548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548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48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9]);&quot;/grand-final/results/&quot;);LOWER([.B549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49,&quot;&quot;\d+ points?&quot;&quot;),REGEXEXTRACT(J5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9,&quot;&quot;\d+ points?&quot;&quot;),REGEXEXTRACT(K54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4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54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0]);&quot;/grand-final/results/&quot;);LOWER([.B550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50,&quot;&quot;\d+ points?&quot;&quot;),REGEXEXTRACT(J55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50,&quot;&quot;\d+ points?&quot;&quot;),REGEXEXTRACT(K5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0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550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1]);&quot;/grand-final/results/&quot;);LOWER([.B551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51,&quot;&quot;\d+ points?&quot;&quot;),REGEXEXTRACT(J5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1,&quot;&quot;\d+ points?&quot;&quot;),REGEXEXTRACT(K55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51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55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2]);&quot;/grand-final/results/&quot;);LOWER([.B552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52,&quot;&quot;\d+ points?&quot;&quot;),REGEXEXTRACT(J5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2,&quot;&quot;\d+ points?&quot;&quot;),REGEXEXTRACT(K5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5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3]);&quot;/grand-final/results/&quot;);LOWER([.B553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553,&quot;&quot;\d+ points?&quot;&quot;),REGEXEXTRACT(J55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53,&quot;&quot;\d+ points?&quot;&quot;),REGEXEXTRACT(K55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5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5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4]);&quot;/grand-final/results/&quot;);LOWER([.B554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54,&quot;&quot;\d+ points?&quot;&quot;),REGEXEXTRACT(J5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4,&quot;&quot;\d+ points?&quot;&quot;),REGEXEXTRACT(K5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4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5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5]);&quot;/grand-final/results/&quot;);LOWER([.B555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23rd</text:p>
          </table:table-cell>
          <table:table-cell table:style-name="ce4" table:formula="of:=IFERROR(__xludf.dummyfunction(&quot;INT(IF(REGEXMATCH(J555,&quot;&quot;\d+ points?&quot;&quot;),REGEXEXTRACT(J5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5,&quot;&quot;\d+ points?&quot;&quot;),REGEXEXTRACT(K5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5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5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6]);&quot;/grand-final/results/&quot;);LOWER([.B556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56,&quot;&quot;\d+ points?&quot;&quot;),REGEXEXTRACT(J5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6,&quot;&quot;\d+ points?&quot;&quot;),REGEXEXTRACT(K5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6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5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7]);&quot;/grand-final/results/&quot;);LOWER([.B557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57,&quot;&quot;\d+ points?&quot;&quot;),REGEXEXTRACT(J55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57,&quot;&quot;\d+ points?&quot;&quot;),REGEXEXTRACT(K5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57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8]);&quot;/grand-final/results/&quot;);LOWER([.B558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58,&quot;&quot;\d+ points?&quot;&quot;),REGEXEXTRACT(J55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58,&quot;&quot;\d+ points?&quot;&quot;),REGEXEXTRACT(K55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5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5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9]);&quot;/grand-final/results/&quot;);LOWER([.B559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59,&quot;&quot;\d+ points?&quot;&quot;),REGEXEXTRACT(J55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59,&quot;&quot;\d+ points?&quot;&quot;),REGEXEXTRACT(K55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59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55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60]);&quot;/grand-final/results/&quot;);LOWER([.B560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560,&quot;&quot;\d+ points?&quot;&quot;),REGEXEXTRACT(J5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0,&quot;&quot;\d+ points?&quot;&quot;),REGEXEXTRACT(K5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0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6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1]);&quot;/grand-final/results/&quot;);LOWER([.B561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61,&quot;&quot;\d+ points?&quot;&quot;),REGEXEXTRACT(J5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1,&quot;&quot;\d+ points?&quot;&quot;),REGEXEXTRACT(K5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6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2]);&quot;/grand-final/results/&quot;);LOWER([.B562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62,&quot;&quot;\d+ points?&quot;&quot;),REGEXEXTRACT(J5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2,&quot;&quot;\d+ points?&quot;&quot;),REGEXEXTRACT(K5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6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3]);&quot;/grand-final/results/&quot;);LOWER([.B563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563,&quot;&quot;\d+ points?&quot;&quot;),REGEXEXTRACT(J56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63,&quot;&quot;\d+ points?&quot;&quot;),REGEXEXTRACT(K56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63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56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4]);&quot;/grand-final/results/&quot;);LOWER([.B564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64,&quot;&quot;\d+ points?&quot;&quot;),REGEXEXTRACT(J5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4,&quot;&quot;\d+ points?&quot;&quot;),REGEXEXTRACT(K5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6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5]);&quot;/grand-final/results/&quot;);LOWER([.B565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565,&quot;&quot;\d+ points?&quot;&quot;),REGEXEXTRACT(J5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5,&quot;&quot;\d+ points?&quot;&quot;),REGEXEXTRACT(K5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6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6]);&quot;/grand-final/results/&quot;);LOWER([.B566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66,&quot;&quot;\d+ points?&quot;&quot;),REGEXEXTRACT(J56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6,&quot;&quot;\d+ points?&quot;&quot;),REGEXEXTRACT(K5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66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7]);&quot;/grand-final/results/&quot;);LOWER([.B567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67,&quot;&quot;\d+ points?&quot;&quot;),REGEXEXTRACT(J567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67,&quot;&quot;\d+ points?&quot;&quot;),REGEXEXTRACT(K567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67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67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8]);&quot;/grand-final/results/&quot;);LOWER([.B568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568,&quot;&quot;\d+ points?&quot;&quot;),REGEXEXTRACT(J56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68,&quot;&quot;\d+ points?&quot;&quot;),REGEXEXTRACT(K5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6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9]);&quot;/grand-final/results/&quot;);LOWER([.B569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69,&quot;&quot;\d+ points?&quot;&quot;),REGEXEXTRACT(J5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9,&quot;&quot;\d+ points?&quot;&quot;),REGEXEXTRACT(K5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9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6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0]);&quot;/grand-final/results/&quot;);LOWER([.B570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70,&quot;&quot;\d+ points?&quot;&quot;),REGEXEXTRACT(J5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0,&quot;&quot;\d+ points?&quot;&quot;),REGEXEXTRACT(K570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7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570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1]);&quot;/grand-final/results/&quot;);LOWER([.B571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71,&quot;&quot;\d+ points?&quot;&quot;),REGEXEXTRACT(J571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571,&quot;&quot;\d+ points?&quot;&quot;),REGEXEXTRACT(K57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71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57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2]);&quot;/grand-final/results/&quot;);LOWER([.B572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72,&quot;&quot;\d+ points?&quot;&quot;),REGEXEXTRACT(J57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72,&quot;&quot;\d+ points?&quot;&quot;),REGEXEXTRACT(K57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72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7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3]);&quot;/grand-final/results/&quot;);LOWER([.B573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8 points 3rd</text:p>
          </table:table-cell>
          <table:table-cell table:style-name="ce4" table:formula="of:=IFERROR(__xludf.dummyfunction(&quot;INT(IF(REGEXMATCH(J573,&quot;&quot;\d+ points?&quot;&quot;),REGEXEXTRACT(J57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73,&quot;&quot;\d+ points?&quot;&quot;),REGEXEXTRACT(K57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7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7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4]);&quot;/grand-final/results/&quot;);LOWER([.B574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74,&quot;&quot;\d+ points?&quot;&quot;),REGEXEXTRACT(J57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74,&quot;&quot;\d+ points?&quot;&quot;),REGEXEXTRACT(K57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4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7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5]);&quot;/grand-final/results/&quot;);LOWER([.B575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75,&quot;&quot;\d+ points?&quot;&quot;),REGEXEXTRACT(J5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5,&quot;&quot;\d+ points?&quot;&quot;),REGEXEXTRACT(K5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7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6]);&quot;/grand-final/results/&quot;);LOWER([.B576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76,&quot;&quot;\d+ points?&quot;&quot;),REGEXEXTRACT(J57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576,&quot;&quot;\d+ points?&quot;&quot;),REGEXEXTRACT(K57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576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7]);&quot;/grand-final/results/&quot;);LOWER([.B577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577,&quot;&quot;\d+ points?&quot;&quot;),REGEXEXTRACT(J5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7,&quot;&quot;\d+ points?&quot;&quot;),REGEXEXTRACT(K5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7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7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8]);&quot;/grand-final/results/&quot;);LOWER([.B578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78,&quot;&quot;\d+ points?&quot;&quot;),REGEXEXTRACT(J57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78,&quot;&quot;\d+ points?&quot;&quot;),REGEXEXTRACT(K5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7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9]);&quot;/grand-final/results/&quot;);LOWER([.B579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79,&quot;&quot;\d+ points?&quot;&quot;),REGEXEXTRACT(J5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9,&quot;&quot;\d+ points?&quot;&quot;),REGEXEXTRACT(K57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7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7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0]);&quot;/grand-final/results/&quot;);LOWER([.B580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580,&quot;&quot;\d+ points?&quot;&quot;),REGEXEXTRACT(J5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0,&quot;&quot;\d+ points?&quot;&quot;),REGEXEXTRACT(K5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0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58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1]);&quot;/grand-final/results/&quot;);LOWER([.B581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581,&quot;&quot;\d+ points?&quot;&quot;),REGEXEXTRACT(J5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1,&quot;&quot;\d+ points?&quot;&quot;),REGEXEXTRACT(K5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1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58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2]);&quot;/grand-final/results/&quot;);LOWER([.B582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82,&quot;&quot;\d+ points?&quot;&quot;),REGEXEXTRACT(J5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2,&quot;&quot;\d+ points?&quot;&quot;),REGEXEXTRACT(K58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8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58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3]);&quot;/grand-final/results/&quot;);LOWER([.B583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583,&quot;&quot;\d+ points?&quot;&quot;),REGEXEXTRACT(J58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83,&quot;&quot;\d+ points?&quot;&quot;),REGEXEXTRACT(K58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8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8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4]);&quot;/grand-final/results/&quot;);LOWER([.B584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584,&quot;&quot;\d+ points?&quot;&quot;),REGEXEXTRACT(J5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4,&quot;&quot;\d+ points?&quot;&quot;),REGEXEXTRACT(K584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58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84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5]);&quot;/grand-final/results/&quot;);LOWER([.B585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85,&quot;&quot;\d+ points?&quot;&quot;),REGEXEXTRACT(J5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5,&quot;&quot;\d+ points?&quot;&quot;),REGEXEXTRACT(K5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8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6]);&quot;/grand-final/results/&quot;);LOWER([.B586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86,&quot;&quot;\d+ points?&quot;&quot;),REGEXEXTRACT(J5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6,&quot;&quot;\d+ points?&quot;&quot;),REGEXEXTRACT(K586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8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86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7]);&quot;/grand-final/results/&quot;);LOWER([.B587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87,&quot;&quot;\d+ points?&quot;&quot;),REGEXEXTRACT(J5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7,&quot;&quot;\d+ points?&quot;&quot;),REGEXEXTRACT(K5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87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8]);&quot;/grand-final/results/&quot;);LOWER([.B588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88,&quot;&quot;\d+ points?&quot;&quot;),REGEXEXTRACT(J588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88,&quot;&quot;\d+ points?&quot;&quot;),REGEXEXTRACT(K58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88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8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9]);&quot;/grand-final/results/&quot;);LOWER([.B589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89,&quot;&quot;\d+ points?&quot;&quot;),REGEXEXTRACT(J5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9,&quot;&quot;\d+ points?&quot;&quot;),REGEXEXTRACT(K5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9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8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0]);&quot;/grand-final/results/&quot;);LOWER([.B590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90,&quot;&quot;\d+ points?&quot;&quot;),REGEXEXTRACT(J5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0,&quot;&quot;\d+ points?&quot;&quot;),REGEXEXTRACT(K5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9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1]);&quot;/grand-final/results/&quot;);LOWER([.B591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91,&quot;&quot;\d+ points?&quot;&quot;),REGEXEXTRACT(J5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1,&quot;&quot;\d+ points?&quot;&quot;),REGEXEXTRACT(K5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9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2]);&quot;/grand-final/results/&quot;);LOWER([.B592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592,&quot;&quot;\d+ points?&quot;&quot;),REGEXEXTRACT(J59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92,&quot;&quot;\d+ points?&quot;&quot;),REGEXEXTRACT(K59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9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9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3]);&quot;/grand-final/results/&quot;);LOWER([.B593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93,&quot;&quot;\d+ points?&quot;&quot;),REGEXEXTRACT(J5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3,&quot;&quot;\d+ points?&quot;&quot;),REGEXEXTRACT(K5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3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93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4]);&quot;/grand-final/results/&quot;);LOWER([.B594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94,&quot;&quot;\d+ points?&quot;&quot;),REGEXEXTRACT(J5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4,&quot;&quot;\d+ points?&quot;&quot;),REGEXEXTRACT(K5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9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5]);&quot;/grand-final/results/&quot;);LOWER([.B595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95,&quot;&quot;\d+ points?&quot;&quot;),REGEXEXTRACT(J59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5,&quot;&quot;\d+ points?&quot;&quot;),REGEXEXTRACT(K59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95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9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6]);&quot;/grand-final/results/&quot;);LOWER([.B596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96,&quot;&quot;\d+ points?&quot;&quot;),REGEXEXTRACT(J5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6,&quot;&quot;\d+ points?&quot;&quot;),REGEXEXTRACT(K59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9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9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7]);&quot;/grand-final/results/&quot;);LOWER([.B597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97,&quot;&quot;\d+ points?&quot;&quot;),REGEXEXTRACT(J597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97,&quot;&quot;\d+ points?&quot;&quot;),REGEXEXTRACT(K59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9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9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8]);&quot;/grand-final/results/&quot;);LOWER([.B598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98,&quot;&quot;\d+ points?&quot;&quot;),REGEXEXTRACT(J59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98,&quot;&quot;\d+ points?&quot;&quot;),REGEXEXTRACT(K598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9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598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9]);&quot;/grand-final/results/&quot;);LOWER([.B599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99,&quot;&quot;\d+ points?&quot;&quot;),REGEXEXTRACT(J5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9,&quot;&quot;\d+ points?&quot;&quot;),REGEXEXTRACT(K5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9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99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0]);&quot;/grand-final/results/&quot;);LOWER([.B600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00,&quot;&quot;\d+ points?&quot;&quot;),REGEXEXTRACT(J600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00,&quot;&quot;\d+ points?&quot;&quot;),REGEXEXTRACT(K6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0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0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1]);&quot;/grand-final/results/&quot;);LOWER([.B601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01,&quot;&quot;\d+ points?&quot;&quot;),REGEXEXTRACT(J601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01,&quot;&quot;\d+ points?&quot;&quot;),REGEXEXTRACT(K6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1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0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2]);&quot;/grand-final/results/&quot;);LOWER([.B602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02,&quot;&quot;\d+ points?&quot;&quot;),REGEXEXTRACT(J6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2,&quot;&quot;\d+ points?&quot;&quot;),REGEXEXTRACT(K6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2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0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3]);&quot;/grand-final/results/&quot;);LOWER([.B603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603,&quot;&quot;\d+ points?&quot;&quot;),REGEXEXTRACT(J60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03,&quot;&quot;\d+ points?&quot;&quot;),REGEXEXTRACT(K6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03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4]);&quot;/grand-final/results/&quot;);LOWER([.B604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04,&quot;&quot;\d+ points?&quot;&quot;),REGEXEXTRACT(J6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4,&quot;&quot;\d+ points?&quot;&quot;),REGEXEXTRACT(K6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0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5]);&quot;/grand-final/results/&quot;);LOWER([.B605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05,&quot;&quot;\d+ points?&quot;&quot;),REGEXEXTRACT(J6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5,&quot;&quot;\d+ points?&quot;&quot;),REGEXEXTRACT(K6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0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6]);&quot;/grand-final/results/&quot;);LOWER([.B606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06,&quot;&quot;\d+ points?&quot;&quot;),REGEXEXTRACT(J6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6,&quot;&quot;\d+ points?&quot;&quot;),REGEXEXTRACT(K60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6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606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7]);&quot;/grand-final/results/&quot;);LOWER([.B607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07,&quot;&quot;\d+ points?&quot;&quot;),REGEXEXTRACT(J60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07,&quot;&quot;\d+ points?&quot;&quot;),REGEXEXTRACT(K60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0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0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8]);&quot;/grand-final/results/&quot;);LOWER([.B608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08,&quot;&quot;\d+ points?&quot;&quot;),REGEXEXTRACT(J60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08,&quot;&quot;\d+ points?&quot;&quot;),REGEXEXTRACT(K60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0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0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9]);&quot;/grand-final/results/&quot;);LOWER([.B609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609,&quot;&quot;\d+ points?&quot;&quot;),REGEXEXTRACT(J60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09,&quot;&quot;\d+ points?&quot;&quot;),REGEXEXTRACT(K609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0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09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10]);&quot;/grand-final/results/&quot;);LOWER([.B610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10,&quot;&quot;\d+ points?&quot;&quot;),REGEXEXTRACT(J6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0,&quot;&quot;\d+ points?&quot;&quot;),REGEXEXTRACT(K6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0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1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1]);&quot;/grand-final/results/&quot;);LOWER([.B611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3 points 8th</text:p>
          </table:table-cell>
          <table:table-cell table:style-name="ce4" table:formula="of:=IFERROR(__xludf.dummyfunction(&quot;INT(IF(REGEXMATCH(J611,&quot;&quot;\d+ points?&quot;&quot;),REGEXEXTRACT(J611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611,&quot;&quot;\d+ points?&quot;&quot;),REGEXEXTRACT(K61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11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61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2]);&quot;/grand-final/results/&quot;);LOWER([.B612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12,&quot;&quot;\d+ points?&quot;&quot;),REGEXEXTRACT(J6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2,&quot;&quot;\d+ points?&quot;&quot;),REGEXEXTRACT(K61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612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3]);&quot;/grand-final/results/&quot;);LOWER([.B613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613,&quot;&quot;\d+ points?&quot;&quot;),REGEXEXTRACT(J61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13,&quot;&quot;\d+ points?&quot;&quot;),REGEXEXTRACT(K61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61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1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4]);&quot;/grand-final/results/&quot;);LOWER([.B614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14,&quot;&quot;\d+ points?&quot;&quot;),REGEXEXTRACT(J6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4,&quot;&quot;\d+ points?&quot;&quot;),REGEXEXTRACT(K6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1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5]);&quot;/grand-final/results/&quot;);LOWER([.B615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15,&quot;&quot;\d+ points?&quot;&quot;),REGEXEXTRACT(J6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5,&quot;&quot;\d+ points?&quot;&quot;),REGEXEXTRACT(K6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5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1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6]);&quot;/grand-final/results/&quot;);LOWER([.B616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16,&quot;&quot;\d+ points?&quot;&quot;),REGEXEXTRACT(J6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6,&quot;&quot;\d+ points?&quot;&quot;),REGEXEXTRACT(K6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6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1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7]);&quot;/grand-final/results/&quot;);LOWER([.B617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17,&quot;&quot;\d+ points?&quot;&quot;),REGEXEXTRACT(J61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17,&quot;&quot;\d+ points?&quot;&quot;),REGEXEXTRACT(K61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1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1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8]);&quot;/grand-final/results/&quot;);LOWER([.B618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18,&quot;&quot;\d+ points?&quot;&quot;),REGEXEXTRACT(J6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8,&quot;&quot;\d+ points?&quot;&quot;),REGEXEXTRACT(K6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1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9]);&quot;/grand-final/results/&quot;);LOWER([.B619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19,&quot;&quot;\d+ points?&quot;&quot;),REGEXEXTRACT(J61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19,&quot;&quot;\d+ points?&quot;&quot;),REGEXEXTRACT(K6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1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0]);&quot;/grand-final/results/&quot;);LOWER([.B620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20,&quot;&quot;\d+ points?&quot;&quot;),REGEXEXTRACT(J6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0,&quot;&quot;\d+ points?&quot;&quot;),REGEXEXTRACT(K620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2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20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1]);&quot;/grand-final/results/&quot;);LOWER([.B621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621,&quot;&quot;\d+ points?&quot;&quot;),REGEXEXTRACT(J6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1,&quot;&quot;\d+ points?&quot;&quot;),REGEXEXTRACT(K62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621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2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2]);&quot;/grand-final/results/&quot;);LOWER([.B622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22,&quot;&quot;\d+ points?&quot;&quot;),REGEXEXTRACT(J6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2,&quot;&quot;\d+ points?&quot;&quot;),REGEXEXTRACT(K62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2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2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3]);&quot;/grand-final/results/&quot;);LOWER([.B623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23,&quot;&quot;\d+ points?&quot;&quot;),REGEXEXTRACT(J623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623,&quot;&quot;\d+ points?&quot;&quot;),REGEXEXTRACT(K623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2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623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4]);&quot;/grand-final/results/&quot;);LOWER([.B624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624,&quot;&quot;\d+ points?&quot;&quot;),REGEXEXTRACT(J62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24,&quot;&quot;\d+ points?&quot;&quot;),REGEXEXTRACT(K6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62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5]);&quot;/grand-final/results/&quot;);LOWER([.B625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25,&quot;&quot;\d+ points?&quot;&quot;),REGEXEXTRACT(J62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25,&quot;&quot;\d+ points?&quot;&quot;),REGEXEXTRACT(K625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2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25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6]);&quot;/grand-final/results/&quot;);LOWER([.B626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26,&quot;&quot;\d+ points?&quot;&quot;),REGEXEXTRACT(J6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6,&quot;&quot;\d+ points?&quot;&quot;),REGEXEXTRACT(K6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626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7]);&quot;/grand-final/results/&quot;);LOWER([.B627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27,&quot;&quot;\d+ points?&quot;&quot;),REGEXEXTRACT(J6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7,&quot;&quot;\d+ points?&quot;&quot;),REGEXEXTRACT(K6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2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8]);&quot;/grand-final/results/&quot;);LOWER([.B628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628,&quot;&quot;\d+ points?&quot;&quot;),REGEXEXTRACT(J628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28,&quot;&quot;\d+ points?&quot;&quot;),REGEXEXTRACT(K6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8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2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9]);&quot;/grand-final/results/&quot;);LOWER([.B629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29,&quot;&quot;\d+ points?&quot;&quot;),REGEXEXTRACT(J6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9,&quot;&quot;\d+ points?&quot;&quot;),REGEXEXTRACT(K6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9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62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0]);&quot;/grand-final/results/&quot;);LOWER([.B630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630,&quot;&quot;\d+ points?&quot;&quot;),REGEXEXTRACT(J6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0,&quot;&quot;\d+ points?&quot;&quot;),REGEXEXTRACT(K6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3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1]);&quot;/grand-final/results/&quot;);LOWER([.B631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631,&quot;&quot;\d+ points?&quot;&quot;),REGEXEXTRACT(J6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1,&quot;&quot;\d+ points?&quot;&quot;),REGEXEXTRACT(K6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3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2]);&quot;/grand-final/results/&quot;);LOWER([.B632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32,&quot;&quot;\d+ points?&quot;&quot;),REGEXEXTRACT(J6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2,&quot;&quot;\d+ points?&quot;&quot;),REGEXEXTRACT(K6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3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3]);&quot;/grand-final/results/&quot;);LOWER([.B633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33,&quot;&quot;\d+ points?&quot;&quot;),REGEXEXTRACT(J63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33,&quot;&quot;\d+ points?&quot;&quot;),REGEXEXTRACT(K63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3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3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4]);&quot;/grand-final/results/&quot;);LOWER([.B634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34,&quot;&quot;\d+ points?&quot;&quot;),REGEXEXTRACT(J63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34,&quot;&quot;\d+ points?&quot;&quot;),REGEXEXTRACT(K63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34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3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5]);&quot;/grand-final/results/&quot;);LOWER([.B635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35,&quot;&quot;\d+ points?&quot;&quot;),REGEXEXTRACT(J6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5,&quot;&quot;\d+ points?&quot;&quot;),REGEXEXTRACT(K6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3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6]);&quot;/grand-final/results/&quot;);LOWER([.B636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36,&quot;&quot;\d+ points?&quot;&quot;),REGEXEXTRACT(J636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36,&quot;&quot;\d+ points?&quot;&quot;),REGEXEXTRACT(K6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6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3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7]);&quot;/grand-final/results/&quot;);LOWER([.B637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37,&quot;&quot;\d+ points?&quot;&quot;),REGEXEXTRACT(J6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7,&quot;&quot;\d+ points?&quot;&quot;),REGEXEXTRACT(K6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37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8]);&quot;/grand-final/results/&quot;);LOWER([.B638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38,&quot;&quot;\d+ points?&quot;&quot;),REGEXEXTRACT(J6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8,&quot;&quot;\d+ points?&quot;&quot;),REGEXEXTRACT(K638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38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638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9]);&quot;/grand-final/results/&quot;);LOWER([.B639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639,&quot;&quot;\d+ points?&quot;&quot;),REGEXEXTRACT(J6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9,&quot;&quot;\d+ points?&quot;&quot;),REGEXEXTRACT(K6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3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0]);&quot;/grand-final/results/&quot;);LOWER([.B640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40,&quot;&quot;\d+ points?&quot;&quot;),REGEXEXTRACT(J6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0,&quot;&quot;\d+ points?&quot;&quot;),REGEXEXTRACT(K6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4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1]);&quot;/grand-final/results/&quot;);LOWER([.B641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41,&quot;&quot;\d+ points?&quot;&quot;),REGEXEXTRACT(J6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1,&quot;&quot;\d+ points?&quot;&quot;),REGEXEXTRACT(K641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4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41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2]);&quot;/grand-final/results/&quot;);LOWER([.B642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42,&quot;&quot;\d+ points?&quot;&quot;),REGEXEXTRACT(J642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42,&quot;&quot;\d+ points?&quot;&quot;),REGEXEXTRACT(K642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42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42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3]);&quot;/grand-final/results/&quot;);LOWER([.B643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43,&quot;&quot;\d+ points?&quot;&quot;),REGEXEXTRACT(J643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43,&quot;&quot;\d+ points?&quot;&quot;),REGEXEXTRACT(K6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3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64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4]);&quot;/grand-final/results/&quot;);LOWER([.B644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644,&quot;&quot;\d+ points?&quot;&quot;),REGEXEXTRACT(J64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644,&quot;&quot;\d+ points?&quot;&quot;),REGEXEXTRACT(K6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644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5]);&quot;/grand-final/results/&quot;);LOWER([.B645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45,&quot;&quot;\d+ points?&quot;&quot;),REGEXEXTRACT(J64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45,&quot;&quot;\d+ points?&quot;&quot;),REGEXEXTRACT(K6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4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6]);&quot;/grand-final/results/&quot;);LOWER([.B646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46,&quot;&quot;\d+ points?&quot;&quot;),REGEXEXTRACT(J6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6,&quot;&quot;\d+ points?&quot;&quot;),REGEXEXTRACT(K64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4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4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7]);&quot;/grand-final/results/&quot;);LOWER([.B647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47,&quot;&quot;\d+ points?&quot;&quot;),REGEXEXTRACT(J647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47,&quot;&quot;\d+ points?&quot;&quot;),REGEXEXTRACT(K64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47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4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8]);&quot;/grand-final/results/&quot;);LOWER([.B648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648,&quot;&quot;\d+ points?&quot;&quot;),REGEXEXTRACT(J648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48,&quot;&quot;\d+ points?&quot;&quot;),REGEXEXTRACT(K6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4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9]);&quot;/grand-final/results/&quot;);LOWER([.B649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49,&quot;&quot;\d+ points?&quot;&quot;),REGEXEXTRACT(J6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9,&quot;&quot;\d+ points?&quot;&quot;),REGEXEXTRACT(K64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49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4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0]);&quot;/grand-final/results/&quot;);LOWER([.B650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650,&quot;&quot;\d+ points?&quot;&quot;),REGEXEXTRACT(J6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0,&quot;&quot;\d+ points?&quot;&quot;),REGEXEXTRACT(K65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5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65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1]);&quot;/grand-final/results/&quot;);LOWER([.B651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51,&quot;&quot;\d+ points?&quot;&quot;),REGEXEXTRACT(J6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1,&quot;&quot;\d+ points?&quot;&quot;),REGEXEXTRACT(K6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1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51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2]);&quot;/grand-final/results/&quot;);LOWER([.B652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52,&quot;&quot;\d+ points?&quot;&quot;),REGEXEXTRACT(J6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2,&quot;&quot;\d+ points?&quot;&quot;),REGEXEXTRACT(K6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52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3]);&quot;/grand-final/results/&quot;);LOWER([.B653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53,&quot;&quot;\d+ points?&quot;&quot;),REGEXEXTRACT(J6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3,&quot;&quot;\d+ points?&quot;&quot;),REGEXEXTRACT(K6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3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5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4]);&quot;/grand-final/results/&quot;);LOWER([.B654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54,&quot;&quot;\d+ points?&quot;&quot;),REGEXEXTRACT(J6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4,&quot;&quot;\d+ points?&quot;&quot;),REGEXEXTRACT(K6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5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5]);&quot;/grand-final/results/&quot;);LOWER([.B655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55,&quot;&quot;\d+ points?&quot;&quot;),REGEXEXTRACT(J6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5,&quot;&quot;\d+ points?&quot;&quot;),REGEXEXTRACT(K6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55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6]);&quot;/grand-final/results/&quot;);LOWER([.B656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656,&quot;&quot;\d+ points?&quot;&quot;),REGEXEXTRACT(J65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656,&quot;&quot;\d+ points?&quot;&quot;),REGEXEXTRACT(K65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65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65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7]);&quot;/grand-final/results/&quot;);LOWER([.B657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657,&quot;&quot;\d+ points?&quot;&quot;),REGEXEXTRACT(J65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57,&quot;&quot;\d+ points?&quot;&quot;),REGEXEXTRACT(K65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65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5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8]);&quot;/grand-final/results/&quot;);LOWER([.B658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58,&quot;&quot;\d+ points?&quot;&quot;),REGEXEXTRACT(J65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58,&quot;&quot;\d+ points?&quot;&quot;),REGEXEXTRACT(K65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5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5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9]);&quot;/grand-final/results/&quot;);LOWER([.B659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59,&quot;&quot;\d+ points?&quot;&quot;),REGEXEXTRACT(J6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9,&quot;&quot;\d+ points?&quot;&quot;),REGEXEXTRACT(K6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59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0]);&quot;/grand-final/results/&quot;);LOWER([.B660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660,&quot;&quot;\d+ points?&quot;&quot;),REGEXEXTRACT(J6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0,&quot;&quot;\d+ points?&quot;&quot;),REGEXEXTRACT(K6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0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6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1]);&quot;/grand-final/results/&quot;);LOWER([.B661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61,&quot;&quot;\d+ points?&quot;&quot;),REGEXEXTRACT(J6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1,&quot;&quot;\d+ points?&quot;&quot;),REGEXEXTRACT(K6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6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2]);&quot;/grand-final/results/&quot;);LOWER([.B662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662,&quot;&quot;\d+ points?&quot;&quot;),REGEXEXTRACT(J66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62,&quot;&quot;\d+ points?&quot;&quot;),REGEXEXTRACT(K66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66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6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3]);&quot;/grand-final/results/&quot;);LOWER([.B663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63,&quot;&quot;\d+ points?&quot;&quot;),REGEXEXTRACT(J6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3,&quot;&quot;\d+ points?&quot;&quot;),REGEXEXTRACT(K6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3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6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4]);&quot;/grand-final/results/&quot;);LOWER([.B664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64,&quot;&quot;\d+ points?&quot;&quot;),REGEXEXTRACT(J6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4,&quot;&quot;\d+ points?&quot;&quot;),REGEXEXTRACT(K6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4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66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5]);&quot;/grand-final/results/&quot;);LOWER([.B665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65,&quot;&quot;\d+ points?&quot;&quot;),REGEXEXTRACT(J6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5,&quot;&quot;\d+ points?&quot;&quot;),REGEXEXTRACT(K665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6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65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6]);&quot;/grand-final/results/&quot;);LOWER([.B666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66,&quot;&quot;\d+ points?&quot;&quot;),REGEXEXTRACT(J66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666,&quot;&quot;\d+ points?&quot;&quot;),REGEXEXTRACT(K66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6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66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7]);&quot;/grand-final/results/&quot;);LOWER([.B667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67,&quot;&quot;\d+ points?&quot;&quot;),REGEXEXTRACT(J6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7,&quot;&quot;\d+ points?&quot;&quot;),REGEXEXTRACT(K6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7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667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8]);&quot;/grand-final/results/&quot;);LOWER([.B668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68,&quot;&quot;\d+ points?&quot;&quot;),REGEXEXTRACT(J66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68,&quot;&quot;\d+ points?&quot;&quot;),REGEXEXTRACT(K6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6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9]);&quot;/grand-final/results/&quot;);LOWER([.B669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669,&quot;&quot;\d+ points?&quot;&quot;),REGEXEXTRACT(J6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9,&quot;&quot;\d+ points?&quot;&quot;),REGEXEXTRACT(K6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6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0]);&quot;/grand-final/results/&quot;);LOWER([.B670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670,&quot;&quot;\d+ points?&quot;&quot;),REGEXEXTRACT(J670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70,&quot;&quot;\d+ points?&quot;&quot;),REGEXEXTRACT(K67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67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7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1]);&quot;/grand-final/results/&quot;);LOWER([.B671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71,&quot;&quot;\d+ points?&quot;&quot;),REGEXEXTRACT(J6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1,&quot;&quot;\d+ points?&quot;&quot;),REGEXEXTRACT(K67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7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7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2]);&quot;/grand-final/results/&quot;);LOWER([.B672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72,&quot;&quot;\d+ points?&quot;&quot;),REGEXEXTRACT(J67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72,&quot;&quot;\d+ points?&quot;&quot;),REGEXEXTRACT(K672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7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72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3]);&quot;/grand-final/results/&quot;);LOWER([.B673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73,&quot;&quot;\d+ points?&quot;&quot;),REGEXEXTRACT(J673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73,&quot;&quot;\d+ points?&quot;&quot;),REGEXEXTRACT(K6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73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4]);&quot;/grand-final/results/&quot;);LOWER([.B674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674,&quot;&quot;\d+ points?&quot;&quot;),REGEXEXTRACT(J6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4,&quot;&quot;\d+ points?&quot;&quot;),REGEXEXTRACT(K67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7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67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5]);&quot;/grand-final/results/&quot;);LOWER([.B675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75,&quot;&quot;\d+ points?&quot;&quot;),REGEXEXTRACT(J6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5,&quot;&quot;\d+ points?&quot;&quot;),REGEXEXTRACT(K6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5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67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6]);&quot;/grand-final/results/&quot;);LOWER([.B676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76,&quot;&quot;\d+ points?&quot;&quot;),REGEXEXTRACT(J67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6,&quot;&quot;\d+ points?&quot;&quot;),REGEXEXTRACT(K67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7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7]);&quot;/grand-final/results/&quot;);LOWER([.B677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677,&quot;&quot;\d+ points?&quot;&quot;),REGEXEXTRACT(J677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677,&quot;&quot;\d+ points?&quot;&quot;),REGEXEXTRACT(K6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7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677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8]);&quot;/grand-final/results/&quot;);LOWER([.B678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78,&quot;&quot;\d+ points?&quot;&quot;),REGEXEXTRACT(J6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8,&quot;&quot;\d+ points?&quot;&quot;),REGEXEXTRACT(K6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7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9]);&quot;/grand-final/results/&quot;);LOWER([.B679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23rd</text:p>
          </table:table-cell>
          <table:table-cell table:style-name="ce4" table:formula="of:=IFERROR(__xludf.dummyfunction(&quot;INT(IF(REGEXMATCH(J679,&quot;&quot;\d+ points?&quot;&quot;),REGEXEXTRACT(J6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9,&quot;&quot;\d+ points?&quot;&quot;),REGEXEXTRACT(K6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7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0]);&quot;/grand-final/results/&quot;);LOWER([.B680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680,&quot;&quot;\d+ points?&quot;&quot;),REGEXEXTRACT(J6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0,&quot;&quot;\d+ points?&quot;&quot;),REGEXEXTRACT(K6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8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1]);&quot;/grand-final/results/&quot;);LOWER([.B681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81,&quot;&quot;\d+ points?&quot;&quot;),REGEXEXTRACT(J68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81,&quot;&quot;\d+ points?&quot;&quot;),REGEXEXTRACT(K681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81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81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2]);&quot;/grand-final/results/&quot;);LOWER([.B682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82,&quot;&quot;\d+ points?&quot;&quot;),REGEXEXTRACT(J682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82,&quot;&quot;\d+ points?&quot;&quot;),REGEXEXTRACT(K68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82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8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3]);&quot;/grand-final/results/&quot;);LOWER([.B683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83,&quot;&quot;\d+ points?&quot;&quot;),REGEXEXTRACT(J68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83,&quot;&quot;\d+ points?&quot;&quot;),REGEXEXTRACT(K683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83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83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4]);&quot;/grand-final/results/&quot;);LOWER([.B684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84,&quot;&quot;\d+ points?&quot;&quot;),REGEXEXTRACT(J6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4,&quot;&quot;\d+ points?&quot;&quot;),REGEXEXTRACT(K6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4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8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5]);&quot;/grand-final/results/&quot;);LOWER([.B685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85,&quot;&quot;\d+ points?&quot;&quot;),REGEXEXTRACT(J68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85,&quot;&quot;\d+ points?&quot;&quot;),REGEXEXTRACT(K68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8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8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6]);&quot;/grand-final/results/&quot;);LOWER([.B686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86,&quot;&quot;\d+ points?&quot;&quot;),REGEXEXTRACT(J6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6,&quot;&quot;\d+ points?&quot;&quot;),REGEXEXTRACT(K6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8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7]);&quot;/grand-final/results/&quot;);LOWER([.B687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87,&quot;&quot;\d+ points?&quot;&quot;),REGEXEXTRACT(J6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7,&quot;&quot;\d+ points?&quot;&quot;),REGEXEXTRACT(K687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87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87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8]);&quot;/grand-final/results/&quot;);LOWER([.B688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88,&quot;&quot;\d+ points?&quot;&quot;),REGEXEXTRACT(J6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8,&quot;&quot;\d+ points?&quot;&quot;),REGEXEXTRACT(K68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8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8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9]);&quot;/grand-final/results/&quot;);LOWER([.B689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89,&quot;&quot;\d+ points?&quot;&quot;),REGEXEXTRACT(J6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9,&quot;&quot;\d+ points?&quot;&quot;),REGEXEXTRACT(K6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689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0]);&quot;/grand-final/results/&quot;);LOWER([.B690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90,&quot;&quot;\d+ points?&quot;&quot;),REGEXEXTRACT(J6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0,&quot;&quot;\d+ points?&quot;&quot;),REGEXEXTRACT(K6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9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1]);&quot;/grand-final/results/&quot;);LOWER([.B691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91,&quot;&quot;\d+ points?&quot;&quot;),REGEXEXTRACT(J6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1,&quot;&quot;\d+ points?&quot;&quot;),REGEXEXTRACT(K691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9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91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2]);&quot;/grand-final/results/&quot;);LOWER([.B692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92,&quot;&quot;\d+ points?&quot;&quot;),REGEXEXTRACT(J6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2,&quot;&quot;\d+ points?&quot;&quot;),REGEXEXTRACT(K6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2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92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3]);&quot;/grand-final/results/&quot;);LOWER([.B693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93,&quot;&quot;\d+ points?&quot;&quot;),REGEXEXTRACT(J693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93,&quot;&quot;\d+ points?&quot;&quot;),REGEXEXTRACT(K6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9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4]);&quot;/grand-final/results/&quot;);LOWER([.B694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94,&quot;&quot;\d+ points?&quot;&quot;),REGEXEXTRACT(J6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4,&quot;&quot;\d+ points?&quot;&quot;),REGEXEXTRACT(K6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9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5]);&quot;/grand-final/results/&quot;);LOWER([.B695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95,&quot;&quot;\d+ points?&quot;&quot;),REGEXEXTRACT(J69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95,&quot;&quot;\d+ points?&quot;&quot;),REGEXEXTRACT(K69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9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9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6]);&quot;/grand-final/results/&quot;);LOWER([.B696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96,&quot;&quot;\d+ points?&quot;&quot;),REGEXEXTRACT(J6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6,&quot;&quot;\d+ points?&quot;&quot;),REGEXEXTRACT(K69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96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9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7]);&quot;/grand-final/results/&quot;);LOWER([.B697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97,&quot;&quot;\d+ points?&quot;&quot;),REGEXEXTRACT(J697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97,&quot;&quot;\d+ points?&quot;&quot;),REGEXEXTRACT(K697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97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97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8]);&quot;/grand-final/results/&quot;);LOWER([.B698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98,&quot;&quot;\d+ points?&quot;&quot;),REGEXEXTRACT(J6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8,&quot;&quot;\d+ points?&quot;&quot;),REGEXEXTRACT(K6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8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9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9]);&quot;/grand-final/results/&quot;);LOWER([.B699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99,&quot;&quot;\d+ points?&quot;&quot;),REGEXEXTRACT(J69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99,&quot;&quot;\d+ points?&quot;&quot;),REGEXEXTRACT(K6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9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0]);&quot;/grand-final/results/&quot;);LOWER([.B700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1th</text:p>
          </table:table-cell>
          <table:table-cell table:style-name="ce4" table:formula="of:=IFERROR(__xludf.dummyfunction(&quot;INT(IF(REGEXMATCH(J700,&quot;&quot;\d+ points?&quot;&quot;),REGEXEXTRACT(J7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0,&quot;&quot;\d+ points?&quot;&quot;),REGEXEXTRACT(K7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0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1]);&quot;/grand-final/results/&quot;);LOWER([.B701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01,&quot;&quot;\d+ points?&quot;&quot;),REGEXEXTRACT(J7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1,&quot;&quot;\d+ points?&quot;&quot;),REGEXEXTRACT(K7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0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2]);&quot;/grand-final/results/&quot;);LOWER([.B702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02,&quot;&quot;\d+ points?&quot;&quot;),REGEXEXTRACT(J702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02,&quot;&quot;\d+ points?&quot;&quot;),REGEXEXTRACT(K7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0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3]);&quot;/grand-final/results/&quot;);LOWER([.B703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03,&quot;&quot;\d+ points?&quot;&quot;),REGEXEXTRACT(J7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3,&quot;&quot;\d+ points?&quot;&quot;),REGEXEXTRACT(K7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03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4]);&quot;/grand-final/results/&quot;);LOWER([.B704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04,&quot;&quot;\d+ points?&quot;&quot;),REGEXEXTRACT(J7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4,&quot;&quot;\d+ points?&quot;&quot;),REGEXEXTRACT(K70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0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0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5]);&quot;/grand-final/results/&quot;);LOWER([.B705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05,&quot;&quot;\d+ points?&quot;&quot;),REGEXEXTRACT(J70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05,&quot;&quot;\d+ points?&quot;&quot;),REGEXEXTRACT(K7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0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6]);&quot;/grand-final/results/&quot;);LOWER([.B706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06,&quot;&quot;\d+ points?&quot;&quot;),REGEXEXTRACT(J70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06,&quot;&quot;\d+ points?&quot;&quot;),REGEXEXTRACT(K706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0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06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7]);&quot;/grand-final/results/&quot;);LOWER([.B707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07,&quot;&quot;\d+ points?&quot;&quot;),REGEXEXTRACT(J707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07,&quot;&quot;\d+ points?&quot;&quot;),REGEXEXTRACT(K70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07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0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8]);&quot;/grand-final/results/&quot;);LOWER([.B708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08,&quot;&quot;\d+ points?&quot;&quot;),REGEXEXTRACT(J70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08,&quot;&quot;\d+ points?&quot;&quot;),REGEXEXTRACT(K7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0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09]);&quot;/grand-final/results/&quot;);LOWER([.B709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09,&quot;&quot;\d+ points?&quot;&quot;),REGEXEXTRACT(J70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09,&quot;&quot;\d+ points?&quot;&quot;),REGEXEXTRACT(K7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0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0]);&quot;/grand-final/results/&quot;);LOWER([.B710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10,&quot;&quot;\d+ points?&quot;&quot;),REGEXEXTRACT(J7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0,&quot;&quot;\d+ points?&quot;&quot;),REGEXEXTRACT(K7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1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1]);&quot;/grand-final/results/&quot;);LOWER([.B711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11,&quot;&quot;\d+ points?&quot;&quot;),REGEXEXTRACT(J7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1,&quot;&quot;\d+ points?&quot;&quot;),REGEXEXTRACT(K711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1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11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2]);&quot;/grand-final/results/&quot;);LOWER([.B712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12,&quot;&quot;\d+ points?&quot;&quot;),REGEXEXTRACT(J71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12,&quot;&quot;\d+ points?&quot;&quot;),REGEXEXTRACT(K712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12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712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3]);&quot;/grand-final/results/&quot;);LOWER([.B713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13,&quot;&quot;\d+ points?&quot;&quot;),REGEXEXTRACT(J7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3,&quot;&quot;\d+ points?&quot;&quot;),REGEXEXTRACT(K7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1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4]);&quot;/grand-final/results/&quot;);LOWER([.B714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14,&quot;&quot;\d+ points?&quot;&quot;),REGEXEXTRACT(J71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14,&quot;&quot;\d+ points?&quot;&quot;),REGEXEXTRACT(K7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4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1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5]);&quot;/grand-final/results/&quot;);LOWER([.B715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15,&quot;&quot;\d+ points?&quot;&quot;),REGEXEXTRACT(J7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5,&quot;&quot;\d+ points?&quot;&quot;),REGEXEXTRACT(K71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1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1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6]);&quot;/grand-final/results/&quot;);LOWER([.B716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16,&quot;&quot;\d+ points?&quot;&quot;),REGEXEXTRACT(J7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6,&quot;&quot;\d+ points?&quot;&quot;),REGEXEXTRACT(K7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1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7]);&quot;/grand-final/results/&quot;);LOWER([.B717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717,&quot;&quot;\d+ points?&quot;&quot;),REGEXEXTRACT(J71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17,&quot;&quot;\d+ points?&quot;&quot;),REGEXEXTRACT(K7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1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8]);&quot;/grand-final/results/&quot;);LOWER([.B718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18,&quot;&quot;\d+ points?&quot;&quot;),REGEXEXTRACT(J7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8,&quot;&quot;\d+ points?&quot;&quot;),REGEXEXTRACT(K71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1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1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9]);&quot;/grand-final/results/&quot;);LOWER([.B719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19,&quot;&quot;\d+ points?&quot;&quot;),REGEXEXTRACT(J71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19,&quot;&quot;\d+ points?&quot;&quot;),REGEXEXTRACT(K71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19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1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0]);&quot;/grand-final/results/&quot;);LOWER([.B720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20,&quot;&quot;\d+ points?&quot;&quot;),REGEXEXTRACT(J7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0,&quot;&quot;\d+ points?&quot;&quot;),REGEXEXTRACT(K720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20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20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1]);&quot;/grand-final/results/&quot;);LOWER([.B721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21,&quot;&quot;\d+ points?&quot;&quot;),REGEXEXTRACT(J721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21,&quot;&quot;\d+ points?&quot;&quot;),REGEXEXTRACT(K72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21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2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2]);&quot;/grand-final/results/&quot;);LOWER([.B722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22,&quot;&quot;\d+ points?&quot;&quot;),REGEXEXTRACT(J7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2,&quot;&quot;\d+ points?&quot;&quot;),REGEXEXTRACT(K7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72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3]);&quot;/grand-final/results/&quot;);LOWER([.B723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23,&quot;&quot;\d+ points?&quot;&quot;),REGEXEXTRACT(J72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3,&quot;&quot;\d+ points?&quot;&quot;),REGEXEXTRACT(K723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23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23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4]);&quot;/grand-final/results/&quot;);LOWER([.B724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24,&quot;&quot;\d+ points?&quot;&quot;),REGEXEXTRACT(J7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4,&quot;&quot;\d+ points?&quot;&quot;),REGEXEXTRACT(K7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2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5]);&quot;/grand-final/results/&quot;);LOWER([.B725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25,&quot;&quot;\d+ points?&quot;&quot;),REGEXEXTRACT(J7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5,&quot;&quot;\d+ points?&quot;&quot;),REGEXEXTRACT(K7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5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25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6]);&quot;/grand-final/results/&quot;);LOWER([.B726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26,&quot;&quot;\d+ points?&quot;&quot;),REGEXEXTRACT(J72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26,&quot;&quot;\d+ points?&quot;&quot;),REGEXEXTRACT(K7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26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7]);&quot;/grand-final/results/&quot;);LOWER([.B727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27,&quot;&quot;\d+ points?&quot;&quot;),REGEXEXTRACT(J7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7,&quot;&quot;\d+ points?&quot;&quot;),REGEXEXTRACT(K7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7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727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8]);&quot;/grand-final/results/&quot;);LOWER([.B728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728,&quot;&quot;\d+ points?&quot;&quot;),REGEXEXTRACT(J7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8,&quot;&quot;\d+ points?&quot;&quot;),REGEXEXTRACT(K7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8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728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9]);&quot;/grand-final/results/&quot;);LOWER([.B729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29,&quot;&quot;\d+ points?&quot;&quot;),REGEXEXTRACT(J72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29,&quot;&quot;\d+ points?&quot;&quot;),REGEXEXTRACT(K7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2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0]);&quot;/grand-final/results/&quot;);LOWER([.B730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730,&quot;&quot;\d+ points?&quot;&quot;),REGEXEXTRACT(J73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30,&quot;&quot;\d+ points?&quot;&quot;),REGEXEXTRACT(K7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0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3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1]);&quot;/grand-final/results/&quot;);LOWER([.B731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31,&quot;&quot;\d+ points?&quot;&quot;),REGEXEXTRACT(J73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31,&quot;&quot;\d+ points?&quot;&quot;),REGEXEXTRACT(K73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3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3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2]);&quot;/grand-final/results/&quot;);LOWER([.B732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32,&quot;&quot;\d+ points?&quot;&quot;),REGEXEXTRACT(J7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2,&quot;&quot;\d+ points?&quot;&quot;),REGEXEXTRACT(K73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32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3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3]);&quot;/grand-final/results/&quot;);LOWER([.B733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21st</text:p>
          </table:table-cell>
          <table:table-cell table:style-name="ce4" table:formula="of:=IFERROR(__xludf.dummyfunction(&quot;INT(IF(REGEXMATCH(J733,&quot;&quot;\d+ points?&quot;&quot;),REGEXEXTRACT(J7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3,&quot;&quot;\d+ points?&quot;&quot;),REGEXEXTRACT(K7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3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33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4]);&quot;/grand-final/results/&quot;);LOWER([.B734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34,&quot;&quot;\d+ points?&quot;&quot;),REGEXEXTRACT(J7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4,&quot;&quot;\d+ points?&quot;&quot;),REGEXEXTRACT(K73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3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3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5]);&quot;/grand-final/results/&quot;);LOWER([.B735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35,&quot;&quot;\d+ points?&quot;&quot;),REGEXEXTRACT(J7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5,&quot;&quot;\d+ points?&quot;&quot;),REGEXEXTRACT(K7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5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3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6]);&quot;/grand-final/results/&quot;);LOWER([.B736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736,&quot;&quot;\d+ points?&quot;&quot;),REGEXEXTRACT(J73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36,&quot;&quot;\d+ points?&quot;&quot;),REGEXEXTRACT(K73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3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3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7]);&quot;/grand-final/results/&quot;);LOWER([.B737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37,&quot;&quot;\d+ points?&quot;&quot;),REGEXEXTRACT(J7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7,&quot;&quot;\d+ points?&quot;&quot;),REGEXEXTRACT(K7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3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8]);&quot;/grand-final/results/&quot;);LOWER([.B738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38,&quot;&quot;\d+ points?&quot;&quot;),REGEXEXTRACT(J7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8,&quot;&quot;\d+ points?&quot;&quot;),REGEXEXTRACT(K7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73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9]);&quot;/grand-final/results/&quot;);LOWER([.B739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39,&quot;&quot;\d+ points?&quot;&quot;),REGEXEXTRACT(J7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9,&quot;&quot;\d+ points?&quot;&quot;),REGEXEXTRACT(K7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9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3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0]);&quot;/grand-final/results/&quot;);LOWER([.B740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40,&quot;&quot;\d+ points?&quot;&quot;),REGEXEXTRACT(J74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40,&quot;&quot;\d+ points?&quot;&quot;),REGEXEXTRACT(K74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40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74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1]);&quot;/grand-final/results/&quot;);LOWER([.B741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741,&quot;&quot;\d+ points?&quot;&quot;),REGEXEXTRACT(J7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1,&quot;&quot;\d+ points?&quot;&quot;),REGEXEXTRACT(K7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4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2]);&quot;/grand-final/results/&quot;);LOWER([.B742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42,&quot;&quot;\d+ points?&quot;&quot;),REGEXEXTRACT(J74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2,&quot;&quot;\d+ points?&quot;&quot;),REGEXEXTRACT(K7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4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3]);&quot;/grand-final/results/&quot;);LOWER([.B743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43,&quot;&quot;\d+ points?&quot;&quot;),REGEXEXTRACT(J74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43,&quot;&quot;\d+ points?&quot;&quot;),REGEXEXTRACT(K74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4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74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4]);&quot;/grand-final/results/&quot;);LOWER([.B744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44,&quot;&quot;\d+ points?&quot;&quot;),REGEXEXTRACT(J74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44,&quot;&quot;\d+ points?&quot;&quot;),REGEXEXTRACT(K744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4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44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5]);&quot;/grand-final/results/&quot;);LOWER([.B745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45,&quot;&quot;\d+ points?&quot;&quot;),REGEXEXTRACT(J7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5,&quot;&quot;\d+ points?&quot;&quot;),REGEXEXTRACT(K74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45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4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6]);&quot;/grand-final/results/&quot;);LOWER([.B746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46,&quot;&quot;\d+ points?&quot;&quot;),REGEXEXTRACT(J74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46,&quot;&quot;\d+ points?&quot;&quot;),REGEXEXTRACT(K74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4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4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7]);&quot;/grand-final/results/&quot;);LOWER([.B747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747,&quot;&quot;\d+ points?&quot;&quot;),REGEXEXTRACT(J7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7,&quot;&quot;\d+ points?&quot;&quot;),REGEXEXTRACT(K7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7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4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8]);&quot;/grand-final/results/&quot;);LOWER([.B748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48,&quot;&quot;\d+ points?&quot;&quot;),REGEXEXTRACT(J74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48,&quot;&quot;\d+ points?&quot;&quot;),REGEXEXTRACT(K7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48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9]);&quot;/grand-final/results/&quot;);LOWER([.B749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49,&quot;&quot;\d+ points?&quot;&quot;),REGEXEXTRACT(J7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9,&quot;&quot;\d+ points?&quot;&quot;),REGEXEXTRACT(K7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49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0]);&quot;/grand-final/results/&quot;);LOWER([.B750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50,&quot;&quot;\d+ points?&quot;&quot;),REGEXEXTRACT(J7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0,&quot;&quot;\d+ points?&quot;&quot;),REGEXEXTRACT(K7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0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750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1]);&quot;/grand-final/results/&quot;);LOWER([.B751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51,&quot;&quot;\d+ points?&quot;&quot;),REGEXEXTRACT(J7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1,&quot;&quot;\d+ points?&quot;&quot;),REGEXEXTRACT(K7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1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51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2]);&quot;/grand-final/results/&quot;);LOWER([.B752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52,&quot;&quot;\d+ points?&quot;&quot;),REGEXEXTRACT(J7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2,&quot;&quot;\d+ points?&quot;&quot;),REGEXEXTRACT(K752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5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52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3]);&quot;/grand-final/results/&quot;);LOWER([.B753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753,&quot;&quot;\d+ points?&quot;&quot;),REGEXEXTRACT(J7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3,&quot;&quot;\d+ points?&quot;&quot;),REGEXEXTRACT(K7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5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4]);&quot;/grand-final/results/&quot;);LOWER([.B754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54,&quot;&quot;\d+ points?&quot;&quot;),REGEXEXTRACT(J75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54,&quot;&quot;\d+ points?&quot;&quot;),REGEXEXTRACT(K754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5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54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5]);&quot;/grand-final/results/&quot;);LOWER([.B755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55,&quot;&quot;\d+ points?&quot;&quot;),REGEXEXTRACT(J75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55,&quot;&quot;\d+ points?&quot;&quot;),REGEXEXTRACT(K75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5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5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6]);&quot;/grand-final/results/&quot;);LOWER([.B756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56,&quot;&quot;\d+ points?&quot;&quot;),REGEXEXTRACT(J756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56,&quot;&quot;\d+ points?&quot;&quot;),REGEXEXTRACT(K7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6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56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7]);&quot;/grand-final/results/&quot;);LOWER([.B757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57,&quot;&quot;\d+ points?&quot;&quot;),REGEXEXTRACT(J757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57,&quot;&quot;\d+ points?&quot;&quot;),REGEXEXTRACT(K7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5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58]);&quot;/grand-final/results/&quot;);LOWER([.B758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758,&quot;&quot;\d+ points?&quot;&quot;),REGEXEXTRACT(J75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58,&quot;&quot;\d+ points?&quot;&quot;),REGEXEXTRACT(K7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5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59]);&quot;/grand-final/results/&quot;);LOWER([.B759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59,&quot;&quot;\d+ points?&quot;&quot;),REGEXEXTRACT(J7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9,&quot;&quot;\d+ points?&quot;&quot;),REGEXEXTRACT(K7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5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0]);&quot;/grand-final/results/&quot;);LOWER([.B760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60,&quot;&quot;\d+ points?&quot;&quot;),REGEXEXTRACT(J760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60,&quot;&quot;\d+ points?&quot;&quot;),REGEXEXTRACT(K760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6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60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1]);&quot;/grand-final/results/&quot;);LOWER([.B761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61,&quot;&quot;\d+ points?&quot;&quot;),REGEXEXTRACT(J7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1,&quot;&quot;\d+ points?&quot;&quot;),REGEXEXTRACT(K76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6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6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2]);&quot;/grand-final/results/&quot;);LOWER([.B762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62,&quot;&quot;\d+ points?&quot;&quot;),REGEXEXTRACT(J7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2,&quot;&quot;\d+ points?&quot;&quot;),REGEXEXTRACT(K7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2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62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3]);&quot;/grand-final/results/&quot;);LOWER([.B763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63,&quot;&quot;\d+ points?&quot;&quot;),REGEXEXTRACT(J7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3,&quot;&quot;\d+ points?&quot;&quot;),REGEXEXTRACT(K7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3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76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4]);&quot;/grand-final/results/&quot;);LOWER([.B764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64,&quot;&quot;\d+ points?&quot;&quot;),REGEXEXTRACT(J764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64,&quot;&quot;\d+ points?&quot;&quot;),REGEXEXTRACT(K764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64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64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5]);&quot;/grand-final/results/&quot;);LOWER([.B765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765,&quot;&quot;\d+ points?&quot;&quot;),REGEXEXTRACT(J7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5,&quot;&quot;\d+ points?&quot;&quot;),REGEXEXTRACT(K7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5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6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6]);&quot;/grand-final/results/&quot;);LOWER([.B766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66,&quot;&quot;\d+ points?&quot;&quot;),REGEXEXTRACT(J76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6,&quot;&quot;\d+ points?&quot;&quot;),REGEXEXTRACT(K7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6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66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7]);&quot;/grand-final/results/&quot;);LOWER([.B767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67,&quot;&quot;\d+ points?&quot;&quot;),REGEXEXTRACT(J76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67,&quot;&quot;\d+ points?&quot;&quot;),REGEXEXTRACT(K7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7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767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8]);&quot;/grand-final/results/&quot;);LOWER([.B768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68,&quot;&quot;\d+ points?&quot;&quot;),REGEXEXTRACT(J76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68,&quot;&quot;\d+ points?&quot;&quot;),REGEXEXTRACT(K76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68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6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9]);&quot;/grand-final/results/&quot;);LOWER([.B769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69,&quot;&quot;\d+ points?&quot;&quot;),REGEXEXTRACT(J7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9,&quot;&quot;\d+ points?&quot;&quot;),REGEXEXTRACT(K769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69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69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0]);&quot;/grand-final/results/&quot;);LOWER([.B770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3 points 8th</text:p>
          </table:table-cell>
          <table:table-cell table:style-name="ce4" table:formula="of:=IFERROR(__xludf.dummyfunction(&quot;INT(IF(REGEXMATCH(J770,&quot;&quot;\d+ points?&quot;&quot;),REGEXEXTRACT(J770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70,&quot;&quot;\d+ points?&quot;&quot;),REGEXEXTRACT(K77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70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7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1]);&quot;/grand-final/results/&quot;);LOWER([.B771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1" office:value-type="string" calcext:value-type="string">
            <text:p>21st</text:p>
          </table:table-cell>
          <table:table-cell table:style-name="ce4" table:formula="of:=IFERROR(__xludf.dummyfunction(&quot;INT(IF(REGEXMATCH(J771,&quot;&quot;\d+ points?&quot;&quot;),REGEXEXTRACT(J7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1,&quot;&quot;\d+ points?&quot;&quot;),REGEXEXTRACT(K7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7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2]);&quot;/grand-final/results/&quot;);LOWER([.B772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72,&quot;&quot;\d+ points?&quot;&quot;),REGEXEXTRACT(J7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2,&quot;&quot;\d+ points?&quot;&quot;),REGEXEXTRACT(K7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2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72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3]);&quot;/grand-final/results/&quot;);LOWER([.B773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73,&quot;&quot;\d+ points?&quot;&quot;),REGEXEXTRACT(J77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73,&quot;&quot;\d+ points?&quot;&quot;),REGEXEXTRACT(K7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73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4]);&quot;/grand-final/results/&quot;);LOWER([.B774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74,&quot;&quot;\d+ points?&quot;&quot;),REGEXEXTRACT(J7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4,&quot;&quot;\d+ points?&quot;&quot;),REGEXEXTRACT(K77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77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5]);&quot;/grand-final/results/&quot;);LOWER([.B775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75,&quot;&quot;\d+ points?&quot;&quot;),REGEXEXTRACT(J77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75,&quot;&quot;\d+ points?&quot;&quot;),REGEXEXTRACT(K7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77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6]);&quot;/grand-final/results/&quot;);LOWER([.B776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76,&quot;&quot;\d+ points?&quot;&quot;),REGEXEXTRACT(J77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76,&quot;&quot;\d+ points?&quot;&quot;),REGEXEXTRACT(K776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7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76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7]);&quot;/grand-final/results/&quot;);LOWER([.B777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77,&quot;&quot;\d+ points?&quot;&quot;),REGEXEXTRACT(J7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7,&quot;&quot;\d+ points?&quot;&quot;),REGEXEXTRACT(K7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7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7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8]);&quot;/grand-final/results/&quot;);LOWER([.B778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78,&quot;&quot;\d+ points?&quot;&quot;),REGEXEXTRACT(J7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8,&quot;&quot;\d+ points?&quot;&quot;),REGEXEXTRACT(K77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7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7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9]);&quot;/grand-final/results/&quot;);LOWER([.B779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79,&quot;&quot;\d+ points?&quot;&quot;),REGEXEXTRACT(J77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79,&quot;&quot;\d+ points?&quot;&quot;),REGEXEXTRACT(K77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7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7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80]);&quot;/grand-final/results/&quot;);LOWER([.B780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80,&quot;&quot;\d+ points?&quot;&quot;),REGEXEXTRACT(J7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0,&quot;&quot;\d+ points?&quot;&quot;),REGEXEXTRACT(K780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8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80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81]);&quot;/grand-final/results/&quot;);LOWER([.B781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81,&quot;&quot;\d+ points?&quot;&quot;),REGEXEXTRACT(J7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1,&quot;&quot;\d+ points?&quot;&quot;),REGEXEXTRACT(K7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8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2]);&quot;/grand-final/results/&quot;);LOWER([.B782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82,&quot;&quot;\d+ points?&quot;&quot;),REGEXEXTRACT(J7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2,&quot;&quot;\d+ points?&quot;&quot;),REGEXEXTRACT(K78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8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8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3]);&quot;/grand-final/results/&quot;);LOWER([.B783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83,&quot;&quot;\d+ points?&quot;&quot;),REGEXEXTRACT(J783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83,&quot;&quot;\d+ points?&quot;&quot;),REGEXEXTRACT(K7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8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4]);&quot;/grand-final/results/&quot;);LOWER([.B784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84,&quot;&quot;\d+ points?&quot;&quot;),REGEXEXTRACT(J7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4,&quot;&quot;\d+ points?&quot;&quot;),REGEXEXTRACT(K78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8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8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5]);&quot;/grand-final/results/&quot;);LOWER([.B785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85,&quot;&quot;\d+ points?&quot;&quot;),REGEXEXTRACT(J7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5,&quot;&quot;\d+ points?&quot;&quot;),REGEXEXTRACT(K7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5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8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6]);&quot;/grand-final/results/&quot;);LOWER([.B786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786,&quot;&quot;\d+ points?&quot;&quot;),REGEXEXTRACT(J7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6,&quot;&quot;\d+ points?&quot;&quot;),REGEXEXTRACT(K7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8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7]);&quot;/grand-final/results/&quot;);LOWER([.B787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87,&quot;&quot;\d+ points?&quot;&quot;),REGEXEXTRACT(J7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7,&quot;&quot;\d+ points?&quot;&quot;),REGEXEXTRACT(K7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8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8]);&quot;/grand-final/results/&quot;);LOWER([.B788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88,&quot;&quot;\d+ points?&quot;&quot;),REGEXEXTRACT(J78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88,&quot;&quot;\d+ points?&quot;&quot;),REGEXEXTRACT(K78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8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8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9]);&quot;/grand-final/results/&quot;);LOWER([.B789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7th</text:p>
          </table:table-cell>
          <table:table-cell table:style-name="ce4" table:formula="of:=IFERROR(__xludf.dummyfunction(&quot;INT(IF(REGEXMATCH(J789,&quot;&quot;\d+ points?&quot;&quot;),REGEXEXTRACT(J7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9,&quot;&quot;\d+ points?&quot;&quot;),REGEXEXTRACT(K7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8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0]);&quot;/grand-final/results/&quot;);LOWER([.B790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90,&quot;&quot;\d+ points?&quot;&quot;),REGEXEXTRACT(J790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90,&quot;&quot;\d+ points?&quot;&quot;),REGEXEXTRACT(K7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0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9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1]);&quot;/grand-final/results/&quot;);LOWER([.B791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91,&quot;&quot;\d+ points?&quot;&quot;),REGEXEXTRACT(J7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1,&quot;&quot;\d+ points?&quot;&quot;),REGEXEXTRACT(K791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9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91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2]);&quot;/grand-final/results/&quot;);LOWER([.B792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92,&quot;&quot;\d+ points?&quot;&quot;),REGEXEXTRACT(J792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92,&quot;&quot;\d+ points?&quot;&quot;),REGEXEXTRACT(K792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92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92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3]);&quot;/grand-final/results/&quot;);LOWER([.B793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93,&quot;&quot;\d+ points?&quot;&quot;),REGEXEXTRACT(J7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3,&quot;&quot;\d+ points?&quot;&quot;),REGEXEXTRACT(K793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93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93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4]);&quot;/grand-final/results/&quot;);LOWER([.B794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94,&quot;&quot;\d+ points?&quot;&quot;),REGEXEXTRACT(J79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94,&quot;&quot;\d+ points?&quot;&quot;),REGEXEXTRACT(K79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9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9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5]);&quot;/grand-final/results/&quot;);LOWER([.B795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95,&quot;&quot;\d+ points?&quot;&quot;),REGEXEXTRACT(J79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95,&quot;&quot;\d+ points?&quot;&quot;),REGEXEXTRACT(K7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9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6]);&quot;/grand-final/results/&quot;);LOWER([.B796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96,&quot;&quot;\d+ points?&quot;&quot;),REGEXEXTRACT(J7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6,&quot;&quot;\d+ points?&quot;&quot;),REGEXEXTRACT(K796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96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96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7]);&quot;/grand-final/results/&quot;);LOWER([.B797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4th</text:p>
          </table:table-cell>
          <table:table-cell table:style-name="ce4" table:formula="of:=IFERROR(__xludf.dummyfunction(&quot;INT(IF(REGEXMATCH(J797,&quot;&quot;\d+ points?&quot;&quot;),REGEXEXTRACT(J7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7,&quot;&quot;\d+ points?&quot;&quot;),REGEXEXTRACT(K7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9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8]);&quot;/grand-final/results/&quot;);LOWER([.B798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98,&quot;&quot;\d+ points?&quot;&quot;),REGEXEXTRACT(J7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8,&quot;&quot;\d+ points?&quot;&quot;),REGEXEXTRACT(K7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8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98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9]);&quot;/grand-final/results/&quot;);LOWER([.B799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99,&quot;&quot;\d+ points?&quot;&quot;),REGEXEXTRACT(J79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99,&quot;&quot;\d+ points?&quot;&quot;),REGEXEXTRACT(K7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9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0]);&quot;/grand-final/results/&quot;);LOWER([.B800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00,&quot;&quot;\d+ points?&quot;&quot;),REGEXEXTRACT(J8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0,&quot;&quot;\d+ points?&quot;&quot;),REGEXEXTRACT(K8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0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0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1]);&quot;/grand-final/results/&quot;);LOWER([.B801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01,&quot;&quot;\d+ points?&quot;&quot;),REGEXEXTRACT(J8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1,&quot;&quot;\d+ points?&quot;&quot;),REGEXEXTRACT(K8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1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01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2]);&quot;/grand-final/results/&quot;);LOWER([.B802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02,&quot;&quot;\d+ points?&quot;&quot;),REGEXEXTRACT(J80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02,&quot;&quot;\d+ points?&quot;&quot;),REGEXEXTRACT(K8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02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3]);&quot;/grand-final/results/&quot;);LOWER([.B803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03,&quot;&quot;\d+ points?&quot;&quot;),REGEXEXTRACT(J80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03,&quot;&quot;\d+ points?&quot;&quot;),REGEXEXTRACT(K80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0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0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4]);&quot;/grand-final/results/&quot;);LOWER([.B804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04,&quot;&quot;\d+ points?&quot;&quot;),REGEXEXTRACT(J8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4,&quot;&quot;\d+ points?&quot;&quot;),REGEXEXTRACT(K80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0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0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5]);&quot;/grand-final/results/&quot;);LOWER([.B805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05,&quot;&quot;\d+ points?&quot;&quot;),REGEXEXTRACT(J80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05,&quot;&quot;\d+ points?&quot;&quot;),REGEXEXTRACT(K8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0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6]);&quot;/grand-final/results/&quot;);LOWER([.B806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06,&quot;&quot;\d+ points?&quot;&quot;),REGEXEXTRACT(J8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6,&quot;&quot;\d+ points?&quot;&quot;),REGEXEXTRACT(K80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0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0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7]);&quot;/grand-final/results/&quot;);LOWER([.B807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07,&quot;&quot;\d+ points?&quot;&quot;),REGEXEXTRACT(J80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07,&quot;&quot;\d+ points?&quot;&quot;),REGEXEXTRACT(K80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07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8]);&quot;/grand-final/results/&quot;);LOWER([.B808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808,&quot;&quot;\d+ points?&quot;&quot;),REGEXEXTRACT(J80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08,&quot;&quot;\d+ points?&quot;&quot;),REGEXEXTRACT(K80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0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0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9]);&quot;/grand-final/results/&quot;);LOWER([.B809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09,&quot;&quot;\d+ points?&quot;&quot;),REGEXEXTRACT(J80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09,&quot;&quot;\d+ points?&quot;&quot;),REGEXEXTRACT(K8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9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0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0]);&quot;/grand-final/results/&quot;);LOWER([.B810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10,&quot;&quot;\d+ points?&quot;&quot;),REGEXEXTRACT(J8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0,&quot;&quot;\d+ points?&quot;&quot;),REGEXEXTRACT(K8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0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1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1]);&quot;/grand-final/results/&quot;);LOWER([.B811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11,&quot;&quot;\d+ points?&quot;&quot;),REGEXEXTRACT(J8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1,&quot;&quot;\d+ points?&quot;&quot;),REGEXEXTRACT(K81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1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1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2]);&quot;/grand-final/results/&quot;);LOWER([.B812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12,&quot;&quot;\d+ points?&quot;&quot;),REGEXEXTRACT(J81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12,&quot;&quot;\d+ points?&quot;&quot;),REGEXEXTRACT(K81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1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1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3]);&quot;/grand-final/results/&quot;);LOWER([.B813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13,&quot;&quot;\d+ points?&quot;&quot;),REGEXEXTRACT(J8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3,&quot;&quot;\d+ points?&quot;&quot;),REGEXEXTRACT(K8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3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1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4]);&quot;/grand-final/results/&quot;);LOWER([.B814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14,&quot;&quot;\d+ points?&quot;&quot;),REGEXEXTRACT(J8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4,&quot;&quot;\d+ points?&quot;&quot;),REGEXEXTRACT(K8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1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5]);&quot;/grand-final/results/&quot;);LOWER([.B815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15,&quot;&quot;\d+ points?&quot;&quot;),REGEXEXTRACT(J8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5,&quot;&quot;\d+ points?&quot;&quot;),REGEXEXTRACT(K8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5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1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6]);&quot;/grand-final/results/&quot;);LOWER([.B816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16,&quot;&quot;\d+ points?&quot;&quot;),REGEXEXTRACT(J8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6,&quot;&quot;\d+ points?&quot;&quot;),REGEXEXTRACT(K81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16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81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7]);&quot;/grand-final/results/&quot;);LOWER([.B817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817,&quot;&quot;\d+ points?&quot;&quot;),REGEXEXTRACT(J8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7,&quot;&quot;\d+ points?&quot;&quot;),REGEXEXTRACT(K81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1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1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8]);&quot;/grand-final/results/&quot;);LOWER([.B818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18,&quot;&quot;\d+ points?&quot;&quot;),REGEXEXTRACT(J81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18,&quot;&quot;\d+ points?&quot;&quot;),REGEXEXTRACT(K81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1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1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9]);&quot;/grand-final/results/&quot;);LOWER([.B819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19,&quot;&quot;\d+ points?&quot;&quot;),REGEXEXTRACT(J81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9,&quot;&quot;\d+ points?&quot;&quot;),REGEXEXTRACT(K8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1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0]);&quot;/grand-final/results/&quot;);LOWER([.B820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20,&quot;&quot;\d+ points?&quot;&quot;),REGEXEXTRACT(J8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0,&quot;&quot;\d+ points?&quot;&quot;),REGEXEXTRACT(K82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2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2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1]);&quot;/grand-final/results/&quot;);LOWER([.B821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21,&quot;&quot;\d+ points?&quot;&quot;),REGEXEXTRACT(J82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21,&quot;&quot;\d+ points?&quot;&quot;),REGEXEXTRACT(K8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2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2]);&quot;/grand-final/results/&quot;);LOWER([.B822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22,&quot;&quot;\d+ points?&quot;&quot;),REGEXEXTRACT(J8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2,&quot;&quot;\d+ points?&quot;&quot;),REGEXEXTRACT(K8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2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3]);&quot;/grand-final/results/&quot;);LOWER([.B823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23,&quot;&quot;\d+ points?&quot;&quot;),REGEXEXTRACT(J82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23,&quot;&quot;\d+ points?&quot;&quot;),REGEXEXTRACT(K82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23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4]);&quot;/grand-final/results/&quot;);LOWER([.B824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24,&quot;&quot;\d+ points?&quot;&quot;),REGEXEXTRACT(J8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4,&quot;&quot;\d+ points?&quot;&quot;),REGEXEXTRACT(K8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4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82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5]);&quot;/grand-final/results/&quot;);LOWER([.B825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25,&quot;&quot;\d+ points?&quot;&quot;),REGEXEXTRACT(J8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5,&quot;&quot;\d+ points?&quot;&quot;),REGEXEXTRACT(K8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2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6]);&quot;/grand-final/results/&quot;);LOWER([.B826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26,&quot;&quot;\d+ points?&quot;&quot;),REGEXEXTRACT(J8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6,&quot;&quot;\d+ points?&quot;&quot;),REGEXEXTRACT(K8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6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2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7]);&quot;/grand-final/results/&quot;);LOWER([.B827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27,&quot;&quot;\d+ points?&quot;&quot;),REGEXEXTRACT(J82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27,&quot;&quot;\d+ points?&quot;&quot;),REGEXEXTRACT(K827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2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27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8]);&quot;/grand-final/results/&quot;);LOWER([.B828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28,&quot;&quot;\d+ points?&quot;&quot;),REGEXEXTRACT(J82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28,&quot;&quot;\d+ points?&quot;&quot;),REGEXEXTRACT(K82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2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2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9]);&quot;/grand-final/results/&quot;);LOWER([.B829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29,&quot;&quot;\d+ points?&quot;&quot;),REGEXEXTRACT(J82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29,&quot;&quot;\d+ points?&quot;&quot;),REGEXEXTRACT(K8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29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0]);&quot;/grand-final/results/&quot;);LOWER([.B830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30,&quot;&quot;\d+ points?&quot;&quot;),REGEXEXTRACT(J830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30,&quot;&quot;\d+ points?&quot;&quot;),REGEXEXTRACT(K830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30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30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1]);&quot;/grand-final/results/&quot;);LOWER([.B831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31,&quot;&quot;\d+ points?&quot;&quot;),REGEXEXTRACT(J8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1,&quot;&quot;\d+ points?&quot;&quot;),REGEXEXTRACT(K8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831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2]);&quot;/grand-final/results/&quot;);LOWER([.B832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32,&quot;&quot;\d+ points?&quot;&quot;),REGEXEXTRACT(J83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32,&quot;&quot;\d+ points?&quot;&quot;),REGEXEXTRACT(K83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3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3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3]);&quot;/grand-final/results/&quot;);LOWER([.B833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33,&quot;&quot;\d+ points?&quot;&quot;),REGEXEXTRACT(J8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3,&quot;&quot;\d+ points?&quot;&quot;),REGEXEXTRACT(K8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83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4]);&quot;/grand-final/results/&quot;);LOWER([.B834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34,&quot;&quot;\d+ points?&quot;&quot;),REGEXEXTRACT(J8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4,&quot;&quot;\d+ points?&quot;&quot;),REGEXEXTRACT(K8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3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5]);&quot;/grand-final/results/&quot;);LOWER([.B835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35,&quot;&quot;\d+ points?&quot;&quot;),REGEXEXTRACT(J8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5,&quot;&quot;\d+ points?&quot;&quot;),REGEXEXTRACT(K8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3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6]);&quot;/grand-final/results/&quot;);LOWER([.B836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36,&quot;&quot;\d+ points?&quot;&quot;),REGEXEXTRACT(J83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36,&quot;&quot;\d+ points?&quot;&quot;),REGEXEXTRACT(K83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3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3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7]);&quot;/grand-final/results/&quot;);LOWER([.B837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37,&quot;&quot;\d+ points?&quot;&quot;),REGEXEXTRACT(J8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7,&quot;&quot;\d+ points?&quot;&quot;),REGEXEXTRACT(K8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3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8]);&quot;/grand-final/results/&quot;);LOWER([.B838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38,&quot;&quot;\d+ points?&quot;&quot;),REGEXEXTRACT(J8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8,&quot;&quot;\d+ points?&quot;&quot;),REGEXEXTRACT(K838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38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38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9]);&quot;/grand-final/results/&quot;);LOWER([.B839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39,&quot;&quot;\d+ points?&quot;&quot;),REGEXEXTRACT(J83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39,&quot;&quot;\d+ points?&quot;&quot;),REGEXEXTRACT(K83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3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3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0]);&quot;/grand-final/results/&quot;);LOWER([.B840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40,&quot;&quot;\d+ points?&quot;&quot;),REGEXEXTRACT(J84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40,&quot;&quot;\d+ points?&quot;&quot;),REGEXEXTRACT(K8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4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1]);&quot;/grand-final/results/&quot;);LOWER([.B841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841,&quot;&quot;\d+ points?&quot;&quot;),REGEXEXTRACT(J8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1,&quot;&quot;\d+ points?&quot;&quot;),REGEXEXTRACT(K841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4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41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2]);&quot;/grand-final/results/&quot;);LOWER([.B842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42,&quot;&quot;\d+ points?&quot;&quot;),REGEXEXTRACT(J84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42,&quot;&quot;\d+ points?&quot;&quot;),REGEXEXTRACT(K84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4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4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3]);&quot;/grand-final/results/&quot;);LOWER([.B843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43,&quot;&quot;\d+ points?&quot;&quot;),REGEXEXTRACT(J8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3,&quot;&quot;\d+ points?&quot;&quot;),REGEXEXTRACT(K8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4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4]);&quot;/grand-final/results/&quot;);LOWER([.B844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44,&quot;&quot;\d+ points?&quot;&quot;),REGEXEXTRACT(J8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4,&quot;&quot;\d+ points?&quot;&quot;),REGEXEXTRACT(K8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4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44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5]);&quot;/grand-final/results/&quot;);LOWER([.B845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45,&quot;&quot;\d+ points?&quot;&quot;),REGEXEXTRACT(J8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5,&quot;&quot;\d+ points?&quot;&quot;),REGEXEXTRACT(K8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4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6]);&quot;/grand-final/results/&quot;);LOWER([.B846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46,&quot;&quot;\d+ points?&quot;&quot;),REGEXEXTRACT(J8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6,&quot;&quot;\d+ points?&quot;&quot;),REGEXEXTRACT(K8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4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7]);&quot;/grand-final/results/&quot;);LOWER([.B847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47,&quot;&quot;\d+ points?&quot;&quot;),REGEXEXTRACT(J847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47,&quot;&quot;\d+ points?&quot;&quot;),REGEXEXTRACT(K84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4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4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8]);&quot;/grand-final/results/&quot;);LOWER([.B848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number-columns-repeated="3"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48,&quot;&quot;\d+ points?&quot;&quot;),REGEXEXTRACT(J8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8,&quot;&quot;\d+ points?&quot;&quot;),REGEXEXTRACT(K84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4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84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9]);&quot;/grand-final/results/&quot;);LOWER([.B849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49,&quot;&quot;\d+ points?&quot;&quot;),REGEXEXTRACT(J8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9,&quot;&quot;\d+ points?&quot;&quot;),REGEXEXTRACT(K8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4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0]);&quot;/grand-final/results/&quot;);LOWER([.B850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50,&quot;&quot;\d+ points?&quot;&quot;),REGEXEXTRACT(J850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50,&quot;&quot;\d+ points?&quot;&quot;),REGEXEXTRACT(K8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50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1]);&quot;/grand-final/results/&quot;);LOWER([.B851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9th</text:p>
          </table:table-cell>
          <table:table-cell table:style-name="ce4" table:formula="of:=IFERROR(__xludf.dummyfunction(&quot;INT(IF(REGEXMATCH(J851,&quot;&quot;\d+ points?&quot;&quot;),REGEXEXTRACT(J8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1,&quot;&quot;\d+ points?&quot;&quot;),REGEXEXTRACT(K8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5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2]);&quot;/grand-final/results/&quot;);LOWER([.B852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52,&quot;&quot;\d+ points?&quot;&quot;),REGEXEXTRACT(J852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52,&quot;&quot;\d+ points?&quot;&quot;),REGEXEXTRACT(K85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5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5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3]);&quot;/grand-final/results/&quot;);LOWER([.B853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53,&quot;&quot;\d+ points?&quot;&quot;),REGEXEXTRACT(J85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53,&quot;&quot;\d+ points?&quot;&quot;),REGEXEXTRACT(K8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5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4]);&quot;/grand-final/results/&quot;);LOWER([.B854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54,&quot;&quot;\d+ points?&quot;&quot;),REGEXEXTRACT(J8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4,&quot;&quot;\d+ points?&quot;&quot;),REGEXEXTRACT(K85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5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5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5]);&quot;/grand-final/results/&quot;);LOWER([.B855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55,&quot;&quot;\d+ points?&quot;&quot;),REGEXEXTRACT(J8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5,&quot;&quot;\d+ points?&quot;&quot;),REGEXEXTRACT(K8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5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5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6]);&quot;/grand-final/results/&quot;);LOWER([.B856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56,&quot;&quot;\d+ points?&quot;&quot;),REGEXEXTRACT(J85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56,&quot;&quot;\d+ points?&quot;&quot;),REGEXEXTRACT(K85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5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5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7]);&quot;/grand-final/results/&quot;);LOWER([.B857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57,&quot;&quot;\d+ points?&quot;&quot;),REGEXEXTRACT(J8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7,&quot;&quot;\d+ points?&quot;&quot;),REGEXEXTRACT(K8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5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8]);&quot;/grand-final/results/&quot;);LOWER([.B858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58,&quot;&quot;\d+ points?&quot;&quot;),REGEXEXTRACT(J8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8,&quot;&quot;\d+ points?&quot;&quot;),REGEXEXTRACT(K858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58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58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9]);&quot;/grand-final/results/&quot;);LOWER([.B859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59,&quot;&quot;\d+ points?&quot;&quot;),REGEXEXTRACT(J8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9,&quot;&quot;\d+ points?&quot;&quot;),REGEXEXTRACT(K85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59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85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0]);&quot;/grand-final/results/&quot;);LOWER([.B860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860,&quot;&quot;\d+ points?&quot;&quot;),REGEXEXTRACT(J860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60,&quot;&quot;\d+ points?&quot;&quot;),REGEXEXTRACT(K86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6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6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1]);&quot;/grand-final/results/&quot;);LOWER([.B861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61,&quot;&quot;\d+ points?&quot;&quot;),REGEXEXTRACT(J8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1,&quot;&quot;\d+ points?&quot;&quot;),REGEXEXTRACT(K8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1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6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2]);&quot;/grand-final/results/&quot;);LOWER([.B862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62,&quot;&quot;\d+ points?&quot;&quot;),REGEXEXTRACT(J86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62,&quot;&quot;\d+ points?&quot;&quot;),REGEXEXTRACT(K8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6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3]);&quot;/grand-final/results/&quot;);LOWER([.B863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63,&quot;&quot;\d+ points?&quot;&quot;),REGEXEXTRACT(J8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3,&quot;&quot;\d+ points?&quot;&quot;),REGEXEXTRACT(K8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3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63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4]);&quot;/grand-final/results/&quot;);LOWER([.B864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64,&quot;&quot;\d+ points?&quot;&quot;),REGEXEXTRACT(J864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64,&quot;&quot;\d+ points?&quot;&quot;),REGEXEXTRACT(K86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64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6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5]);&quot;/grand-final/results/&quot;);LOWER([.B865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65,&quot;&quot;\d+ points?&quot;&quot;),REGEXEXTRACT(J8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5,&quot;&quot;\d+ points?&quot;&quot;),REGEXEXTRACT(K8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6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6]);&quot;/grand-final/results/&quot;);LOWER([.B866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66,&quot;&quot;\d+ points?&quot;&quot;),REGEXEXTRACT(J866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66,&quot;&quot;\d+ points?&quot;&quot;),REGEXEXTRACT(K8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6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6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7]);&quot;/grand-final/results/&quot;);LOWER([.B867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67,&quot;&quot;\d+ points?&quot;&quot;),REGEXEXTRACT(J8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7,&quot;&quot;\d+ points?&quot;&quot;),REGEXEXTRACT(K86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6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6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8]);&quot;/grand-final/results/&quot;);LOWER([.B868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68,&quot;&quot;\d+ points?&quot;&quot;),REGEXEXTRACT(J868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68,&quot;&quot;\d+ points?&quot;&quot;),REGEXEXTRACT(K86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6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6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9]);&quot;/grand-final/results/&quot;);LOWER([.B869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69,&quot;&quot;\d+ points?&quot;&quot;),REGEXEXTRACT(J869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69,&quot;&quot;\d+ points?&quot;&quot;),REGEXEXTRACT(K8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6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0]);&quot;/grand-final/results/&quot;);LOWER([.B870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70,&quot;&quot;\d+ points?&quot;&quot;),REGEXEXTRACT(J8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0,&quot;&quot;\d+ points?&quot;&quot;),REGEXEXTRACT(K87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7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7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1]);&quot;/grand-final/results/&quot;);LOWER([.B871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71,&quot;&quot;\d+ points?&quot;&quot;),REGEXEXTRACT(J871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71,&quot;&quot;\d+ points?&quot;&quot;),REGEXEXTRACT(K8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1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7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2]);&quot;/grand-final/results/&quot;);LOWER([.B872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72,&quot;&quot;\d+ points?&quot;&quot;),REGEXEXTRACT(J8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2,&quot;&quot;\d+ points?&quot;&quot;),REGEXEXTRACT(K8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87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3]);&quot;/grand-final/results/&quot;);LOWER([.B873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73,&quot;&quot;\d+ points?&quot;&quot;),REGEXEXTRACT(J8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3,&quot;&quot;\d+ points?&quot;&quot;),REGEXEXTRACT(K8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3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73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4]);&quot;/grand-final/results/&quot;);LOWER([.B874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74,&quot;&quot;\d+ points?&quot;&quot;),REGEXEXTRACT(J8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4,&quot;&quot;\d+ points?&quot;&quot;),REGEXEXTRACT(K87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7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5]);&quot;/grand-final/results/&quot;);LOWER([.B875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75,&quot;&quot;\d+ points?&quot;&quot;),REGEXEXTRACT(J87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75,&quot;&quot;\d+ points?&quot;&quot;),REGEXEXTRACT(K8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7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6]);&quot;/grand-final/results/&quot;);LOWER([.B876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876,&quot;&quot;\d+ points?&quot;&quot;),REGEXEXTRACT(J87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76,&quot;&quot;\d+ points?&quot;&quot;),REGEXEXTRACT(K87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7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7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7]);&quot;/grand-final/results/&quot;);LOWER([.B877]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77,&quot;&quot;\d+ points?&quot;&quot;),REGEXEXTRACT(J8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7,&quot;&quot;\d+ points?&quot;&quot;),REGEXEXTRACT(K8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7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78]);&quot;/grand-final/results/&quot;);LOWER([.B878]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78,&quot;&quot;\d+ points?&quot;&quot;),REGEXEXTRACT(J8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8,&quot;&quot;\d+ points?&quot;&quot;),REGEXEXTRACT(K8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87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79]);&quot;/grand-final/results/&quot;);LOWER([.B879]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79,&quot;&quot;\d+ points?&quot;&quot;),REGEXEXTRACT(J8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9,&quot;&quot;\d+ points?&quot;&quot;),REGEXEXTRACT(K8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9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79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0]);&quot;/grand-final/results/&quot;);LOWER([.B880]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80,&quot;&quot;\d+ points?&quot;&quot;),REGEXEXTRACT(J88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80,&quot;&quot;\d+ points?&quot;&quot;),REGEXEXTRACT(K88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80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8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1]);&quot;/grand-final/results/&quot;);LOWER([.B881]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81,&quot;&quot;\d+ points?&quot;&quot;),REGEXEXTRACT(J88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81,&quot;&quot;\d+ points?&quot;&quot;),REGEXEXTRACT(K8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8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2]);&quot;/grand-final/results/&quot;);LOWER([.B882]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82,&quot;&quot;\d+ points?&quot;&quot;),REGEXEXTRACT(J8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2,&quot;&quot;\d+ points?&quot;&quot;),REGEXEXTRACT(K8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2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82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3]);&quot;/grand-final/results/&quot;);LOWER([.B883]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83,&quot;&quot;\d+ points?&quot;&quot;),REGEXEXTRACT(J8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3,&quot;&quot;\d+ points?&quot;&quot;),REGEXEXTRACT(K883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83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83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4]);&quot;/grand-final/results/&quot;);LOWER([.B884]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84,&quot;&quot;\d+ points?&quot;&quot;),REGEXEXTRACT(J8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4,&quot;&quot;\d+ points?&quot;&quot;),REGEXEXTRACT(K884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8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84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5]);&quot;/grand-final/results/&quot;);LOWER([.B885]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85,&quot;&quot;\d+ points?&quot;&quot;),REGEXEXTRACT(J8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5,&quot;&quot;\d+ points?&quot;&quot;),REGEXEXTRACT(K8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85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6]);&quot;/grand-final/results/&quot;);LOWER([.B886]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86,&quot;&quot;\d+ points?&quot;&quot;),REGEXEXTRACT(J886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86,&quot;&quot;\d+ points?&quot;&quot;),REGEXEXTRACT(K8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6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8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7]);&quot;/grand-final/results/&quot;);LOWER([.B887]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87,&quot;&quot;\d+ points?&quot;&quot;),REGEXEXTRACT(J8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7,&quot;&quot;\d+ points?&quot;&quot;),REGEXEXTRACT(K88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87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8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8]);&quot;/grand-final/results/&quot;);LOWER([.B888]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88,&quot;&quot;\d+ points?&quot;&quot;),REGEXEXTRACT(J88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88,&quot;&quot;\d+ points?&quot;&quot;),REGEXEXTRACT(K88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8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8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9]);&quot;/grand-final/results/&quot;);LOWER([.B889]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889,&quot;&quot;\d+ points?&quot;&quot;),REGEXEXTRACT(J8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9,&quot;&quot;\d+ points?&quot;&quot;),REGEXEXTRACT(K889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89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89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0]);&quot;/grand-final/results/&quot;);LOWER([.B890]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90,&quot;&quot;\d+ points?&quot;&quot;),REGEXEXTRACT(J890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90,&quot;&quot;\d+ points?&quot;&quot;),REGEXEXTRACT(K8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0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90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1]);&quot;/grand-final/results/&quot;);LOWER([.B891]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91,&quot;&quot;\d+ points?&quot;&quot;),REGEXEXTRACT(J891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91,&quot;&quot;\d+ points?&quot;&quot;),REGEXEXTRACT(K89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91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9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2]);&quot;/grand-final/results/&quot;);LOWER([.B892]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92,&quot;&quot;\d+ points?&quot;&quot;),REGEXEXTRACT(J8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2,&quot;&quot;\d+ points?&quot;&quot;),REGEXEXTRACT(K89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92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9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3]);&quot;/grand-final/results/&quot;);LOWER([.B893]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93,&quot;&quot;\d+ points?&quot;&quot;),REGEXEXTRACT(J89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93,&quot;&quot;\d+ points?&quot;&quot;),REGEXEXTRACT(K8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9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4]);&quot;/grand-final/results/&quot;);LOWER([.B894]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94,&quot;&quot;\d+ points?&quot;&quot;),REGEXEXTRACT(J8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4,&quot;&quot;\d+ points?&quot;&quot;),REGEXEXTRACT(K8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9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5]);&quot;/grand-final/results/&quot;);LOWER([.B895]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95,&quot;&quot;\d+ points?&quot;&quot;),REGEXEXTRACT(J895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95,&quot;&quot;\d+ points?&quot;&quot;),REGEXEXTRACT(K8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5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9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6]);&quot;/grand-final/results/&quot;);LOWER([.B896]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96,&quot;&quot;\d+ points?&quot;&quot;),REGEXEXTRACT(J8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6,&quot;&quot;\d+ points?&quot;&quot;),REGEXEXTRACT(K8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9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7]);&quot;/grand-final/results/&quot;);LOWER([.B897]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97,&quot;&quot;\d+ points?&quot;&quot;),REGEXEXTRACT(J8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7,&quot;&quot;\d+ points?&quot;&quot;),REGEXEXTRACT(K8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9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8]);&quot;/grand-final/results/&quot;);LOWER([.B898]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98,&quot;&quot;\d+ points?&quot;&quot;),REGEXEXTRACT(J8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8,&quot;&quot;\d+ points?&quot;&quot;),REGEXEXTRACT(K8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8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89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9]);&quot;/grand-final/results/&quot;);LOWER([.B899]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99,&quot;&quot;\d+ points?&quot;&quot;),REGEXEXTRACT(J89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99,&quot;&quot;\d+ points?&quot;&quot;),REGEXEXTRACT(K8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9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9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900]);&quot;/grand-final/results/&quot;);LOWER([.B900]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900,&quot;&quot;\d+ points?&quot;&quot;),REGEXEXTRACT(J90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900,&quot;&quot;\d+ points?&quot;&quot;),REGEXEXTRACT(K900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90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900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901]);&quot;/grand-final/results/&quot;);LOWER([.B901]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901,&quot;&quot;\d+ points?&quot;&quot;),REGEXEXTRACT(J9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01,&quot;&quot;\d+ points?&quot;&quot;),REGEXEXTRACT(K90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90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90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 table:number-rows-repeated="63">
          <table:table-cell table:number-columns-repeated="4"/>
          <table:table-cell table:style-name="ce3" table:number-columns-repeated="5"/>
          <table:table-cell table:number-columns-repeated="2"/>
          <table:table-cell table:style-name="ce3" table:number-columns-repeated="4"/>
          <table:table-cell table:number-columns-repeated="1009"/>
        </table:table-row>
        <table:table-row table:style-name="ro2" table:number-rows-repeated="10476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Detailed Points'.$A$1" table:cell-range-address="$'Detailed Points'.$A$1:.$AE$901"/>
        </table:named-expressions>
        <calcext:conditional-formats>
          <calcext:conditional-format calcext:target-range-address="'Detailed Points'.L2:'Detailed Points'.M901">
            <calcext:color-scale>
              <calcext:color-scale-entry calcext:value="=0" calcext:type="formula" calcext:color="#e67c73"/>
              <calcext:color-scale-entry calcext:value="=1" calcext:type="formula" calcext:color="#fff2cc"/>
              <calcext:color-scale-entry calcext:value="=12" calcext:type="formula" calcext:color="#57bb8a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Detailed Points'.A1:'Detailed Points'.AE9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tailed_20_Points" style:display-name="PageStyle_Detailed Poi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515" meta:object-count="0"/>
    <meta:generator>LibreOfficeDev/6.0.5.2$Linux_X86_64 LibreOffice_project/</meta:generator>
  </office:meta>
</office:document-meta>
</file>